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1" office:value-type="string" calcext:value-type="string">
            <text:p>tot:</text:p>
          </table:table-cell>
          <table:table-cell table:style-name="ce4"/>
          <table:table-cell table:style-name="ce7"/>
          <table:table-cell table:style-name="ce10"/>
          <table:table-cell table:style-name="ce13" office:value-type="string" calcext:value-type="string">
            <text:p>Max:</text:p>
          </table:table-cell>
          <table:table-cell table:style-name="ce7" office:value-type="float" office:value="64" calcext:value-type="float">
            <text:p>64</text:p>
          </table:table-cell>
          <table:table-cell table:style-name="ce10"/>
          <table:table-cell table:style-name="ce4"/>
          <table:table-cell table:style-name="ce7"/>
          <table:table-cell table:style-name="ce10"/>
        </table:table-row>
        <table:table-row table:style-name="ro1">
          <table:table-cell table:style-name="ce2"/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 table:number-columns-spanned="3" table:number-rows-spanned="1">
            <text:p>Phase offset</text:p>
          </table:table-cell>
          <table:covered-table-cell table:style-name="ce8"/>
          <table:covered-table-cell table:style-name="ce11"/>
          <table:table-cell table:style-name="ce5" office:value-type="string" calcext:value-type="string" table:number-columns-spanned="3" table:number-rows-spanned="1">
            <text:p>Amp offset</text:p>
          </table:table-cell>
          <table:covered-table-cell table:style-name="ce8"/>
          <table:covered-table-cell table:style-name="ce11"/>
          <table:table-cell table:style-name="ce5" office:value-type="string" calcext:value-type="string" table:number-columns-spanned="3" table:number-rows-spanned="1">
            <text:p>Int</text:p>
          </table:table-cell>
          <table:covered-table-cell table:style-name="ce8"/>
          <table:covered-table-cell table:style-name="ce11"/>
        </table:table-row>
        <table:table-row table:style-name="ro1">
          <table:table-cell table:style-name="ce3" office:value-type="string" calcext:value-type="string">
            <text:p>sample</text:p>
          </table:table-cell>
          <table:table-cell table:style-name="ce3" office:value-type="string" calcext:value-type="string">
            <text:p>cosine</text:p>
          </table:table-cell>
          <table:table-cell table:style-name="ce6" office:value-type="string" calcext:value-type="string">
            <text:p>R</text:p>
          </table:table-cell>
          <table:table-cell table:style-name="ce9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style-name="ce6" office:value-type="string" calcext:value-type="string">
            <text:p>R</text:p>
          </table:table-cell>
          <table:table-cell table:style-name="ce9" office:value-type="string" calcext:value-type="string">
            <text:p>G</text:p>
          </table:table-cell>
          <table:table-cell table:style-name="ce12" office:value-type="string" calcext:value-type="string">
            <text:p>B</text:p>
          </table:table-cell>
          <table:table-cell table:style-name="ce6"/>
          <table:table-cell table:style-name="ce9"/>
          <table:table-cell table:style-name="ce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2 * PI() * [.A4]/[.$B$2])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[.B42]" office:value-type="float" office:value="-0.290284677254462" calcext:value-type="float">
            <text:p>-0.2902846773</text:p>
          </table:table-cell>
          <table:table-cell table:formula="of:=[.B85]" office:value-type="float" office:value="-0.671558954847019" calcext:value-type="float">
            <text:p>-0.6715589548</text:p>
          </table:table-cell>
          <table:table-cell table:formula="of:=([.C4] + 1) *[.$G$1]/2" office:value-type="float" office:value="64" calcext:value-type="float">
            <text:p>64</text:p>
          </table:table-cell>
          <table:table-cell table:formula="of:=([.D4] + 1) *[.$G$1]/2" office:value-type="float" office:value="22.7108903278572" calcext:value-type="float">
            <text:p>22.7108903279</text:p>
          </table:table-cell>
          <table:table-cell table:formula="of:=([.E4] + 1) *[.$G$1]/2" office:value-type="float" office:value="10.5101134448954" calcext:value-type="float">
            <text:p>10.5101134449</text:p>
          </table:table-cell>
          <table:table-cell table:formula="of:=INT([.F4])" office:value-type="float" office:value="64" calcext:value-type="float">
            <text:p>64</text:p>
          </table:table-cell>
          <table:table-cell table:formula="of:=INT([.G4])" office:value-type="float" office:value="22" calcext:value-type="float">
            <text:p>22</text:p>
          </table:table-cell>
          <table:table-cell table:formula="of:=INT([.H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2 * PI() * [.A5]/[.$B$2])" office:value-type="float" office:value="0.998795456205172" calcext:value-type="float">
            <text:p>0.9987954562</text:p>
          </table:table-cell>
          <table:table-cell table:formula="of:=[.B5]" office:value-type="float" office:value="0.998795456205172" calcext:value-type="float">
            <text:p>0.9987954562</text:p>
          </table:table-cell>
          <table:table-cell table:formula="of:=[.B43]" office:value-type="float" office:value="-0.33688985339222" calcext:value-type="float">
            <text:p>-0.3368898534</text:p>
          </table:table-cell>
          <table:table-cell table:formula="of:=[.B86]" office:value-type="float" office:value="-0.634393284163646" calcext:value-type="float">
            <text:p>-0.6343932842</text:p>
          </table:table-cell>
          <table:table-cell table:formula="of:=([.C5] + 1) *[.$G$1]/2" office:value-type="float" office:value="63.9614545985655" calcext:value-type="float">
            <text:p>63.9614545986</text:p>
          </table:table-cell>
          <table:table-cell table:formula="of:=([.D5] + 1) *[.$G$1]/2" office:value-type="float" office:value="21.219524691449" calcext:value-type="float">
            <text:p>21.2195246914</text:p>
          </table:table-cell>
          <table:table-cell table:formula="of:=([.E5] + 1) *[.$G$1]/2" office:value-type="float" office:value="11.6994149067633" calcext:value-type="float">
            <text:p>11.6994149068</text:p>
          </table:table-cell>
          <table:table-cell table:formula="of:=INT([.F5])" office:value-type="float" office:value="63" calcext:value-type="float">
            <text:p>63</text:p>
          </table:table-cell>
          <table:table-cell table:formula="of:=INT([.G5])" office:value-type="float" office:value="21" calcext:value-type="float">
            <text:p>21</text:p>
          </table:table-cell>
          <table:table-cell table:formula="of:=INT([.H5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2 * PI() * [.A6]/[.$B$2])" office:value-type="float" office:value="0.995184726672197" calcext:value-type="float">
            <text:p>0.9951847267</text:p>
          </table:table-cell>
          <table:table-cell table:formula="of:=[.B6]" office:value-type="float" office:value="0.995184726672197" calcext:value-type="float">
            <text:p>0.9951847267</text:p>
          </table:table-cell>
          <table:table-cell table:formula="of:=[.B44]" office:value-type="float" office:value="-0.38268343236509" calcext:value-type="float">
            <text:p>-0.3826834324</text:p>
          </table:table-cell>
          <table:table-cell table:formula="of:=[.B87]" office:value-type="float" office:value="-0.595699304492433" calcext:value-type="float">
            <text:p>-0.5956993045</text:p>
          </table:table-cell>
          <table:table-cell table:formula="of:=([.C6] + 1) *[.$G$1]/2" office:value-type="float" office:value="63.8459112535103" calcext:value-type="float">
            <text:p>63.8459112535</text:p>
          </table:table-cell>
          <table:table-cell table:formula="of:=([.D6] + 1) *[.$G$1]/2" office:value-type="float" office:value="19.7541301643171" calcext:value-type="float">
            <text:p>19.7541301643</text:p>
          </table:table-cell>
          <table:table-cell table:formula="of:=([.E6] + 1) *[.$G$1]/2" office:value-type="float" office:value="12.9376222562421" calcext:value-type="float">
            <text:p>12.9376222562</text:p>
          </table:table-cell>
          <table:table-cell table:formula="of:=INT([.F6])" office:value-type="float" office:value="63" calcext:value-type="float">
            <text:p>63</text:p>
          </table:table-cell>
          <table:table-cell table:formula="of:=INT([.G6])" office:value-type="float" office:value="19" calcext:value-type="float">
            <text:p>19</text:p>
          </table:table-cell>
          <table:table-cell table:formula="of:=INT([.H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2 * PI() * [.A7]/[.$B$2])" office:value-type="float" office:value="0.989176509964781" calcext:value-type="float">
            <text:p>0.98917651</text:p>
          </table:table-cell>
          <table:table-cell table:formula="of:=[.B7]" office:value-type="float" office:value="0.989176509964781" calcext:value-type="float">
            <text:p>0.98917651</text:p>
          </table:table-cell>
          <table:table-cell table:formula="of:=[.B45]" office:value-type="float" office:value="-0.427555093430282" calcext:value-type="float">
            <text:p>-0.4275550934</text:p>
          </table:table-cell>
          <table:table-cell table:formula="of:=[.B88]" office:value-type="float" office:value="-0.555570233019602" calcext:value-type="float">
            <text:p>-0.555570233</text:p>
          </table:table-cell>
          <table:table-cell table:formula="of:=([.C7] + 1) *[.$G$1]/2" office:value-type="float" office:value="63.653648318873" calcext:value-type="float">
            <text:p>63.6536483189</text:p>
          </table:table-cell>
          <table:table-cell table:formula="of:=([.D7] + 1) *[.$G$1]/2" office:value-type="float" office:value="18.318237010231" calcext:value-type="float">
            <text:p>18.3182370102</text:p>
          </table:table-cell>
          <table:table-cell table:formula="of:=([.E7] + 1) *[.$G$1]/2" office:value-type="float" office:value="14.2217525433727" calcext:value-type="float">
            <text:p>14.2217525434</text:p>
          </table:table-cell>
          <table:table-cell table:formula="of:=INT([.F7])" office:value-type="float" office:value="63" calcext:value-type="float">
            <text:p>63</text:p>
          </table:table-cell>
          <table:table-cell table:formula="of:=INT([.G7])" office:value-type="float" office:value="18" calcext:value-type="float">
            <text:p>18</text:p>
          </table:table-cell>
          <table:table-cell table:formula="of:=INT([.H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2 * PI() * [.A8]/[.$B$2])" office:value-type="float" office:value="0.98078528040323" calcext:value-type="float">
            <text:p>0.9807852804</text:p>
          </table:table-cell>
          <table:table-cell table:formula="of:=[.B8]" office:value-type="float" office:value="0.98078528040323" calcext:value-type="float">
            <text:p>0.9807852804</text:p>
          </table:table-cell>
          <table:table-cell table:formula="of:=[.B46]" office:value-type="float" office:value="-0.471396736825998" calcext:value-type="float">
            <text:p>-0.4713967368</text:p>
          </table:table-cell>
          <table:table-cell table:formula="of:=[.B89]" office:value-type="float" office:value="-0.514102744193222" calcext:value-type="float">
            <text:p>-0.5141027442</text:p>
          </table:table-cell>
          <table:table-cell table:formula="of:=([.C8] + 1) *[.$G$1]/2" office:value-type="float" office:value="63.3851289729034" calcext:value-type="float">
            <text:p>63.3851289729</text:p>
          </table:table-cell>
          <table:table-cell table:formula="of:=([.D8] + 1) *[.$G$1]/2" office:value-type="float" office:value="16.9153044215681" calcext:value-type="float">
            <text:p>16.9153044216</text:p>
          </table:table-cell>
          <table:table-cell table:formula="of:=([.E8] + 1) *[.$G$1]/2" office:value-type="float" office:value="15.5487121858169" calcext:value-type="float">
            <text:p>15.5487121858</text:p>
          </table:table-cell>
          <table:table-cell table:formula="of:=INT([.F8])" office:value-type="float" office:value="63" calcext:value-type="float">
            <text:p>63</text:p>
          </table:table-cell>
          <table:table-cell table:formula="of:=INT([.G8])" office:value-type="float" office:value="16" calcext:value-type="float">
            <text:p>16</text:p>
          </table:table-cell>
          <table:table-cell table:formula="of:=INT([.H8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2 * PI() * [.A9]/[.$B$2])" office:value-type="float" office:value="0.970031253194544" calcext:value-type="float">
            <text:p>0.9700312532</text:p>
          </table:table-cell>
          <table:table-cell table:formula="of:=[.B9]" office:value-type="float" office:value="0.970031253194544" calcext:value-type="float">
            <text:p>0.9700312532</text:p>
          </table:table-cell>
          <table:table-cell table:formula="of:=[.B47]" office:value-type="float" office:value="-0.514102744193222" calcext:value-type="float">
            <text:p>-0.5141027442</text:p>
          </table:table-cell>
          <table:table-cell table:formula="of:=[.B90]" office:value-type="float" office:value="-0.471396736825998" calcext:value-type="float">
            <text:p>-0.4713967368</text:p>
          </table:table-cell>
          <table:table-cell table:formula="of:=([.C9] + 1) *[.$G$1]/2" office:value-type="float" office:value="63.0410001022254" calcext:value-type="float">
            <text:p>63.0410001022</text:p>
          </table:table-cell>
          <table:table-cell table:formula="of:=([.D9] + 1) *[.$G$1]/2" office:value-type="float" office:value="15.5487121858169" calcext:value-type="float">
            <text:p>15.5487121858</text:p>
          </table:table-cell>
          <table:table-cell table:formula="of:=([.E9] + 1) *[.$G$1]/2" office:value-type="float" office:value="16.9153044215681" calcext:value-type="float">
            <text:p>16.9153044216</text:p>
          </table:table-cell>
          <table:table-cell table:formula="of:=INT([.F9])" office:value-type="float" office:value="63" calcext:value-type="float">
            <text:p>63</text:p>
          </table:table-cell>
          <table:table-cell table:formula="of:=INT([.G9])" office:value-type="float" office:value="15" calcext:value-type="float">
            <text:p>15</text:p>
          </table:table-cell>
          <table:table-cell table:formula="of:=INT([.H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2 * PI() * [.A10]/[.$B$2])" office:value-type="float" office:value="0.956940335732209" calcext:value-type="float">
            <text:p>0.9569403357</text:p>
          </table:table-cell>
          <table:table-cell table:formula="of:=[.B10]" office:value-type="float" office:value="0.956940335732209" calcext:value-type="float">
            <text:p>0.9569403357</text:p>
          </table:table-cell>
          <table:table-cell table:formula="of:=[.B48]" office:value-type="float" office:value="-0.555570233019602" calcext:value-type="float">
            <text:p>-0.555570233</text:p>
          </table:table-cell>
          <table:table-cell table:formula="of:=[.B91]" office:value-type="float" office:value="-0.427555093430282" calcext:value-type="float">
            <text:p>-0.4275550934</text:p>
          </table:table-cell>
          <table:table-cell table:formula="of:=([.C10] + 1) *[.$G$1]/2" office:value-type="float" office:value="62.6220907434307" calcext:value-type="float">
            <text:p>62.6220907434</text:p>
          </table:table-cell>
          <table:table-cell table:formula="of:=([.D10] + 1) *[.$G$1]/2" office:value-type="float" office:value="14.2217525433727" calcext:value-type="float">
            <text:p>14.2217525434</text:p>
          </table:table-cell>
          <table:table-cell table:formula="of:=([.E10] + 1) *[.$G$1]/2" office:value-type="float" office:value="18.318237010231" calcext:value-type="float">
            <text:p>18.3182370102</text:p>
          </table:table-cell>
          <table:table-cell table:formula="of:=INT([.F10])" office:value-type="float" office:value="62" calcext:value-type="float">
            <text:p>62</text:p>
          </table:table-cell>
          <table:table-cell table:formula="of:=INT([.G10])" office:value-type="float" office:value="14" calcext:value-type="float">
            <text:p>14</text:p>
          </table:table-cell>
          <table:table-cell table:formula="of:=INT([.H10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2 * PI() * [.A11]/[.$B$2])" office:value-type="float" office:value="0.941544065183021" calcext:value-type="float">
            <text:p>0.9415440652</text:p>
          </table:table-cell>
          <table:table-cell table:formula="of:=[.B11]" office:value-type="float" office:value="0.941544065183021" calcext:value-type="float">
            <text:p>0.9415440652</text:p>
          </table:table-cell>
          <table:table-cell table:formula="of:=[.B49]" office:value-type="float" office:value="-0.595699304492433" calcext:value-type="float">
            <text:p>-0.5956993045</text:p>
          </table:table-cell>
          <table:table-cell table:formula="of:=[.B92]" office:value-type="float" office:value="-0.38268343236509" calcext:value-type="float">
            <text:p>-0.3826834324</text:p>
          </table:table-cell>
          <table:table-cell table:formula="of:=([.C11] + 1) *[.$G$1]/2" office:value-type="float" office:value="62.1294100858567" calcext:value-type="float">
            <text:p>62.1294100859</text:p>
          </table:table-cell>
          <table:table-cell table:formula="of:=([.D11] + 1) *[.$G$1]/2" office:value-type="float" office:value="12.9376222562421" calcext:value-type="float">
            <text:p>12.9376222562</text:p>
          </table:table-cell>
          <table:table-cell table:formula="of:=([.E11] + 1) *[.$G$1]/2" office:value-type="float" office:value="19.7541301643171" calcext:value-type="float">
            <text:p>19.7541301643</text:p>
          </table:table-cell>
          <table:table-cell table:formula="of:=INT([.F11])" office:value-type="float" office:value="62" calcext:value-type="float">
            <text:p>62</text:p>
          </table:table-cell>
          <table:table-cell table:formula="of:=INT([.G11])" office:value-type="float" office:value="12" calcext:value-type="float">
            <text:p>12</text:p>
          </table:table-cell>
          <table:table-cell table:formula="of:=INT([.H11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2 * PI() * [.A12]/[.$B$2])" office:value-type="float" office:value="0.923879532511287" calcext:value-type="float">
            <text:p>0.9238795325</text:p>
          </table:table-cell>
          <table:table-cell table:formula="of:=[.B12]" office:value-type="float" office:value="0.923879532511287" calcext:value-type="float">
            <text:p>0.9238795325</text:p>
          </table:table-cell>
          <table:table-cell table:formula="of:=[.B50]" office:value-type="float" office:value="-0.634393284163645" calcext:value-type="float">
            <text:p>-0.6343932842</text:p>
          </table:table-cell>
          <table:table-cell table:formula="of:=[.B93]" office:value-type="float" office:value="-0.33688985339222" calcext:value-type="float">
            <text:p>-0.3368898534</text:p>
          </table:table-cell>
          <table:table-cell table:formula="of:=([.C12] + 1) *[.$G$1]/2" office:value-type="float" office:value="61.5641450403612" calcext:value-type="float">
            <text:p>61.5641450404</text:p>
          </table:table-cell>
          <table:table-cell table:formula="of:=([.D12] + 1) *[.$G$1]/2" office:value-type="float" office:value="11.6994149067633" calcext:value-type="float">
            <text:p>11.6994149068</text:p>
          </table:table-cell>
          <table:table-cell table:formula="of:=([.E12] + 1) *[.$G$1]/2" office:value-type="float" office:value="21.219524691449" calcext:value-type="float">
            <text:p>21.2195246914</text:p>
          </table:table-cell>
          <table:table-cell table:formula="of:=INT([.F12])" office:value-type="float" office:value="61" calcext:value-type="float">
            <text:p>61</text:p>
          </table:table-cell>
          <table:table-cell table:formula="of:=INT([.G12])" office:value-type="float" office:value="11" calcext:value-type="float">
            <text:p>11</text:p>
          </table:table-cell>
          <table:table-cell table:formula="of:=INT([.H12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2 * PI() * [.A13]/[.$B$2])" office:value-type="float" office:value="0.903989293123443" calcext:value-type="float">
            <text:p>0.9039892931</text:p>
          </table:table-cell>
          <table:table-cell table:formula="of:=[.B13]" office:value-type="float" office:value="0.903989293123443" calcext:value-type="float">
            <text:p>0.9039892931</text:p>
          </table:table-cell>
          <table:table-cell table:formula="of:=[.B51]" office:value-type="float" office:value="-0.671558954847018" calcext:value-type="float">
            <text:p>-0.6715589548</text:p>
          </table:table-cell>
          <table:table-cell table:formula="of:=[.B94]" office:value-type="float" office:value="-0.290284677254462" calcext:value-type="float">
            <text:p>-0.2902846773</text:p>
          </table:table-cell>
          <table:table-cell table:formula="of:=([.C13] + 1) *[.$G$1]/2" office:value-type="float" office:value="60.9276573799502" calcext:value-type="float">
            <text:p>60.92765738</text:p>
          </table:table-cell>
          <table:table-cell table:formula="of:=([.D13] + 1) *[.$G$1]/2" office:value-type="float" office:value="10.5101134448954" calcext:value-type="float">
            <text:p>10.5101134449</text:p>
          </table:table-cell>
          <table:table-cell table:formula="of:=([.E13] + 1) *[.$G$1]/2" office:value-type="float" office:value="22.7108903278572" calcext:value-type="float">
            <text:p>22.7108903279</text:p>
          </table:table-cell>
          <table:table-cell table:formula="of:=INT([.F13])" office:value-type="float" office:value="60" calcext:value-type="float">
            <text:p>60</text:p>
          </table:table-cell>
          <table:table-cell table:formula="of:=INT([.G13])" office:value-type="float" office:value="10" calcext:value-type="float">
            <text:p>10</text:p>
          </table:table-cell>
          <table:table-cell table:formula="of:=INT([.H13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2 * PI() * [.A14]/[.$B$2])" office:value-type="float" office:value="0.881921264348355" calcext:value-type="float">
            <text:p>0.8819212643</text:p>
          </table:table-cell>
          <table:table-cell table:formula="of:=[.B14]" office:value-type="float" office:value="0.881921264348355" calcext:value-type="float">
            <text:p>0.8819212643</text:p>
          </table:table-cell>
          <table:table-cell table:formula="of:=[.B52]" office:value-type="float" office:value="-0.707106781186547" calcext:value-type="float">
            <text:p>-0.7071067812</text:p>
          </table:table-cell>
          <table:table-cell table:formula="of:=[.B95]" office:value-type="float" office:value="-0.242980179903264" calcext:value-type="float">
            <text:p>-0.2429801799</text:p>
          </table:table-cell>
          <table:table-cell table:formula="of:=([.C14] + 1) *[.$G$1]/2" office:value-type="float" office:value="60.2214804591474" calcext:value-type="float">
            <text:p>60.2214804591</text:p>
          </table:table-cell>
          <table:table-cell table:formula="of:=([.D14] + 1) *[.$G$1]/2" office:value-type="float" office:value="9.37258300203048" calcext:value-type="float">
            <text:p>9.372583002</text:p>
          </table:table-cell>
          <table:table-cell table:formula="of:=([.E14] + 1) *[.$G$1]/2" office:value-type="float" office:value="24.2246342430955" calcext:value-type="float">
            <text:p>24.2246342431</text:p>
          </table:table-cell>
          <table:table-cell table:formula="of:=INT([.F14])" office:value-type="float" office:value="60" calcext:value-type="float">
            <text:p>60</text:p>
          </table:table-cell>
          <table:table-cell table:formula="of:=INT([.G14])" office:value-type="float" office:value="9" calcext:value-type="float">
            <text:p>9</text:p>
          </table:table-cell>
          <table:table-cell table:formula="of:=INT([.H14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2 * PI() * [.A15]/[.$B$2])" office:value-type="float" office:value="0.857728610000272" calcext:value-type="float">
            <text:p>0.85772861</text:p>
          </table:table-cell>
          <table:table-cell table:formula="of:=[.B15]" office:value-type="float" office:value="0.857728610000272" calcext:value-type="float">
            <text:p>0.85772861</text:p>
          </table:table-cell>
          <table:table-cell table:formula="of:=[.B53]" office:value-type="float" office:value="-0.740951125354959" calcext:value-type="float">
            <text:p>-0.7409511254</text:p>
          </table:table-cell>
          <table:table-cell table:formula="of:=[.B96]" office:value-type="float" office:value="-0.195090322016129" calcext:value-type="float">
            <text:p>-0.195090322</text:p>
          </table:table-cell>
          <table:table-cell table:formula="of:=([.C15] + 1) *[.$G$1]/2" office:value-type="float" office:value="59.4473155200087" calcext:value-type="float">
            <text:p>59.44731552</text:p>
          </table:table-cell>
          <table:table-cell table:formula="of:=([.D15] + 1) *[.$G$1]/2" office:value-type="float" office:value="8.28956398864132" calcext:value-type="float">
            <text:p>8.2895639886</text:p>
          </table:table-cell>
          <table:table-cell table:formula="of:=([.E15] + 1) *[.$G$1]/2" office:value-type="float" office:value="25.7571096954839" calcext:value-type="float">
            <text:p>25.7571096955</text:p>
          </table:table-cell>
          <table:table-cell table:formula="of:=INT([.F15])" office:value-type="float" office:value="59" calcext:value-type="float">
            <text:p>59</text:p>
          </table:table-cell>
          <table:table-cell table:formula="of:=INT([.G15])" office:value-type="float" office:value="8" calcext:value-type="float">
            <text:p>8</text:p>
          </table:table-cell>
          <table:table-cell table:formula="of:=INT([.H15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2 * PI() * [.A16]/[.$B$2])" office:value-type="float" office:value="0.831469612302545" calcext:value-type="float">
            <text:p>0.8314696123</text:p>
          </table:table-cell>
          <table:table-cell table:formula="of:=[.B16]" office:value-type="float" office:value="0.831469612302545" calcext:value-type="float">
            <text:p>0.8314696123</text:p>
          </table:table-cell>
          <table:table-cell table:formula="of:=[.B54]" office:value-type="float" office:value="-0.773010453362737" calcext:value-type="float">
            <text:p>-0.7730104534</text:p>
          </table:table-cell>
          <table:table-cell table:formula="of:=[.B97]" office:value-type="float" office:value="-0.146730474455362" calcext:value-type="float">
            <text:p>-0.1467304745</text:p>
          </table:table-cell>
          <table:table-cell table:formula="of:=([.C16] + 1) *[.$G$1]/2" office:value-type="float" office:value="58.6070275936815" calcext:value-type="float">
            <text:p>58.6070275937</text:p>
          </table:table-cell>
          <table:table-cell table:formula="of:=([.D16] + 1) *[.$G$1]/2" office:value-type="float" office:value="7.26366549239242" calcext:value-type="float">
            <text:p>7.2636654924</text:p>
          </table:table-cell>
          <table:table-cell table:formula="of:=([.E16] + 1) *[.$G$1]/2" office:value-type="float" office:value="27.3046248174284" calcext:value-type="float">
            <text:p>27.3046248174</text:p>
          </table:table-cell>
          <table:table-cell table:formula="of:=INT([.F16])" office:value-type="float" office:value="58" calcext:value-type="float">
            <text:p>58</text:p>
          </table:table-cell>
          <table:table-cell table:formula="of:=INT([.G16])" office:value-type="float" office:value="7" calcext:value-type="float">
            <text:p>7</text:p>
          </table:table-cell>
          <table:table-cell table:formula="of:=INT([.H16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2 * PI() * [.A17]/[.$B$2])" office:value-type="float" office:value="0.803207531480645" calcext:value-type="float">
            <text:p>0.8032075315</text:p>
          </table:table-cell>
          <table:table-cell table:formula="of:=[.B17]" office:value-type="float" office:value="0.803207531480645" calcext:value-type="float">
            <text:p>0.8032075315</text:p>
          </table:table-cell>
          <table:table-cell table:formula="of:=[.B55]" office:value-type="float" office:value="-0.803207531480645" calcext:value-type="float">
            <text:p>-0.8032075315</text:p>
          </table:table-cell>
          <table:table-cell table:formula="of:=[.B98]" office:value-type="float" office:value="-0.0980171403295605" calcext:value-type="float">
            <text:p>-0.0980171403</text:p>
          </table:table-cell>
          <table:table-cell table:formula="of:=([.C17] + 1) *[.$G$1]/2" office:value-type="float" office:value="57.7026410073806" calcext:value-type="float">
            <text:p>57.7026410074</text:p>
          </table:table-cell>
          <table:table-cell table:formula="of:=([.D17] + 1) *[.$G$1]/2" office:value-type="float" office:value="6.29735899261937" calcext:value-type="float">
            <text:p>6.2973589926</text:p>
          </table:table-cell>
          <table:table-cell table:formula="of:=([.E17] + 1) *[.$G$1]/2" office:value-type="float" office:value="28.8634515094541" calcext:value-type="float">
            <text:p>28.8634515095</text:p>
          </table:table-cell>
          <table:table-cell table:formula="of:=INT([.F17])" office:value-type="float" office:value="57" calcext:value-type="float">
            <text:p>57</text:p>
          </table:table-cell>
          <table:table-cell table:formula="of:=INT([.G17])" office:value-type="float" office:value="6" calcext:value-type="float">
            <text:p>6</text:p>
          </table:table-cell>
          <table:table-cell table:formula="of:=INT([.H17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2 * PI() * [.A18]/[.$B$2])" office:value-type="float" office:value="0.773010453362737" calcext:value-type="float">
            <text:p>0.7730104534</text:p>
          </table:table-cell>
          <table:table-cell table:formula="of:=[.B18]" office:value-type="float" office:value="0.773010453362737" calcext:value-type="float">
            <text:p>0.7730104534</text:p>
          </table:table-cell>
          <table:table-cell table:formula="of:=[.B56]" office:value-type="float" office:value="-0.831469612302545" calcext:value-type="float">
            <text:p>-0.8314696123</text:p>
          </table:table-cell>
          <table:table-cell table:formula="of:=[.B99]" office:value-type="float" office:value="-0.049067674327418" calcext:value-type="float">
            <text:p>-0.0490676743</text:p>
          </table:table-cell>
          <table:table-cell table:formula="of:=([.C18] + 1) *[.$G$1]/2" office:value-type="float" office:value="56.7363345076076" calcext:value-type="float">
            <text:p>56.7363345076</text:p>
          </table:table-cell>
          <table:table-cell table:formula="of:=([.D18] + 1) *[.$G$1]/2" office:value-type="float" office:value="5.39297240631855" calcext:value-type="float">
            <text:p>5.3929724063</text:p>
          </table:table-cell>
          <table:table-cell table:formula="of:=([.E18] + 1) *[.$G$1]/2" office:value-type="float" office:value="30.4298344215226" calcext:value-type="float">
            <text:p>30.4298344215</text:p>
          </table:table-cell>
          <table:table-cell table:formula="of:=INT([.F18])" office:value-type="float" office:value="56" calcext:value-type="float">
            <text:p>56</text:p>
          </table:table-cell>
          <table:table-cell table:formula="of:=INT([.G18])" office:value-type="float" office:value="5" calcext:value-type="float">
            <text:p>5</text:p>
          </table:table-cell>
          <table:table-cell table:formula="of:=INT([.H18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2 * PI() * [.A19]/[.$B$2])" office:value-type="float" office:value="0.740951125354959" calcext:value-type="float">
            <text:p>0.7409511254</text:p>
          </table:table-cell>
          <table:table-cell table:formula="of:=[.B19]" office:value-type="float" office:value="0.740951125354959" calcext:value-type="float">
            <text:p>0.7409511254</text:p>
          </table:table-cell>
          <table:table-cell table:formula="of:=[.B57]" office:value-type="float" office:value="-0.857728610000272" calcext:value-type="float">
            <text:p>-0.85772861</text:p>
          </table:table-cell>
          <table:table-cell table:formula="of:=[.B100]" office:value-type="float" office:value="-1.83697019872103E-016" calcext:value-type="float">
            <text:p>-1.83697019872103E-16</text:p>
          </table:table-cell>
          <table:table-cell table:formula="of:=([.C19] + 1) *[.$G$1]/2" office:value-type="float" office:value="55.7104360113587" calcext:value-type="float">
            <text:p>55.7104360114</text:p>
          </table:table-cell>
          <table:table-cell table:formula="of:=([.D19] + 1) *[.$G$1]/2" office:value-type="float" office:value="4.5526844799913" calcext:value-type="float">
            <text:p>4.55268448</text:p>
          </table:table-cell>
          <table:table-cell table:formula="of:=([.E19] + 1) *[.$G$1]/2" office:value-type="float" office:value="32" calcext:value-type="float">
            <text:p>32</text:p>
          </table:table-cell>
          <table:table-cell table:formula="of:=INT([.F19])" office:value-type="float" office:value="55" calcext:value-type="float">
            <text:p>55</text:p>
          </table:table-cell>
          <table:table-cell table:formula="of:=INT([.G19])" office:value-type="float" office:value="4" calcext:value-type="float">
            <text:p>4</text:p>
          </table:table-cell>
          <table:table-cell table:formula="of:=INT([.H19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2 * PI() * [.A20]/[.$B$2])" office:value-type="float" office:value="0.707106781186548" calcext:value-type="float">
            <text:p>0.7071067812</text:p>
          </table:table-cell>
          <table:table-cell table:formula="of:=[.B20]" office:value-type="float" office:value="0.707106781186548" calcext:value-type="float">
            <text:p>0.7071067812</text:p>
          </table:table-cell>
          <table:table-cell table:formula="of:=[.B58]" office:value-type="float" office:value="-0.881921264348355" calcext:value-type="float">
            <text:p>-0.8819212643</text:p>
          </table:table-cell>
          <table:table-cell table:formula="of:=[.B101]" office:value-type="float" office:value="0.0490676743274177" calcext:value-type="float">
            <text:p>0.0490676743</text:p>
          </table:table-cell>
          <table:table-cell table:formula="of:=([.C20] + 1) *[.$G$1]/2" office:value-type="float" office:value="54.6274169979695" calcext:value-type="float">
            <text:p>54.627416998</text:p>
          </table:table-cell>
          <table:table-cell table:formula="of:=([.D20] + 1) *[.$G$1]/2" office:value-type="float" office:value="3.77851954085264" calcext:value-type="float">
            <text:p>3.7785195409</text:p>
          </table:table-cell>
          <table:table-cell table:formula="of:=([.E20] + 1) *[.$G$1]/2" office:value-type="float" office:value="33.5701655784774" calcext:value-type="float">
            <text:p>33.5701655785</text:p>
          </table:table-cell>
          <table:table-cell table:formula="of:=INT([.F20])" office:value-type="float" office:value="54" calcext:value-type="float">
            <text:p>54</text:p>
          </table:table-cell>
          <table:table-cell table:formula="of:=INT([.G20])" office:value-type="float" office:value="3" calcext:value-type="float">
            <text:p>3</text:p>
          </table:table-cell>
          <table:table-cell table:formula="of:=INT([.H20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2 * PI() * [.A21]/[.$B$2])" office:value-type="float" office:value="0.671558954847018" calcext:value-type="float">
            <text:p>0.6715589548</text:p>
          </table:table-cell>
          <table:table-cell table:formula="of:=[.B21]" office:value-type="float" office:value="0.671558954847018" calcext:value-type="float">
            <text:p>0.6715589548</text:p>
          </table:table-cell>
          <table:table-cell table:formula="of:=[.B59]" office:value-type="float" office:value="-0.903989293123443" calcext:value-type="float">
            <text:p>-0.9039892931</text:p>
          </table:table-cell>
          <table:table-cell table:formula="of:=[.B102]" office:value-type="float" office:value="0.0980171403295601" calcext:value-type="float">
            <text:p>0.0980171403</text:p>
          </table:table-cell>
          <table:table-cell table:formula="of:=([.C21] + 1) *[.$G$1]/2" office:value-type="float" office:value="53.4898865551046" calcext:value-type="float">
            <text:p>53.4898865551</text:p>
          </table:table-cell>
          <table:table-cell table:formula="of:=([.D21] + 1) *[.$G$1]/2" office:value-type="float" office:value="3.07234262004981" calcext:value-type="float">
            <text:p>3.07234262</text:p>
          </table:table-cell>
          <table:table-cell table:formula="of:=([.E21] + 1) *[.$G$1]/2" office:value-type="float" office:value="35.1365484905459" calcext:value-type="float">
            <text:p>35.1365484905</text:p>
          </table:table-cell>
          <table:table-cell table:formula="of:=INT([.F21])" office:value-type="float" office:value="53" calcext:value-type="float">
            <text:p>53</text:p>
          </table:table-cell>
          <table:table-cell table:formula="of:=INT([.G21])" office:value-type="float" office:value="3" calcext:value-type="float">
            <text:p>3</text:p>
          </table:table-cell>
          <table:table-cell table:formula="of:=INT([.H21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2 * PI() * [.A22]/[.$B$2])" office:value-type="float" office:value="0.634393284163645" calcext:value-type="float">
            <text:p>0.6343932842</text:p>
          </table:table-cell>
          <table:table-cell table:formula="of:=[.B22]" office:value-type="float" office:value="0.634393284163645" calcext:value-type="float">
            <text:p>0.6343932842</text:p>
          </table:table-cell>
          <table:table-cell table:formula="of:=[.B60]" office:value-type="float" office:value="-0.923879532511287" calcext:value-type="float">
            <text:p>-0.9238795325</text:p>
          </table:table-cell>
          <table:table-cell table:formula="of:=[.B103]" office:value-type="float" office:value="0.146730474455362" calcext:value-type="float">
            <text:p>0.1467304745</text:p>
          </table:table-cell>
          <table:table-cell table:formula="of:=([.C22] + 1) *[.$G$1]/2" office:value-type="float" office:value="52.3005850932367" calcext:value-type="float">
            <text:p>52.3005850932</text:p>
          </table:table-cell>
          <table:table-cell table:formula="of:=([.D22] + 1) *[.$G$1]/2" office:value-type="float" office:value="2.43585495963882" calcext:value-type="float">
            <text:p>2.4358549596</text:p>
          </table:table-cell>
          <table:table-cell table:formula="of:=([.E22] + 1) *[.$G$1]/2" office:value-type="float" office:value="36.6953751825716" calcext:value-type="float">
            <text:p>36.6953751826</text:p>
          </table:table-cell>
          <table:table-cell table:formula="of:=INT([.F22])" office:value-type="float" office:value="52" calcext:value-type="float">
            <text:p>52</text:p>
          </table:table-cell>
          <table:table-cell table:formula="of:=INT([.G22])" office:value-type="float" office:value="2" calcext:value-type="float">
            <text:p>2</text:p>
          </table:table-cell>
          <table:table-cell table:formula="of:=INT([.H22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2 * PI() * [.A23]/[.$B$2])" office:value-type="float" office:value="0.595699304492433" calcext:value-type="float">
            <text:p>0.5956993045</text:p>
          </table:table-cell>
          <table:table-cell table:formula="of:=[.B23]" office:value-type="float" office:value="0.595699304492433" calcext:value-type="float">
            <text:p>0.5956993045</text:p>
          </table:table-cell>
          <table:table-cell table:formula="of:=[.B61]" office:value-type="float" office:value="-0.941544065183021" calcext:value-type="float">
            <text:p>-0.9415440652</text:p>
          </table:table-cell>
          <table:table-cell table:formula="of:=[.B104]" office:value-type="float" office:value="0.195090322016128" calcext:value-type="float">
            <text:p>0.195090322</text:p>
          </table:table-cell>
          <table:table-cell table:formula="of:=([.C23] + 1) *[.$G$1]/2" office:value-type="float" office:value="51.0623777437579" calcext:value-type="float">
            <text:p>51.0623777438</text:p>
          </table:table-cell>
          <table:table-cell table:formula="of:=([.D23] + 1) *[.$G$1]/2" office:value-type="float" office:value="1.87058991414334" calcext:value-type="float">
            <text:p>1.8705899141</text:p>
          </table:table-cell>
          <table:table-cell table:formula="of:=([.E23] + 1) *[.$G$1]/2" office:value-type="float" office:value="38.2428903045161" calcext:value-type="float">
            <text:p>38.2428903045</text:p>
          </table:table-cell>
          <table:table-cell table:formula="of:=INT([.F23])" office:value-type="float" office:value="51" calcext:value-type="float">
            <text:p>51</text:p>
          </table:table-cell>
          <table:table-cell table:formula="of:=INT([.G23])" office:value-type="float" office:value="1" calcext:value-type="float">
            <text:p>1</text:p>
          </table:table-cell>
          <table:table-cell table:formula="of:=INT([.H23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2 * PI() * [.A24]/[.$B$2])" office:value-type="float" office:value="0.555570233019602" calcext:value-type="float">
            <text:p>0.555570233</text:p>
          </table:table-cell>
          <table:table-cell table:formula="of:=[.B24]" office:value-type="float" office:value="0.555570233019602" calcext:value-type="float">
            <text:p>0.555570233</text:p>
          </table:table-cell>
          <table:table-cell table:formula="of:=[.B62]" office:value-type="float" office:value="-0.956940335732209" calcext:value-type="float">
            <text:p>-0.9569403357</text:p>
          </table:table-cell>
          <table:table-cell table:formula="of:=[.B105]" office:value-type="float" office:value="0.242980179903264" calcext:value-type="float">
            <text:p>0.2429801799</text:p>
          </table:table-cell>
          <table:table-cell table:formula="of:=([.C24] + 1) *[.$G$1]/2" office:value-type="float" office:value="49.7782474566273" calcext:value-type="float">
            <text:p>49.7782474566</text:p>
          </table:table-cell>
          <table:table-cell table:formula="of:=([.D24] + 1) *[.$G$1]/2" office:value-type="float" office:value="1.37790925656932" calcext:value-type="float">
            <text:p>1.3779092566</text:p>
          </table:table-cell>
          <table:table-cell table:formula="of:=([.E24] + 1) *[.$G$1]/2" office:value-type="float" office:value="39.7753657569044" calcext:value-type="float">
            <text:p>39.7753657569</text:p>
          </table:table-cell>
          <table:table-cell table:formula="of:=INT([.F24])" office:value-type="float" office:value="49" calcext:value-type="float">
            <text:p>49</text:p>
          </table:table-cell>
          <table:table-cell table:formula="of:=INT([.G24])" office:value-type="float" office:value="1" calcext:value-type="float">
            <text:p>1</text:p>
          </table:table-cell>
          <table:table-cell table:formula="of:=INT([.H24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2 * PI() * [.A25]/[.$B$2])" office:value-type="float" office:value="0.514102744193222" calcext:value-type="float">
            <text:p>0.5141027442</text:p>
          </table:table-cell>
          <table:table-cell table:formula="of:=[.B25]" office:value-type="float" office:value="0.514102744193222" calcext:value-type="float">
            <text:p>0.5141027442</text:p>
          </table:table-cell>
          <table:table-cell table:formula="of:=[.B63]" office:value-type="float" office:value="-0.970031253194544" calcext:value-type="float">
            <text:p>-0.9700312532</text:p>
          </table:table-cell>
          <table:table-cell table:formula="of:=[.B106]" office:value-type="float" office:value="0.290284677254462" calcext:value-type="float">
            <text:p>0.2902846773</text:p>
          </table:table-cell>
          <table:table-cell table:formula="of:=([.C25] + 1) *[.$G$1]/2" office:value-type="float" office:value="48.4512878141831" calcext:value-type="float">
            <text:p>48.4512878142</text:p>
          </table:table-cell>
          <table:table-cell table:formula="of:=([.D25] + 1) *[.$G$1]/2" office:value-type="float" office:value="0.958999897774593" calcext:value-type="float">
            <text:p>0.9589998978</text:p>
          </table:table-cell>
          <table:table-cell table:formula="of:=([.E25] + 1) *[.$G$1]/2" office:value-type="float" office:value="41.2891096721428" calcext:value-type="float">
            <text:p>41.2891096721</text:p>
          </table:table-cell>
          <table:table-cell table:formula="of:=INT([.F25])" office:value-type="float" office:value="48" calcext:value-type="float">
            <text:p>48</text:p>
          </table:table-cell>
          <table:table-cell table:formula="of:=INT([.G25])" office:value-type="float" office:value="0" calcext:value-type="float">
            <text:p>0</text:p>
          </table:table-cell>
          <table:table-cell table:formula="of:=INT([.H25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2 * PI() * [.A26]/[.$B$2])" office:value-type="float" office:value="0.471396736825998" calcext:value-type="float">
            <text:p>0.4713967368</text:p>
          </table:table-cell>
          <table:table-cell table:formula="of:=[.B26]" office:value-type="float" office:value="0.471396736825998" calcext:value-type="float">
            <text:p>0.4713967368</text:p>
          </table:table-cell>
          <table:table-cell table:formula="of:=[.B64]" office:value-type="float" office:value="-0.98078528040323" calcext:value-type="float">
            <text:p>-0.9807852804</text:p>
          </table:table-cell>
          <table:table-cell table:formula="of:=[.B107]" office:value-type="float" office:value="0.33688985339222" calcext:value-type="float">
            <text:p>0.3368898534</text:p>
          </table:table-cell>
          <table:table-cell table:formula="of:=([.C26] + 1) *[.$G$1]/2" office:value-type="float" office:value="47.0846955784319" calcext:value-type="float">
            <text:p>47.0846955784</text:p>
          </table:table-cell>
          <table:table-cell table:formula="of:=([.D26] + 1) *[.$G$1]/2" office:value-type="float" office:value="0.614871027096626" calcext:value-type="float">
            <text:p>0.6148710271</text:p>
          </table:table-cell>
          <table:table-cell table:formula="of:=([.E26] + 1) *[.$G$1]/2" office:value-type="float" office:value="42.780475308551" calcext:value-type="float">
            <text:p>42.7804753086</text:p>
          </table:table-cell>
          <table:table-cell table:formula="of:=INT([.F26])" office:value-type="float" office:value="47" calcext:value-type="float">
            <text:p>47</text:p>
          </table:table-cell>
          <table:table-cell table:formula="of:=INT([.G26])" office:value-type="float" office:value="0" calcext:value-type="float">
            <text:p>0</text:p>
          </table:table-cell>
          <table:table-cell table:formula="of:=INT([.H26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2 * PI() * [.A27]/[.$B$2])" office:value-type="float" office:value="0.427555093430282" calcext:value-type="float">
            <text:p>0.4275550934</text:p>
          </table:table-cell>
          <table:table-cell table:formula="of:=[.B27]" office:value-type="float" office:value="0.427555093430282" calcext:value-type="float">
            <text:p>0.4275550934</text:p>
          </table:table-cell>
          <table:table-cell table:formula="of:=[.B65]" office:value-type="float" office:value="-0.989176509964781" calcext:value-type="float">
            <text:p>-0.98917651</text:p>
          </table:table-cell>
          <table:table-cell table:formula="of:=[.B108]" office:value-type="float" office:value="0.38268343236509" calcext:value-type="float">
            <text:p>0.3826834324</text:p>
          </table:table-cell>
          <table:table-cell table:formula="of:=([.C27] + 1) *[.$G$1]/2" office:value-type="float" office:value="45.681762989769" calcext:value-type="float">
            <text:p>45.6817629898</text:p>
          </table:table-cell>
          <table:table-cell table:formula="of:=([.D27] + 1) *[.$G$1]/2" office:value-type="float" office:value="0.346351681127008" calcext:value-type="float">
            <text:p>0.3463516811</text:p>
          </table:table-cell>
          <table:table-cell table:formula="of:=([.E27] + 1) *[.$G$1]/2" office:value-type="float" office:value="44.2458698356829" calcext:value-type="float">
            <text:p>44.2458698357</text:p>
          </table:table-cell>
          <table:table-cell table:formula="of:=INT([.F27])" office:value-type="float" office:value="45" calcext:value-type="float">
            <text:p>45</text:p>
          </table:table-cell>
          <table:table-cell table:formula="of:=INT([.G27])" office:value-type="float" office:value="0" calcext:value-type="float">
            <text:p>0</text:p>
          </table:table-cell>
          <table:table-cell table:formula="of:=INT([.H27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2 * PI() * [.A28]/[.$B$2])" office:value-type="float" office:value="0.38268343236509" calcext:value-type="float">
            <text:p>0.3826834324</text:p>
          </table:table-cell>
          <table:table-cell table:formula="of:=[.B28]" office:value-type="float" office:value="0.38268343236509" calcext:value-type="float">
            <text:p>0.3826834324</text:p>
          </table:table-cell>
          <table:table-cell table:formula="of:=[.B66]" office:value-type="float" office:value="-0.995184726672197" calcext:value-type="float">
            <text:p>-0.9951847267</text:p>
          </table:table-cell>
          <table:table-cell table:formula="of:=[.B109]" office:value-type="float" office:value="0.427555093430282" calcext:value-type="float">
            <text:p>0.4275550934</text:p>
          </table:table-cell>
          <table:table-cell table:formula="of:=([.C28] + 1) *[.$G$1]/2" office:value-type="float" office:value="44.2458698356829" calcext:value-type="float">
            <text:p>44.2458698357</text:p>
          </table:table-cell>
          <table:table-cell table:formula="of:=([.D28] + 1) *[.$G$1]/2" office:value-type="float" office:value="0.154088746489702" calcext:value-type="float">
            <text:p>0.1540887465</text:p>
          </table:table-cell>
          <table:table-cell table:formula="of:=([.E28] + 1) *[.$G$1]/2" office:value-type="float" office:value="45.681762989769" calcext:value-type="float">
            <text:p>45.6817629898</text:p>
          </table:table-cell>
          <table:table-cell table:formula="of:=INT([.F28])" office:value-type="float" office:value="44" calcext:value-type="float">
            <text:p>44</text:p>
          </table:table-cell>
          <table:table-cell table:formula="of:=INT([.G28])" office:value-type="float" office:value="0" calcext:value-type="float">
            <text:p>0</text:p>
          </table:table-cell>
          <table:table-cell table:formula="of:=INT([.H28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2 * PI() * [.A29]/[.$B$2])" office:value-type="float" office:value="0.33688985339222" calcext:value-type="float">
            <text:p>0.3368898534</text:p>
          </table:table-cell>
          <table:table-cell table:formula="of:=[.B29]" office:value-type="float" office:value="0.33688985339222" calcext:value-type="float">
            <text:p>0.3368898534</text:p>
          </table:table-cell>
          <table:table-cell table:formula="of:=[.B67]" office:value-type="float" office:value="-0.998795456205172" calcext:value-type="float">
            <text:p>-0.9987954562</text:p>
          </table:table-cell>
          <table:table-cell table:formula="of:=[.B110]" office:value-type="float" office:value="0.471396736825998" calcext:value-type="float">
            <text:p>0.4713967368</text:p>
          </table:table-cell>
          <table:table-cell table:formula="of:=([.C29] + 1) *[.$G$1]/2" office:value-type="float" office:value="42.780475308551" calcext:value-type="float">
            <text:p>42.7804753086</text:p>
          </table:table-cell>
          <table:table-cell table:formula="of:=([.D29] + 1) *[.$G$1]/2" office:value-type="float" office:value="0.038545401434483" calcext:value-type="float">
            <text:p>0.0385454014</text:p>
          </table:table-cell>
          <table:table-cell table:formula="of:=([.E29] + 1) *[.$G$1]/2" office:value-type="float" office:value="47.0846955784319" calcext:value-type="float">
            <text:p>47.0846955784</text:p>
          </table:table-cell>
          <table:table-cell table:formula="of:=INT([.F29])" office:value-type="float" office:value="42" calcext:value-type="float">
            <text:p>42</text:p>
          </table:table-cell>
          <table:table-cell table:formula="of:=INT([.G29])" office:value-type="float" office:value="0" calcext:value-type="float">
            <text:p>0</text:p>
          </table:table-cell>
          <table:table-cell table:formula="of:=INT([.H29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2 * PI() * [.A30]/[.$B$2])" office:value-type="float" office:value="0.290284677254462" calcext:value-type="float">
            <text:p>0.2902846773</text:p>
          </table:table-cell>
          <table:table-cell table:formula="of:=[.B30]" office:value-type="float" office:value="0.290284677254462" calcext:value-type="float">
            <text:p>0.2902846773</text:p>
          </table:table-cell>
          <table:table-cell table:formula="of:=[.B68]" office:value-type="float" office:value="-1" calcext:value-type="float">
            <text:p>-1</text:p>
          </table:table-cell>
          <table:table-cell table:formula="of:=[.B111]" office:value-type="float" office:value="0.514102744193222" calcext:value-type="float">
            <text:p>0.5141027442</text:p>
          </table:table-cell>
          <table:table-cell table:formula="of:=([.C30] + 1) *[.$G$1]/2" office:value-type="float" office:value="41.2891096721428" calcext:value-type="float">
            <text:p>41.2891096721</text:p>
          </table:table-cell>
          <table:table-cell table:formula="of:=([.D30] + 1) *[.$G$1]/2" office:value-type="float" office:value="0" calcext:value-type="float">
            <text:p>0</text:p>
          </table:table-cell>
          <table:table-cell table:formula="of:=([.E30] + 1) *[.$G$1]/2" office:value-type="float" office:value="48.4512878141831" calcext:value-type="float">
            <text:p>48.4512878142</text:p>
          </table:table-cell>
          <table:table-cell table:formula="of:=INT([.F30])" office:value-type="float" office:value="41" calcext:value-type="float">
            <text:p>41</text:p>
          </table:table-cell>
          <table:table-cell table:formula="of:=INT([.G30])" office:value-type="float" office:value="0" calcext:value-type="float">
            <text:p>0</text:p>
          </table:table-cell>
          <table:table-cell table:formula="of:=INT([.H30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2 * PI() * [.A31]/[.$B$2])" office:value-type="float" office:value="0.242980179903264" calcext:value-type="float">
            <text:p>0.2429801799</text:p>
          </table:table-cell>
          <table:table-cell table:formula="of:=[.B31]" office:value-type="float" office:value="0.242980179903264" calcext:value-type="float">
            <text:p>0.2429801799</text:p>
          </table:table-cell>
          <table:table-cell table:formula="of:=[.B69]" office:value-type="float" office:value="-0.998795456205172" calcext:value-type="float">
            <text:p>-0.9987954562</text:p>
          </table:table-cell>
          <table:table-cell table:formula="of:=[.B112]" office:value-type="float" office:value="0.555570233019602" calcext:value-type="float">
            <text:p>0.555570233</text:p>
          </table:table-cell>
          <table:table-cell table:formula="of:=([.C31] + 1) *[.$G$1]/2" office:value-type="float" office:value="39.7753657569044" calcext:value-type="float">
            <text:p>39.7753657569</text:p>
          </table:table-cell>
          <table:table-cell table:formula="of:=([.D31] + 1) *[.$G$1]/2" office:value-type="float" office:value="0.038545401434483" calcext:value-type="float">
            <text:p>0.0385454014</text:p>
          </table:table-cell>
          <table:table-cell table:formula="of:=([.E31] + 1) *[.$G$1]/2" office:value-type="float" office:value="49.7782474566273" calcext:value-type="float">
            <text:p>49.7782474566</text:p>
          </table:table-cell>
          <table:table-cell table:formula="of:=INT([.F31])" office:value-type="float" office:value="39" calcext:value-type="float">
            <text:p>39</text:p>
          </table:table-cell>
          <table:table-cell table:formula="of:=INT([.G31])" office:value-type="float" office:value="0" calcext:value-type="float">
            <text:p>0</text:p>
          </table:table-cell>
          <table:table-cell table:formula="of:=INT([.H31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2 * PI() * [.A32]/[.$B$2])" office:value-type="float" office:value="0.195090322016128" calcext:value-type="float">
            <text:p>0.195090322</text:p>
          </table:table-cell>
          <table:table-cell table:formula="of:=[.B32]" office:value-type="float" office:value="0.195090322016128" calcext:value-type="float">
            <text:p>0.195090322</text:p>
          </table:table-cell>
          <table:table-cell table:formula="of:=[.B70]" office:value-type="float" office:value="-0.995184726672197" calcext:value-type="float">
            <text:p>-0.9951847267</text:p>
          </table:table-cell>
          <table:table-cell table:formula="of:=[.B113]" office:value-type="float" office:value="0.595699304492433" calcext:value-type="float">
            <text:p>0.5956993045</text:p>
          </table:table-cell>
          <table:table-cell table:formula="of:=([.C32] + 1) *[.$G$1]/2" office:value-type="float" office:value="38.2428903045161" calcext:value-type="float">
            <text:p>38.2428903045</text:p>
          </table:table-cell>
          <table:table-cell table:formula="of:=([.D32] + 1) *[.$G$1]/2" office:value-type="float" office:value="0.154088746489698" calcext:value-type="float">
            <text:p>0.1540887465</text:p>
          </table:table-cell>
          <table:table-cell table:formula="of:=([.E32] + 1) *[.$G$1]/2" office:value-type="float" office:value="51.0623777437579" calcext:value-type="float">
            <text:p>51.0623777438</text:p>
          </table:table-cell>
          <table:table-cell table:formula="of:=INT([.F32])" office:value-type="float" office:value="38" calcext:value-type="float">
            <text:p>38</text:p>
          </table:table-cell>
          <table:table-cell table:formula="of:=INT([.G32])" office:value-type="float" office:value="0" calcext:value-type="float">
            <text:p>0</text:p>
          </table:table-cell>
          <table:table-cell table:formula="of:=INT([.H32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2 * PI() * [.A33]/[.$B$2])" office:value-type="float" office:value="0.146730474455362" calcext:value-type="float">
            <text:p>0.1467304745</text:p>
          </table:table-cell>
          <table:table-cell table:formula="of:=[.B33]" office:value-type="float" office:value="0.146730474455362" calcext:value-type="float">
            <text:p>0.1467304745</text:p>
          </table:table-cell>
          <table:table-cell table:formula="of:=[.B71]" office:value-type="float" office:value="-0.989176509964781" calcext:value-type="float">
            <text:p>-0.98917651</text:p>
          </table:table-cell>
          <table:table-cell table:formula="of:=[.B114]" office:value-type="float" office:value="0.634393284163646" calcext:value-type="float">
            <text:p>0.6343932842</text:p>
          </table:table-cell>
          <table:table-cell table:formula="of:=([.C33] + 1) *[.$G$1]/2" office:value-type="float" office:value="36.6953751825716" calcext:value-type="float">
            <text:p>36.6953751826</text:p>
          </table:table-cell>
          <table:table-cell table:formula="of:=([.D33] + 1) *[.$G$1]/2" office:value-type="float" office:value="0.346351681127008" calcext:value-type="float">
            <text:p>0.3463516811</text:p>
          </table:table-cell>
          <table:table-cell table:formula="of:=([.E33] + 1) *[.$G$1]/2" office:value-type="float" office:value="52.3005850932367" calcext:value-type="float">
            <text:p>52.3005850932</text:p>
          </table:table-cell>
          <table:table-cell table:formula="of:=INT([.F33])" office:value-type="float" office:value="36" calcext:value-type="float">
            <text:p>36</text:p>
          </table:table-cell>
          <table:table-cell table:formula="of:=INT([.G33])" office:value-type="float" office:value="0" calcext:value-type="float">
            <text:p>0</text:p>
          </table:table-cell>
          <table:table-cell table:formula="of:=INT([.H33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2 * PI() * [.A34]/[.$B$2])" office:value-type="float" office:value="0.0980171403295608" calcext:value-type="float">
            <text:p>0.0980171403</text:p>
          </table:table-cell>
          <table:table-cell table:formula="of:=[.B34]" office:value-type="float" office:value="0.0980171403295608" calcext:value-type="float">
            <text:p>0.0980171403</text:p>
          </table:table-cell>
          <table:table-cell table:formula="of:=[.B72]" office:value-type="float" office:value="-0.98078528040323" calcext:value-type="float">
            <text:p>-0.9807852804</text:p>
          </table:table-cell>
          <table:table-cell table:formula="of:=[.B115]" office:value-type="float" office:value="0.671558954847018" calcext:value-type="float">
            <text:p>0.6715589548</text:p>
          </table:table-cell>
          <table:table-cell table:formula="of:=([.C34] + 1) *[.$G$1]/2" office:value-type="float" office:value="35.1365484905459" calcext:value-type="float">
            <text:p>35.1365484905</text:p>
          </table:table-cell>
          <table:table-cell table:formula="of:=([.D34] + 1) *[.$G$1]/2" office:value-type="float" office:value="0.614871027096626" calcext:value-type="float">
            <text:p>0.6148710271</text:p>
          </table:table-cell>
          <table:table-cell table:formula="of:=([.E34] + 1) *[.$G$1]/2" office:value-type="float" office:value="53.4898865551046" calcext:value-type="float">
            <text:p>53.4898865551</text:p>
          </table:table-cell>
          <table:table-cell table:formula="of:=INT([.F34])" office:value-type="float" office:value="35" calcext:value-type="float">
            <text:p>35</text:p>
          </table:table-cell>
          <table:table-cell table:formula="of:=INT([.G34])" office:value-type="float" office:value="0" calcext:value-type="float">
            <text:p>0</text:p>
          </table:table-cell>
          <table:table-cell table:formula="of:=INT([.H34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2 * PI() * [.A35]/[.$B$2])" office:value-type="float" office:value="0.0490676743274181" calcext:value-type="float">
            <text:p>0.0490676743</text:p>
          </table:table-cell>
          <table:table-cell table:formula="of:=[.B35]" office:value-type="float" office:value="0.0490676743274181" calcext:value-type="float">
            <text:p>0.0490676743</text:p>
          </table:table-cell>
          <table:table-cell table:formula="of:=[.B73]" office:value-type="float" office:value="-0.970031253194544" calcext:value-type="float">
            <text:p>-0.9700312532</text:p>
          </table:table-cell>
          <table:table-cell table:formula="of:=[.B116]" office:value-type="float" office:value="0.707106781186547" calcext:value-type="float">
            <text:p>0.7071067812</text:p>
          </table:table-cell>
          <table:table-cell table:formula="of:=([.C35] + 1) *[.$G$1]/2" office:value-type="float" office:value="33.5701655784774" calcext:value-type="float">
            <text:p>33.5701655785</text:p>
          </table:table-cell>
          <table:table-cell table:formula="of:=([.D35] + 1) *[.$G$1]/2" office:value-type="float" office:value="0.958999897774593" calcext:value-type="float">
            <text:p>0.9589998978</text:p>
          </table:table-cell>
          <table:table-cell table:formula="of:=([.E35] + 1) *[.$G$1]/2" office:value-type="float" office:value="54.6274169979695" calcext:value-type="float">
            <text:p>54.627416998</text:p>
          </table:table-cell>
          <table:table-cell table:formula="of:=INT([.F35])" office:value-type="float" office:value="33" calcext:value-type="float">
            <text:p>33</text:p>
          </table:table-cell>
          <table:table-cell table:formula="of:=INT([.G35])" office:value-type="float" office:value="0" calcext:value-type="float">
            <text:p>0</text:p>
          </table:table-cell>
          <table:table-cell table:formula="of:=INT([.H35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S(2 * PI() * [.A36]/[.$B$2])" office:value-type="float" office:value="6.12323399573677E-017" calcext:value-type="float">
            <text:p>6.12323399573677E-17</text:p>
          </table:table-cell>
          <table:table-cell table:formula="of:=[.B36]" office:value-type="float" office:value="6.12323399573677E-017" calcext:value-type="float">
            <text:p>6.12323399573677E-17</text:p>
          </table:table-cell>
          <table:table-cell table:formula="of:=[.B74]" office:value-type="float" office:value="-0.956940335732209" calcext:value-type="float">
            <text:p>-0.9569403357</text:p>
          </table:table-cell>
          <table:table-cell table:formula="of:=[.B117]" office:value-type="float" office:value="0.740951125354959" calcext:value-type="float">
            <text:p>0.7409511254</text:p>
          </table:table-cell>
          <table:table-cell table:formula="of:=([.C36] + 1) *[.$G$1]/2" office:value-type="float" office:value="32" calcext:value-type="float">
            <text:p>32</text:p>
          </table:table-cell>
          <table:table-cell table:formula="of:=([.D36] + 1) *[.$G$1]/2" office:value-type="float" office:value="1.37790925656931" calcext:value-type="float">
            <text:p>1.3779092566</text:p>
          </table:table-cell>
          <table:table-cell table:formula="of:=([.E36] + 1) *[.$G$1]/2" office:value-type="float" office:value="55.7104360113587" calcext:value-type="float">
            <text:p>55.7104360114</text:p>
          </table:table-cell>
          <table:table-cell table:formula="of:=INT([.F36])" office:value-type="float" office:value="32" calcext:value-type="float">
            <text:p>32</text:p>
          </table:table-cell>
          <table:table-cell table:formula="of:=INT([.G36])" office:value-type="float" office:value="1" calcext:value-type="float">
            <text:p>1</text:p>
          </table:table-cell>
          <table:table-cell table:formula="of:=INT([.H36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S(2 * PI() * [.A37]/[.$B$2])" office:value-type="float" office:value="-0.049067674327418" calcext:value-type="float">
            <text:p>-0.0490676743</text:p>
          </table:table-cell>
          <table:table-cell table:formula="of:=[.B37]" office:value-type="float" office:value="-0.049067674327418" calcext:value-type="float">
            <text:p>-0.0490676743</text:p>
          </table:table-cell>
          <table:table-cell table:formula="of:=[.B75]" office:value-type="float" office:value="-0.941544065183021" calcext:value-type="float">
            <text:p>-0.9415440652</text:p>
          </table:table-cell>
          <table:table-cell table:formula="of:=[.B118]" office:value-type="float" office:value="0.773010453362737" calcext:value-type="float">
            <text:p>0.7730104534</text:p>
          </table:table-cell>
          <table:table-cell table:formula="of:=([.C37] + 1) *[.$G$1]/2" office:value-type="float" office:value="30.4298344215226" calcext:value-type="float">
            <text:p>30.4298344215</text:p>
          </table:table-cell>
          <table:table-cell table:formula="of:=([.D37] + 1) *[.$G$1]/2" office:value-type="float" office:value="1.87058991414333" calcext:value-type="float">
            <text:p>1.8705899141</text:p>
          </table:table-cell>
          <table:table-cell table:formula="of:=([.E37] + 1) *[.$G$1]/2" office:value-type="float" office:value="56.7363345076076" calcext:value-type="float">
            <text:p>56.7363345076</text:p>
          </table:table-cell>
          <table:table-cell table:formula="of:=INT([.F37])" office:value-type="float" office:value="30" calcext:value-type="float">
            <text:p>30</text:p>
          </table:table-cell>
          <table:table-cell table:formula="of:=INT([.G37])" office:value-type="float" office:value="1" calcext:value-type="float">
            <text:p>1</text:p>
          </table:table-cell>
          <table:table-cell table:formula="of:=INT([.H37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S(2 * PI() * [.A38]/[.$B$2])" office:value-type="float" office:value="-0.0980171403295607" calcext:value-type="float">
            <text:p>-0.0980171403</text:p>
          </table:table-cell>
          <table:table-cell table:formula="of:=[.B38]" office:value-type="float" office:value="-0.0980171403295607" calcext:value-type="float">
            <text:p>-0.0980171403</text:p>
          </table:table-cell>
          <table:table-cell table:formula="of:=[.B76]" office:value-type="float" office:value="-0.923879532511287" calcext:value-type="float">
            <text:p>-0.9238795325</text:p>
          </table:table-cell>
          <table:table-cell table:formula="of:=[.B119]" office:value-type="float" office:value="0.803207531480645" calcext:value-type="float">
            <text:p>0.8032075315</text:p>
          </table:table-cell>
          <table:table-cell table:formula="of:=([.C38] + 1) *[.$G$1]/2" office:value-type="float" office:value="28.8634515094541" calcext:value-type="float">
            <text:p>28.8634515095</text:p>
          </table:table-cell>
          <table:table-cell table:formula="of:=([.D38] + 1) *[.$G$1]/2" office:value-type="float" office:value="2.43585495963882" calcext:value-type="float">
            <text:p>2.4358549596</text:p>
          </table:table-cell>
          <table:table-cell table:formula="of:=([.E38] + 1) *[.$G$1]/2" office:value-type="float" office:value="57.7026410073806" calcext:value-type="float">
            <text:p>57.7026410074</text:p>
          </table:table-cell>
          <table:table-cell table:formula="of:=INT([.F38])" office:value-type="float" office:value="28" calcext:value-type="float">
            <text:p>28</text:p>
          </table:table-cell>
          <table:table-cell table:formula="of:=INT([.G38])" office:value-type="float" office:value="2" calcext:value-type="float">
            <text:p>2</text:p>
          </table:table-cell>
          <table:table-cell table:formula="of:=INT([.H38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S(2 * PI() * [.A39]/[.$B$2])" office:value-type="float" office:value="-0.146730474455362" calcext:value-type="float">
            <text:p>-0.1467304745</text:p>
          </table:table-cell>
          <table:table-cell table:formula="of:=[.B39]" office:value-type="float" office:value="-0.146730474455362" calcext:value-type="float">
            <text:p>-0.1467304745</text:p>
          </table:table-cell>
          <table:table-cell table:formula="of:=[.B77]" office:value-type="float" office:value="-0.903989293123443" calcext:value-type="float">
            <text:p>-0.9039892931</text:p>
          </table:table-cell>
          <table:table-cell table:formula="of:=[.B120]" office:value-type="float" office:value="0.831469612302545" calcext:value-type="float">
            <text:p>0.8314696123</text:p>
          </table:table-cell>
          <table:table-cell table:formula="of:=([.C39] + 1) *[.$G$1]/2" office:value-type="float" office:value="27.3046248174284" calcext:value-type="float">
            <text:p>27.3046248174</text:p>
          </table:table-cell>
          <table:table-cell table:formula="of:=([.D39] + 1) *[.$G$1]/2" office:value-type="float" office:value="3.07234262004981" calcext:value-type="float">
            <text:p>3.07234262</text:p>
          </table:table-cell>
          <table:table-cell table:formula="of:=([.E39] + 1) *[.$G$1]/2" office:value-type="float" office:value="58.6070275936815" calcext:value-type="float">
            <text:p>58.6070275937</text:p>
          </table:table-cell>
          <table:table-cell table:formula="of:=INT([.F39])" office:value-type="float" office:value="27" calcext:value-type="float">
            <text:p>27</text:p>
          </table:table-cell>
          <table:table-cell table:formula="of:=INT([.G39])" office:value-type="float" office:value="3" calcext:value-type="float">
            <text:p>3</text:p>
          </table:table-cell>
          <table:table-cell table:formula="of:=INT([.H3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S(2 * PI() * [.A40]/[.$B$2])" office:value-type="float" office:value="-0.195090322016128" calcext:value-type="float">
            <text:p>-0.195090322</text:p>
          </table:table-cell>
          <table:table-cell table:formula="of:=[.B40]" office:value-type="float" office:value="-0.195090322016128" calcext:value-type="float">
            <text:p>-0.195090322</text:p>
          </table:table-cell>
          <table:table-cell table:formula="of:=[.B78]" office:value-type="float" office:value="-0.881921264348355" calcext:value-type="float">
            <text:p>-0.8819212643</text:p>
          </table:table-cell>
          <table:table-cell table:formula="of:=[.B121]" office:value-type="float" office:value="0.857728610000272" calcext:value-type="float">
            <text:p>0.85772861</text:p>
          </table:table-cell>
          <table:table-cell table:formula="of:=([.C40] + 1) *[.$G$1]/2" office:value-type="float" office:value="25.7571096954839" calcext:value-type="float">
            <text:p>25.7571096955</text:p>
          </table:table-cell>
          <table:table-cell table:formula="of:=([.D40] + 1) *[.$G$1]/2" office:value-type="float" office:value="3.77851954085264" calcext:value-type="float">
            <text:p>3.7785195409</text:p>
          </table:table-cell>
          <table:table-cell table:formula="of:=([.E40] + 1) *[.$G$1]/2" office:value-type="float" office:value="59.4473155200087" calcext:value-type="float">
            <text:p>59.44731552</text:p>
          </table:table-cell>
          <table:table-cell table:formula="of:=INT([.F40])" office:value-type="float" office:value="25" calcext:value-type="float">
            <text:p>25</text:p>
          </table:table-cell>
          <table:table-cell table:formula="of:=INT([.G40])" office:value-type="float" office:value="3" calcext:value-type="float">
            <text:p>3</text:p>
          </table:table-cell>
          <table:table-cell table:formula="of:=INT([.H4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S(2 * PI() * [.A41]/[.$B$2])" office:value-type="float" office:value="-0.242980179903264" calcext:value-type="float">
            <text:p>-0.2429801799</text:p>
          </table:table-cell>
          <table:table-cell table:formula="of:=[.B41]" office:value-type="float" office:value="-0.242980179903264" calcext:value-type="float">
            <text:p>-0.2429801799</text:p>
          </table:table-cell>
          <table:table-cell table:formula="of:=[.B79]" office:value-type="float" office:value="-0.857728610000272" calcext:value-type="float">
            <text:p>-0.85772861</text:p>
          </table:table-cell>
          <table:table-cell table:formula="of:=[.B122]" office:value-type="float" office:value="0.881921264348355" calcext:value-type="float">
            <text:p>0.8819212643</text:p>
          </table:table-cell>
          <table:table-cell table:formula="of:=([.C41] + 1) *[.$G$1]/2" office:value-type="float" office:value="24.2246342430956" calcext:value-type="float">
            <text:p>24.2246342431</text:p>
          </table:table-cell>
          <table:table-cell table:formula="of:=([.D41] + 1) *[.$G$1]/2" office:value-type="float" office:value="4.55268447999129" calcext:value-type="float">
            <text:p>4.55268448</text:p>
          </table:table-cell>
          <table:table-cell table:formula="of:=([.E41] + 1) *[.$G$1]/2" office:value-type="float" office:value="60.2214804591474" calcext:value-type="float">
            <text:p>60.2214804591</text:p>
          </table:table-cell>
          <table:table-cell table:formula="of:=INT([.F41])" office:value-type="float" office:value="24" calcext:value-type="float">
            <text:p>24</text:p>
          </table:table-cell>
          <table:table-cell table:formula="of:=INT([.G41])" office:value-type="float" office:value="4" calcext:value-type="float">
            <text:p>4</text:p>
          </table:table-cell>
          <table:table-cell table:formula="of:=INT([.H4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S(2 * PI() * [.A42]/[.$B$2])" office:value-type="float" office:value="-0.290284677254462" calcext:value-type="float">
            <text:p>-0.2902846773</text:p>
          </table:table-cell>
          <table:table-cell table:formula="of:=[.B42]" office:value-type="float" office:value="-0.290284677254462" calcext:value-type="float">
            <text:p>-0.2902846773</text:p>
          </table:table-cell>
          <table:table-cell table:formula="of:=[.B80]" office:value-type="float" office:value="-0.831469612302545" calcext:value-type="float">
            <text:p>-0.8314696123</text:p>
          </table:table-cell>
          <table:table-cell table:formula="of:=[.B123]" office:value-type="float" office:value="0.903989293123443" calcext:value-type="float">
            <text:p>0.9039892931</text:p>
          </table:table-cell>
          <table:table-cell table:formula="of:=([.C42] + 1) *[.$G$1]/2" office:value-type="float" office:value="22.7108903278572" calcext:value-type="float">
            <text:p>22.7108903279</text:p>
          </table:table-cell>
          <table:table-cell table:formula="of:=([.D42] + 1) *[.$G$1]/2" office:value-type="float" office:value="5.39297240631855" calcext:value-type="float">
            <text:p>5.3929724063</text:p>
          </table:table-cell>
          <table:table-cell table:formula="of:=([.E42] + 1) *[.$G$1]/2" office:value-type="float" office:value="60.9276573799502" calcext:value-type="float">
            <text:p>60.92765738</text:p>
          </table:table-cell>
          <table:table-cell table:formula="of:=INT([.F42])" office:value-type="float" office:value="22" calcext:value-type="float">
            <text:p>22</text:p>
          </table:table-cell>
          <table:table-cell table:formula="of:=INT([.G42])" office:value-type="float" office:value="5" calcext:value-type="float">
            <text:p>5</text:p>
          </table:table-cell>
          <table:table-cell table:formula="of:=INT([.H42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S(2 * PI() * [.A43]/[.$B$2])" office:value-type="float" office:value="-0.33688985339222" calcext:value-type="float">
            <text:p>-0.3368898534</text:p>
          </table:table-cell>
          <table:table-cell table:formula="of:=[.B43]" office:value-type="float" office:value="-0.33688985339222" calcext:value-type="float">
            <text:p>-0.3368898534</text:p>
          </table:table-cell>
          <table:table-cell table:formula="of:=[.B81]" office:value-type="float" office:value="-0.803207531480645" calcext:value-type="float">
            <text:p>-0.8032075315</text:p>
          </table:table-cell>
          <table:table-cell table:formula="of:=[.B124]" office:value-type="float" office:value="0.923879532511286" calcext:value-type="float">
            <text:p>0.9238795325</text:p>
          </table:table-cell>
          <table:table-cell table:formula="of:=([.C43] + 1) *[.$G$1]/2" office:value-type="float" office:value="21.219524691449" calcext:value-type="float">
            <text:p>21.2195246914</text:p>
          </table:table-cell>
          <table:table-cell table:formula="of:=([.D43] + 1) *[.$G$1]/2" office:value-type="float" office:value="6.29735899261936" calcext:value-type="float">
            <text:p>6.2973589926</text:p>
          </table:table-cell>
          <table:table-cell table:formula="of:=([.E43] + 1) *[.$G$1]/2" office:value-type="float" office:value="61.5641450403612" calcext:value-type="float">
            <text:p>61.5641450404</text:p>
          </table:table-cell>
          <table:table-cell table:formula="of:=INT([.F43])" office:value-type="float" office:value="21" calcext:value-type="float">
            <text:p>21</text:p>
          </table:table-cell>
          <table:table-cell table:formula="of:=INT([.G43])" office:value-type="float" office:value="6" calcext:value-type="float">
            <text:p>6</text:p>
          </table:table-cell>
          <table:table-cell table:formula="of:=INT([.H43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S(2 * PI() * [.A44]/[.$B$2])" office:value-type="float" office:value="-0.38268343236509" calcext:value-type="float">
            <text:p>-0.3826834324</text:p>
          </table:table-cell>
          <table:table-cell table:formula="of:=[.B44]" office:value-type="float" office:value="-0.38268343236509" calcext:value-type="float">
            <text:p>-0.3826834324</text:p>
          </table:table-cell>
          <table:table-cell table:formula="of:=[.B82]" office:value-type="float" office:value="-0.773010453362737" calcext:value-type="float">
            <text:p>-0.7730104534</text:p>
          </table:table-cell>
          <table:table-cell table:formula="of:=[.B125]" office:value-type="float" office:value="0.941544065183021" calcext:value-type="float">
            <text:p>0.9415440652</text:p>
          </table:table-cell>
          <table:table-cell table:formula="of:=([.C44] + 1) *[.$G$1]/2" office:value-type="float" office:value="19.7541301643171" calcext:value-type="float">
            <text:p>19.7541301643</text:p>
          </table:table-cell>
          <table:table-cell table:formula="of:=([.D44] + 1) *[.$G$1]/2" office:value-type="float" office:value="7.26366549239241" calcext:value-type="float">
            <text:p>7.2636654924</text:p>
          </table:table-cell>
          <table:table-cell table:formula="of:=([.E44] + 1) *[.$G$1]/2" office:value-type="float" office:value="62.1294100858567" calcext:value-type="float">
            <text:p>62.1294100859</text:p>
          </table:table-cell>
          <table:table-cell table:formula="of:=INT([.F44])" office:value-type="float" office:value="19" calcext:value-type="float">
            <text:p>19</text:p>
          </table:table-cell>
          <table:table-cell table:formula="of:=INT([.G44])" office:value-type="float" office:value="7" calcext:value-type="float">
            <text:p>7</text:p>
          </table:table-cell>
          <table:table-cell table:formula="of:=INT([.H44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S(2 * PI() * [.A45]/[.$B$2])" office:value-type="float" office:value="-0.427555093430282" calcext:value-type="float">
            <text:p>-0.4275550934</text:p>
          </table:table-cell>
          <table:table-cell table:formula="of:=[.B45]" office:value-type="float" office:value="-0.427555093430282" calcext:value-type="float">
            <text:p>-0.4275550934</text:p>
          </table:table-cell>
          <table:table-cell table:formula="of:=[.B83]" office:value-type="float" office:value="-0.740951125354959" calcext:value-type="float">
            <text:p>-0.7409511254</text:p>
          </table:table-cell>
          <table:table-cell table:formula="of:=[.B126]" office:value-type="float" office:value="0.956940335732209" calcext:value-type="float">
            <text:p>0.9569403357</text:p>
          </table:table-cell>
          <table:table-cell table:formula="of:=([.C45] + 1) *[.$G$1]/2" office:value-type="float" office:value="18.318237010231" calcext:value-type="float">
            <text:p>18.3182370102</text:p>
          </table:table-cell>
          <table:table-cell table:formula="of:=([.D45] + 1) *[.$G$1]/2" office:value-type="float" office:value="8.28956398864131" calcext:value-type="float">
            <text:p>8.2895639886</text:p>
          </table:table-cell>
          <table:table-cell table:formula="of:=([.E45] + 1) *[.$G$1]/2" office:value-type="float" office:value="62.6220907434307" calcext:value-type="float">
            <text:p>62.6220907434</text:p>
          </table:table-cell>
          <table:table-cell table:formula="of:=INT([.F45])" office:value-type="float" office:value="18" calcext:value-type="float">
            <text:p>18</text:p>
          </table:table-cell>
          <table:table-cell table:formula="of:=INT([.G45])" office:value-type="float" office:value="8" calcext:value-type="float">
            <text:p>8</text:p>
          </table:table-cell>
          <table:table-cell table:formula="of:=INT([.H45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S(2 * PI() * [.A46]/[.$B$2])" office:value-type="float" office:value="-0.471396736825998" calcext:value-type="float">
            <text:p>-0.4713967368</text:p>
          </table:table-cell>
          <table:table-cell table:formula="of:=[.B46]" office:value-type="float" office:value="-0.471396736825998" calcext:value-type="float">
            <text:p>-0.4713967368</text:p>
          </table:table-cell>
          <table:table-cell table:formula="of:=[.B84]" office:value-type="float" office:value="-0.707106781186548" calcext:value-type="float">
            <text:p>-0.7071067812</text:p>
          </table:table-cell>
          <table:table-cell table:formula="of:=[.B127]" office:value-type="float" office:value="0.970031253194544" calcext:value-type="float">
            <text:p>0.9700312532</text:p>
          </table:table-cell>
          <table:table-cell table:formula="of:=([.C46] + 1) *[.$G$1]/2" office:value-type="float" office:value="16.9153044215681" calcext:value-type="float">
            <text:p>16.9153044216</text:p>
          </table:table-cell>
          <table:table-cell table:formula="of:=([.D46] + 1) *[.$G$1]/2" office:value-type="float" office:value="9.37258300203047" calcext:value-type="float">
            <text:p>9.372583002</text:p>
          </table:table-cell>
          <table:table-cell table:formula="of:=([.E46] + 1) *[.$G$1]/2" office:value-type="float" office:value="63.0410001022254" calcext:value-type="float">
            <text:p>63.0410001022</text:p>
          </table:table-cell>
          <table:table-cell table:formula="of:=INT([.F46])" office:value-type="float" office:value="16" calcext:value-type="float">
            <text:p>16</text:p>
          </table:table-cell>
          <table:table-cell table:formula="of:=INT([.G46])" office:value-type="float" office:value="9" calcext:value-type="float">
            <text:p>9</text:p>
          </table:table-cell>
          <table:table-cell table:formula="of:=INT([.H46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S(2 * PI() * [.A47]/[.$B$2])" office:value-type="float" office:value="-0.514102744193222" calcext:value-type="float">
            <text:p>-0.5141027442</text:p>
          </table:table-cell>
          <table:table-cell table:formula="of:=[.B47]" office:value-type="float" office:value="-0.514102744193222" calcext:value-type="float">
            <text:p>-0.5141027442</text:p>
          </table:table-cell>
          <table:table-cell table:formula="of:=[.B85]" office:value-type="float" office:value="-0.671558954847019" calcext:value-type="float">
            <text:p>-0.6715589548</text:p>
          </table:table-cell>
          <table:table-cell table:formula="of:=[.B128]" office:value-type="float" office:value="0.98078528040323" calcext:value-type="float">
            <text:p>0.9807852804</text:p>
          </table:table-cell>
          <table:table-cell table:formula="of:=([.C47] + 1) *[.$G$1]/2" office:value-type="float" office:value="15.5487121858169" calcext:value-type="float">
            <text:p>15.5487121858</text:p>
          </table:table-cell>
          <table:table-cell table:formula="of:=([.D47] + 1) *[.$G$1]/2" office:value-type="float" office:value="10.5101134448954" calcext:value-type="float">
            <text:p>10.5101134449</text:p>
          </table:table-cell>
          <table:table-cell table:formula="of:=([.E47] + 1) *[.$G$1]/2" office:value-type="float" office:value="63.3851289729034" calcext:value-type="float">
            <text:p>63.3851289729</text:p>
          </table:table-cell>
          <table:table-cell table:formula="of:=INT([.F47])" office:value-type="float" office:value="15" calcext:value-type="float">
            <text:p>15</text:p>
          </table:table-cell>
          <table:table-cell table:formula="of:=INT([.G47])" office:value-type="float" office:value="10" calcext:value-type="float">
            <text:p>10</text:p>
          </table:table-cell>
          <table:table-cell table:formula="of:=INT([.H47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S(2 * PI() * [.A48]/[.$B$2])" office:value-type="float" office:value="-0.555570233019602" calcext:value-type="float">
            <text:p>-0.555570233</text:p>
          </table:table-cell>
          <table:table-cell table:formula="of:=[.B48]" office:value-type="float" office:value="-0.555570233019602" calcext:value-type="float">
            <text:p>-0.555570233</text:p>
          </table:table-cell>
          <table:table-cell table:formula="of:=[.B86]" office:value-type="float" office:value="-0.634393284163646" calcext:value-type="float">
            <text:p>-0.6343932842</text:p>
          </table:table-cell>
          <table:table-cell table:formula="of:=[.B129]" office:value-type="float" office:value="0.989176509964781" calcext:value-type="float">
            <text:p>0.98917651</text:p>
          </table:table-cell>
          <table:table-cell table:formula="of:=([.C48] + 1) *[.$G$1]/2" office:value-type="float" office:value="14.2217525433727" calcext:value-type="float">
            <text:p>14.2217525434</text:p>
          </table:table-cell>
          <table:table-cell table:formula="of:=([.D48] + 1) *[.$G$1]/2" office:value-type="float" office:value="11.6994149067633" calcext:value-type="float">
            <text:p>11.6994149068</text:p>
          </table:table-cell>
          <table:table-cell table:formula="of:=([.E48] + 1) *[.$G$1]/2" office:value-type="float" office:value="63.653648318873" calcext:value-type="float">
            <text:p>63.6536483189</text:p>
          </table:table-cell>
          <table:table-cell table:formula="of:=INT([.F48])" office:value-type="float" office:value="14" calcext:value-type="float">
            <text:p>14</text:p>
          </table:table-cell>
          <table:table-cell table:formula="of:=INT([.G48])" office:value-type="float" office:value="11" calcext:value-type="float">
            <text:p>11</text:p>
          </table:table-cell>
          <table:table-cell table:formula="of:=INT([.H48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S(2 * PI() * [.A49]/[.$B$2])" office:value-type="float" office:value="-0.595699304492433" calcext:value-type="float">
            <text:p>-0.5956993045</text:p>
          </table:table-cell>
          <table:table-cell table:formula="of:=[.B49]" office:value-type="float" office:value="-0.595699304492433" calcext:value-type="float">
            <text:p>-0.5956993045</text:p>
          </table:table-cell>
          <table:table-cell table:formula="of:=[.B87]" office:value-type="float" office:value="-0.595699304492433" calcext:value-type="float">
            <text:p>-0.5956993045</text:p>
          </table:table-cell>
          <table:table-cell table:formula="of:=[.B130]" office:value-type="float" office:value="0.995184726672197" calcext:value-type="float">
            <text:p>0.9951847267</text:p>
          </table:table-cell>
          <table:table-cell table:formula="of:=([.C49] + 1) *[.$G$1]/2" office:value-type="float" office:value="12.9376222562421" calcext:value-type="float">
            <text:p>12.9376222562</text:p>
          </table:table-cell>
          <table:table-cell table:formula="of:=([.D49] + 1) *[.$G$1]/2" office:value-type="float" office:value="12.9376222562421" calcext:value-type="float">
            <text:p>12.9376222562</text:p>
          </table:table-cell>
          <table:table-cell table:formula="of:=([.E49] + 1) *[.$G$1]/2" office:value-type="float" office:value="63.8459112535103" calcext:value-type="float">
            <text:p>63.8459112535</text:p>
          </table:table-cell>
          <table:table-cell table:formula="of:=INT([.F49])" office:value-type="float" office:value="12" calcext:value-type="float">
            <text:p>12</text:p>
          </table:table-cell>
          <table:table-cell table:formula="of:=INT([.G49])" office:value-type="float" office:value="12" calcext:value-type="float">
            <text:p>12</text:p>
          </table:table-cell>
          <table:table-cell table:formula="of:=INT([.H49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S(2 * PI() * [.A50]/[.$B$2])" office:value-type="float" office:value="-0.634393284163645" calcext:value-type="float">
            <text:p>-0.6343932842</text:p>
          </table:table-cell>
          <table:table-cell table:formula="of:=[.B50]" office:value-type="float" office:value="-0.634393284163645" calcext:value-type="float">
            <text:p>-0.6343932842</text:p>
          </table:table-cell>
          <table:table-cell table:formula="of:=[.B88]" office:value-type="float" office:value="-0.555570233019602" calcext:value-type="float">
            <text:p>-0.555570233</text:p>
          </table:table-cell>
          <table:table-cell table:formula="of:=[.B131]" office:value-type="float" office:value="0.998795456205172" calcext:value-type="float">
            <text:p>0.9987954562</text:p>
          </table:table-cell>
          <table:table-cell table:formula="of:=([.C50] + 1) *[.$G$1]/2" office:value-type="float" office:value="11.6994149067633" calcext:value-type="float">
            <text:p>11.6994149068</text:p>
          </table:table-cell>
          <table:table-cell table:formula="of:=([.D50] + 1) *[.$G$1]/2" office:value-type="float" office:value="14.2217525433727" calcext:value-type="float">
            <text:p>14.2217525434</text:p>
          </table:table-cell>
          <table:table-cell table:formula="of:=([.E50] + 1) *[.$G$1]/2" office:value-type="float" office:value="63.9614545985655" calcext:value-type="float">
            <text:p>63.9614545986</text:p>
          </table:table-cell>
          <table:table-cell table:formula="of:=INT([.F50])" office:value-type="float" office:value="11" calcext:value-type="float">
            <text:p>11</text:p>
          </table:table-cell>
          <table:table-cell table:formula="of:=INT([.G50])" office:value-type="float" office:value="14" calcext:value-type="float">
            <text:p>14</text:p>
          </table:table-cell>
          <table:table-cell table:formula="of:=INT([.H50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S(2 * PI() * [.A51]/[.$B$2])" office:value-type="float" office:value="-0.671558954847018" calcext:value-type="float">
            <text:p>-0.6715589548</text:p>
          </table:table-cell>
          <table:table-cell table:formula="of:=[.B51]" office:value-type="float" office:value="-0.671558954847018" calcext:value-type="float">
            <text:p>-0.6715589548</text:p>
          </table:table-cell>
          <table:table-cell table:formula="of:=[.B89]" office:value-type="float" office:value="-0.514102744193222" calcext:value-type="float">
            <text:p>-0.5141027442</text:p>
          </table:table-cell>
          <table:table-cell table:formula="of:=[.B4]" office:value-type="float" office:value="1" calcext:value-type="float">
            <text:p>1</text:p>
          </table:table-cell>
          <table:table-cell table:formula="of:=([.C51] + 1) *[.$G$1]/2" office:value-type="float" office:value="10.5101134448954" calcext:value-type="float">
            <text:p>10.5101134449</text:p>
          </table:table-cell>
          <table:table-cell table:formula="of:=([.D51] + 1) *[.$G$1]/2" office:value-type="float" office:value="15.5487121858169" calcext:value-type="float">
            <text:p>15.5487121858</text:p>
          </table:table-cell>
          <table:table-cell table:formula="of:=([.E51] + 1) *[.$G$1]/2" office:value-type="float" office:value="64" calcext:value-type="float">
            <text:p>64</text:p>
          </table:table-cell>
          <table:table-cell table:formula="of:=INT([.F51])" office:value-type="float" office:value="10" calcext:value-type="float">
            <text:p>10</text:p>
          </table:table-cell>
          <table:table-cell table:formula="of:=INT([.G51])" office:value-type="float" office:value="15" calcext:value-type="float">
            <text:p>15</text:p>
          </table:table-cell>
          <table:table-cell table:formula="of:=INT([.H51]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S(2 * PI() * [.A52]/[.$B$2])" office:value-type="float" office:value="-0.707106781186547" calcext:value-type="float">
            <text:p>-0.7071067812</text:p>
          </table:table-cell>
          <table:table-cell table:formula="of:=[.B52]" office:value-type="float" office:value="-0.707106781186547" calcext:value-type="float">
            <text:p>-0.7071067812</text:p>
          </table:table-cell>
          <table:table-cell table:formula="of:=[.B90]" office:value-type="float" office:value="-0.471396736825998" calcext:value-type="float">
            <text:p>-0.4713967368</text:p>
          </table:table-cell>
          <table:table-cell table:formula="of:=[.B5]" office:value-type="float" office:value="0.998795456205172" calcext:value-type="float">
            <text:p>0.9987954562</text:p>
          </table:table-cell>
          <table:table-cell table:formula="of:=([.C52] + 1) *[.$G$1]/2" office:value-type="float" office:value="9.37258300203048" calcext:value-type="float">
            <text:p>9.372583002</text:p>
          </table:table-cell>
          <table:table-cell table:formula="of:=([.D52] + 1) *[.$G$1]/2" office:value-type="float" office:value="16.9153044215681" calcext:value-type="float">
            <text:p>16.9153044216</text:p>
          </table:table-cell>
          <table:table-cell table:formula="of:=([.E52] + 1) *[.$G$1]/2" office:value-type="float" office:value="63.9614545985655" calcext:value-type="float">
            <text:p>63.9614545986</text:p>
          </table:table-cell>
          <table:table-cell table:formula="of:=INT([.F52])" office:value-type="float" office:value="9" calcext:value-type="float">
            <text:p>9</text:p>
          </table:table-cell>
          <table:table-cell table:formula="of:=INT([.G52])" office:value-type="float" office:value="16" calcext:value-type="float">
            <text:p>16</text:p>
          </table:table-cell>
          <table:table-cell table:formula="of:=INT([.H52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S(2 * PI() * [.A53]/[.$B$2])" office:value-type="float" office:value="-0.740951125354959" calcext:value-type="float">
            <text:p>-0.7409511254</text:p>
          </table:table-cell>
          <table:table-cell table:formula="of:=[.B53]" office:value-type="float" office:value="-0.740951125354959" calcext:value-type="float">
            <text:p>-0.7409511254</text:p>
          </table:table-cell>
          <table:table-cell table:formula="of:=[.B91]" office:value-type="float" office:value="-0.427555093430282" calcext:value-type="float">
            <text:p>-0.4275550934</text:p>
          </table:table-cell>
          <table:table-cell table:formula="of:=[.B6]" office:value-type="float" office:value="0.995184726672197" calcext:value-type="float">
            <text:p>0.9951847267</text:p>
          </table:table-cell>
          <table:table-cell table:formula="of:=([.C53] + 1) *[.$G$1]/2" office:value-type="float" office:value="8.28956398864132" calcext:value-type="float">
            <text:p>8.2895639886</text:p>
          </table:table-cell>
          <table:table-cell table:formula="of:=([.D53] + 1) *[.$G$1]/2" office:value-type="float" office:value="18.318237010231" calcext:value-type="float">
            <text:p>18.3182370102</text:p>
          </table:table-cell>
          <table:table-cell table:formula="of:=([.E53] + 1) *[.$G$1]/2" office:value-type="float" office:value="63.8459112535103" calcext:value-type="float">
            <text:p>63.8459112535</text:p>
          </table:table-cell>
          <table:table-cell table:formula="of:=INT([.F53])" office:value-type="float" office:value="8" calcext:value-type="float">
            <text:p>8</text:p>
          </table:table-cell>
          <table:table-cell table:formula="of:=INT([.G53])" office:value-type="float" office:value="18" calcext:value-type="float">
            <text:p>18</text:p>
          </table:table-cell>
          <table:table-cell table:formula="of:=INT([.H53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S(2 * PI() * [.A54]/[.$B$2])" office:value-type="float" office:value="-0.773010453362737" calcext:value-type="float">
            <text:p>-0.7730104534</text:p>
          </table:table-cell>
          <table:table-cell table:formula="of:=[.B54]" office:value-type="float" office:value="-0.773010453362737" calcext:value-type="float">
            <text:p>-0.7730104534</text:p>
          </table:table-cell>
          <table:table-cell table:formula="of:=[.B92]" office:value-type="float" office:value="-0.38268343236509" calcext:value-type="float">
            <text:p>-0.3826834324</text:p>
          </table:table-cell>
          <table:table-cell table:formula="of:=[.B7]" office:value-type="float" office:value="0.989176509964781" calcext:value-type="float">
            <text:p>0.98917651</text:p>
          </table:table-cell>
          <table:table-cell table:formula="of:=([.C54] + 1) *[.$G$1]/2" office:value-type="float" office:value="7.26366549239242" calcext:value-type="float">
            <text:p>7.2636654924</text:p>
          </table:table-cell>
          <table:table-cell table:formula="of:=([.D54] + 1) *[.$G$1]/2" office:value-type="float" office:value="19.7541301643171" calcext:value-type="float">
            <text:p>19.7541301643</text:p>
          </table:table-cell>
          <table:table-cell table:formula="of:=([.E54] + 1) *[.$G$1]/2" office:value-type="float" office:value="63.653648318873" calcext:value-type="float">
            <text:p>63.6536483189</text:p>
          </table:table-cell>
          <table:table-cell table:formula="of:=INT([.F54])" office:value-type="float" office:value="7" calcext:value-type="float">
            <text:p>7</text:p>
          </table:table-cell>
          <table:table-cell table:formula="of:=INT([.G54])" office:value-type="float" office:value="19" calcext:value-type="float">
            <text:p>19</text:p>
          </table:table-cell>
          <table:table-cell table:formula="of:=INT([.H54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S(2 * PI() * [.A55]/[.$B$2])" office:value-type="float" office:value="-0.803207531480645" calcext:value-type="float">
            <text:p>-0.8032075315</text:p>
          </table:table-cell>
          <table:table-cell table:formula="of:=[.B55]" office:value-type="float" office:value="-0.803207531480645" calcext:value-type="float">
            <text:p>-0.8032075315</text:p>
          </table:table-cell>
          <table:table-cell table:formula="of:=[.B93]" office:value-type="float" office:value="-0.33688985339222" calcext:value-type="float">
            <text:p>-0.3368898534</text:p>
          </table:table-cell>
          <table:table-cell table:formula="of:=[.B8]" office:value-type="float" office:value="0.98078528040323" calcext:value-type="float">
            <text:p>0.9807852804</text:p>
          </table:table-cell>
          <table:table-cell table:formula="of:=([.C55] + 1) *[.$G$1]/2" office:value-type="float" office:value="6.29735899261937" calcext:value-type="float">
            <text:p>6.2973589926</text:p>
          </table:table-cell>
          <table:table-cell table:formula="of:=([.D55] + 1) *[.$G$1]/2" office:value-type="float" office:value="21.219524691449" calcext:value-type="float">
            <text:p>21.2195246914</text:p>
          </table:table-cell>
          <table:table-cell table:formula="of:=([.E55] + 1) *[.$G$1]/2" office:value-type="float" office:value="63.3851289729034" calcext:value-type="float">
            <text:p>63.3851289729</text:p>
          </table:table-cell>
          <table:table-cell table:formula="of:=INT([.F55])" office:value-type="float" office:value="6" calcext:value-type="float">
            <text:p>6</text:p>
          </table:table-cell>
          <table:table-cell table:formula="of:=INT([.G55])" office:value-type="float" office:value="21" calcext:value-type="float">
            <text:p>21</text:p>
          </table:table-cell>
          <table:table-cell table:formula="of:=INT([.H55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S(2 * PI() * [.A56]/[.$B$2])" office:value-type="float" office:value="-0.831469612302545" calcext:value-type="float">
            <text:p>-0.8314696123</text:p>
          </table:table-cell>
          <table:table-cell table:formula="of:=[.B56]" office:value-type="float" office:value="-0.831469612302545" calcext:value-type="float">
            <text:p>-0.8314696123</text:p>
          </table:table-cell>
          <table:table-cell table:formula="of:=[.B94]" office:value-type="float" office:value="-0.290284677254462" calcext:value-type="float">
            <text:p>-0.2902846773</text:p>
          </table:table-cell>
          <table:table-cell table:formula="of:=[.B9]" office:value-type="float" office:value="0.970031253194544" calcext:value-type="float">
            <text:p>0.9700312532</text:p>
          </table:table-cell>
          <table:table-cell table:formula="of:=([.C56] + 1) *[.$G$1]/2" office:value-type="float" office:value="5.39297240631855" calcext:value-type="float">
            <text:p>5.3929724063</text:p>
          </table:table-cell>
          <table:table-cell table:formula="of:=([.D56] + 1) *[.$G$1]/2" office:value-type="float" office:value="22.7108903278572" calcext:value-type="float">
            <text:p>22.7108903279</text:p>
          </table:table-cell>
          <table:table-cell table:formula="of:=([.E56] + 1) *[.$G$1]/2" office:value-type="float" office:value="63.0410001022254" calcext:value-type="float">
            <text:p>63.0410001022</text:p>
          </table:table-cell>
          <table:table-cell table:formula="of:=INT([.F56])" office:value-type="float" office:value="5" calcext:value-type="float">
            <text:p>5</text:p>
          </table:table-cell>
          <table:table-cell table:formula="of:=INT([.G56])" office:value-type="float" office:value="22" calcext:value-type="float">
            <text:p>22</text:p>
          </table:table-cell>
          <table:table-cell table:formula="of:=INT([.H56]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S(2 * PI() * [.A57]/[.$B$2])" office:value-type="float" office:value="-0.857728610000272" calcext:value-type="float">
            <text:p>-0.85772861</text:p>
          </table:table-cell>
          <table:table-cell table:formula="of:=[.B57]" office:value-type="float" office:value="-0.857728610000272" calcext:value-type="float">
            <text:p>-0.85772861</text:p>
          </table:table-cell>
          <table:table-cell table:formula="of:=[.B95]" office:value-type="float" office:value="-0.242980179903264" calcext:value-type="float">
            <text:p>-0.2429801799</text:p>
          </table:table-cell>
          <table:table-cell table:formula="of:=[.B10]" office:value-type="float" office:value="0.956940335732209" calcext:value-type="float">
            <text:p>0.9569403357</text:p>
          </table:table-cell>
          <table:table-cell table:formula="of:=([.C57] + 1) *[.$G$1]/2" office:value-type="float" office:value="4.5526844799913" calcext:value-type="float">
            <text:p>4.55268448</text:p>
          </table:table-cell>
          <table:table-cell table:formula="of:=([.D57] + 1) *[.$G$1]/2" office:value-type="float" office:value="24.2246342430955" calcext:value-type="float">
            <text:p>24.2246342431</text:p>
          </table:table-cell>
          <table:table-cell table:formula="of:=([.E57] + 1) *[.$G$1]/2" office:value-type="float" office:value="62.6220907434307" calcext:value-type="float">
            <text:p>62.6220907434</text:p>
          </table:table-cell>
          <table:table-cell table:formula="of:=INT([.F57])" office:value-type="float" office:value="4" calcext:value-type="float">
            <text:p>4</text:p>
          </table:table-cell>
          <table:table-cell table:formula="of:=INT([.G57])" office:value-type="float" office:value="24" calcext:value-type="float">
            <text:p>24</text:p>
          </table:table-cell>
          <table:table-cell table:formula="of:=INT([.H57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S(2 * PI() * [.A58]/[.$B$2])" office:value-type="float" office:value="-0.881921264348355" calcext:value-type="float">
            <text:p>-0.8819212643</text:p>
          </table:table-cell>
          <table:table-cell table:formula="of:=[.B58]" office:value-type="float" office:value="-0.881921264348355" calcext:value-type="float">
            <text:p>-0.8819212643</text:p>
          </table:table-cell>
          <table:table-cell table:formula="of:=[.B96]" office:value-type="float" office:value="-0.195090322016129" calcext:value-type="float">
            <text:p>-0.195090322</text:p>
          </table:table-cell>
          <table:table-cell table:formula="of:=[.B11]" office:value-type="float" office:value="0.941544065183021" calcext:value-type="float">
            <text:p>0.9415440652</text:p>
          </table:table-cell>
          <table:table-cell table:formula="of:=([.C58] + 1) *[.$G$1]/2" office:value-type="float" office:value="3.77851954085264" calcext:value-type="float">
            <text:p>3.7785195409</text:p>
          </table:table-cell>
          <table:table-cell table:formula="of:=([.D58] + 1) *[.$G$1]/2" office:value-type="float" office:value="25.7571096954839" calcext:value-type="float">
            <text:p>25.7571096955</text:p>
          </table:table-cell>
          <table:table-cell table:formula="of:=([.E58] + 1) *[.$G$1]/2" office:value-type="float" office:value="62.1294100858567" calcext:value-type="float">
            <text:p>62.1294100859</text:p>
          </table:table-cell>
          <table:table-cell table:formula="of:=INT([.F58])" office:value-type="float" office:value="3" calcext:value-type="float">
            <text:p>3</text:p>
          </table:table-cell>
          <table:table-cell table:formula="of:=INT([.G58])" office:value-type="float" office:value="25" calcext:value-type="float">
            <text:p>25</text:p>
          </table:table-cell>
          <table:table-cell table:formula="of:=INT([.H58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S(2 * PI() * [.A59]/[.$B$2])" office:value-type="float" office:value="-0.903989293123443" calcext:value-type="float">
            <text:p>-0.9039892931</text:p>
          </table:table-cell>
          <table:table-cell table:formula="of:=[.B59]" office:value-type="float" office:value="-0.903989293123443" calcext:value-type="float">
            <text:p>-0.9039892931</text:p>
          </table:table-cell>
          <table:table-cell table:formula="of:=[.B97]" office:value-type="float" office:value="-0.146730474455362" calcext:value-type="float">
            <text:p>-0.1467304745</text:p>
          </table:table-cell>
          <table:table-cell table:formula="of:=[.B12]" office:value-type="float" office:value="0.923879532511287" calcext:value-type="float">
            <text:p>0.9238795325</text:p>
          </table:table-cell>
          <table:table-cell table:formula="of:=([.C59] + 1) *[.$G$1]/2" office:value-type="float" office:value="3.07234262004981" calcext:value-type="float">
            <text:p>3.07234262</text:p>
          </table:table-cell>
          <table:table-cell table:formula="of:=([.D59] + 1) *[.$G$1]/2" office:value-type="float" office:value="27.3046248174284" calcext:value-type="float">
            <text:p>27.3046248174</text:p>
          </table:table-cell>
          <table:table-cell table:formula="of:=([.E59] + 1) *[.$G$1]/2" office:value-type="float" office:value="61.5641450403612" calcext:value-type="float">
            <text:p>61.5641450404</text:p>
          </table:table-cell>
          <table:table-cell table:formula="of:=INT([.F59])" office:value-type="float" office:value="3" calcext:value-type="float">
            <text:p>3</text:p>
          </table:table-cell>
          <table:table-cell table:formula="of:=INT([.G59])" office:value-type="float" office:value="27" calcext:value-type="float">
            <text:p>27</text:p>
          </table:table-cell>
          <table:table-cell table:formula="of:=INT([.H59]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S(2 * PI() * [.A60]/[.$B$2])" office:value-type="float" office:value="-0.923879532511287" calcext:value-type="float">
            <text:p>-0.9238795325</text:p>
          </table:table-cell>
          <table:table-cell table:formula="of:=[.B60]" office:value-type="float" office:value="-0.923879532511287" calcext:value-type="float">
            <text:p>-0.9238795325</text:p>
          </table:table-cell>
          <table:table-cell table:formula="of:=[.B98]" office:value-type="float" office:value="-0.0980171403295605" calcext:value-type="float">
            <text:p>-0.0980171403</text:p>
          </table:table-cell>
          <table:table-cell table:formula="of:=[.B13]" office:value-type="float" office:value="0.903989293123443" calcext:value-type="float">
            <text:p>0.9039892931</text:p>
          </table:table-cell>
          <table:table-cell table:formula="of:=([.C60] + 1) *[.$G$1]/2" office:value-type="float" office:value="2.43585495963882" calcext:value-type="float">
            <text:p>2.4358549596</text:p>
          </table:table-cell>
          <table:table-cell table:formula="of:=([.D60] + 1) *[.$G$1]/2" office:value-type="float" office:value="28.8634515094541" calcext:value-type="float">
            <text:p>28.8634515095</text:p>
          </table:table-cell>
          <table:table-cell table:formula="of:=([.E60] + 1) *[.$G$1]/2" office:value-type="float" office:value="60.9276573799502" calcext:value-type="float">
            <text:p>60.92765738</text:p>
          </table:table-cell>
          <table:table-cell table:formula="of:=INT([.F60])" office:value-type="float" office:value="2" calcext:value-type="float">
            <text:p>2</text:p>
          </table:table-cell>
          <table:table-cell table:formula="of:=INT([.G60])" office:value-type="float" office:value="28" calcext:value-type="float">
            <text:p>28</text:p>
          </table:table-cell>
          <table:table-cell table:formula="of:=INT([.H60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S(2 * PI() * [.A61]/[.$B$2])" office:value-type="float" office:value="-0.941544065183021" calcext:value-type="float">
            <text:p>-0.9415440652</text:p>
          </table:table-cell>
          <table:table-cell table:formula="of:=[.B61]" office:value-type="float" office:value="-0.941544065183021" calcext:value-type="float">
            <text:p>-0.9415440652</text:p>
          </table:table-cell>
          <table:table-cell table:formula="of:=[.B99]" office:value-type="float" office:value="-0.049067674327418" calcext:value-type="float">
            <text:p>-0.0490676743</text:p>
          </table:table-cell>
          <table:table-cell table:formula="of:=[.B14]" office:value-type="float" office:value="0.881921264348355" calcext:value-type="float">
            <text:p>0.8819212643</text:p>
          </table:table-cell>
          <table:table-cell table:formula="of:=([.C61] + 1) *[.$G$1]/2" office:value-type="float" office:value="1.87058991414334" calcext:value-type="float">
            <text:p>1.8705899141</text:p>
          </table:table-cell>
          <table:table-cell table:formula="of:=([.D61] + 1) *[.$G$1]/2" office:value-type="float" office:value="30.4298344215226" calcext:value-type="float">
            <text:p>30.4298344215</text:p>
          </table:table-cell>
          <table:table-cell table:formula="of:=([.E61] + 1) *[.$G$1]/2" office:value-type="float" office:value="60.2214804591474" calcext:value-type="float">
            <text:p>60.2214804591</text:p>
          </table:table-cell>
          <table:table-cell table:formula="of:=INT([.F61])" office:value-type="float" office:value="1" calcext:value-type="float">
            <text:p>1</text:p>
          </table:table-cell>
          <table:table-cell table:formula="of:=INT([.G61])" office:value-type="float" office:value="30" calcext:value-type="float">
            <text:p>30</text:p>
          </table:table-cell>
          <table:table-cell table:formula="of:=INT([.H6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S(2 * PI() * [.A62]/[.$B$2])" office:value-type="float" office:value="-0.956940335732209" calcext:value-type="float">
            <text:p>-0.9569403357</text:p>
          </table:table-cell>
          <table:table-cell table:formula="of:=[.B62]" office:value-type="float" office:value="-0.956940335732209" calcext:value-type="float">
            <text:p>-0.9569403357</text:p>
          </table:table-cell>
          <table:table-cell table:formula="of:=[.B100]" office:value-type="float" office:value="-1.83697019872103E-016" calcext:value-type="float">
            <text:p>-1.83697019872103E-16</text:p>
          </table:table-cell>
          <table:table-cell table:formula="of:=[.B15]" office:value-type="float" office:value="0.857728610000272" calcext:value-type="float">
            <text:p>0.85772861</text:p>
          </table:table-cell>
          <table:table-cell table:formula="of:=([.C62] + 1) *[.$G$1]/2" office:value-type="float" office:value="1.37790925656932" calcext:value-type="float">
            <text:p>1.3779092566</text:p>
          </table:table-cell>
          <table:table-cell table:formula="of:=([.D62] + 1) *[.$G$1]/2" office:value-type="float" office:value="32" calcext:value-type="float">
            <text:p>32</text:p>
          </table:table-cell>
          <table:table-cell table:formula="of:=([.E62] + 1) *[.$G$1]/2" office:value-type="float" office:value="59.4473155200087" calcext:value-type="float">
            <text:p>59.44731552</text:p>
          </table:table-cell>
          <table:table-cell table:formula="of:=INT([.F62])" office:value-type="float" office:value="1" calcext:value-type="float">
            <text:p>1</text:p>
          </table:table-cell>
          <table:table-cell table:formula="of:=INT([.G62])" office:value-type="float" office:value="32" calcext:value-type="float">
            <text:p>32</text:p>
          </table:table-cell>
          <table:table-cell table:formula="of:=INT([.H62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S(2 * PI() * [.A63]/[.$B$2])" office:value-type="float" office:value="-0.970031253194544" calcext:value-type="float">
            <text:p>-0.9700312532</text:p>
          </table:table-cell>
          <table:table-cell table:formula="of:=[.B63]" office:value-type="float" office:value="-0.970031253194544" calcext:value-type="float">
            <text:p>-0.9700312532</text:p>
          </table:table-cell>
          <table:table-cell table:formula="of:=[.B101]" office:value-type="float" office:value="0.0490676743274177" calcext:value-type="float">
            <text:p>0.0490676743</text:p>
          </table:table-cell>
          <table:table-cell table:formula="of:=[.B16]" office:value-type="float" office:value="0.831469612302545" calcext:value-type="float">
            <text:p>0.8314696123</text:p>
          </table:table-cell>
          <table:table-cell table:formula="of:=([.C63] + 1) *[.$G$1]/2" office:value-type="float" office:value="0.958999897774593" calcext:value-type="float">
            <text:p>0.9589998978</text:p>
          </table:table-cell>
          <table:table-cell table:formula="of:=([.D63] + 1) *[.$G$1]/2" office:value-type="float" office:value="33.5701655784774" calcext:value-type="float">
            <text:p>33.5701655785</text:p>
          </table:table-cell>
          <table:table-cell table:formula="of:=([.E63] + 1) *[.$G$1]/2" office:value-type="float" office:value="58.6070275936815" calcext:value-type="float">
            <text:p>58.6070275937</text:p>
          </table:table-cell>
          <table:table-cell table:formula="of:=INT([.F63])" office:value-type="float" office:value="0" calcext:value-type="float">
            <text:p>0</text:p>
          </table:table-cell>
          <table:table-cell table:formula="of:=INT([.G63])" office:value-type="float" office:value="33" calcext:value-type="float">
            <text:p>33</text:p>
          </table:table-cell>
          <table:table-cell table:formula="of:=INT([.H63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S(2 * PI() * [.A64]/[.$B$2])" office:value-type="float" office:value="-0.98078528040323" calcext:value-type="float">
            <text:p>-0.9807852804</text:p>
          </table:table-cell>
          <table:table-cell table:formula="of:=[.B64]" office:value-type="float" office:value="-0.98078528040323" calcext:value-type="float">
            <text:p>-0.9807852804</text:p>
          </table:table-cell>
          <table:table-cell table:formula="of:=[.B102]" office:value-type="float" office:value="0.0980171403295601" calcext:value-type="float">
            <text:p>0.0980171403</text:p>
          </table:table-cell>
          <table:table-cell table:formula="of:=[.B17]" office:value-type="float" office:value="0.803207531480645" calcext:value-type="float">
            <text:p>0.8032075315</text:p>
          </table:table-cell>
          <table:table-cell table:formula="of:=([.C64] + 1) *[.$G$1]/2" office:value-type="float" office:value="0.614871027096626" calcext:value-type="float">
            <text:p>0.6148710271</text:p>
          </table:table-cell>
          <table:table-cell table:formula="of:=([.D64] + 1) *[.$G$1]/2" office:value-type="float" office:value="35.1365484905459" calcext:value-type="float">
            <text:p>35.1365484905</text:p>
          </table:table-cell>
          <table:table-cell table:formula="of:=([.E64] + 1) *[.$G$1]/2" office:value-type="float" office:value="57.7026410073806" calcext:value-type="float">
            <text:p>57.7026410074</text:p>
          </table:table-cell>
          <table:table-cell table:formula="of:=INT([.F64])" office:value-type="float" office:value="0" calcext:value-type="float">
            <text:p>0</text:p>
          </table:table-cell>
          <table:table-cell table:formula="of:=INT([.G64])" office:value-type="float" office:value="35" calcext:value-type="float">
            <text:p>35</text:p>
          </table:table-cell>
          <table:table-cell table:formula="of:=INT([.H64]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S(2 * PI() * [.A65]/[.$B$2])" office:value-type="float" office:value="-0.989176509964781" calcext:value-type="float">
            <text:p>-0.98917651</text:p>
          </table:table-cell>
          <table:table-cell table:formula="of:=[.B65]" office:value-type="float" office:value="-0.989176509964781" calcext:value-type="float">
            <text:p>-0.98917651</text:p>
          </table:table-cell>
          <table:table-cell table:formula="of:=[.B103]" office:value-type="float" office:value="0.146730474455362" calcext:value-type="float">
            <text:p>0.1467304745</text:p>
          </table:table-cell>
          <table:table-cell table:formula="of:=[.B18]" office:value-type="float" office:value="0.773010453362737" calcext:value-type="float">
            <text:p>0.7730104534</text:p>
          </table:table-cell>
          <table:table-cell table:formula="of:=([.C65] + 1) *[.$G$1]/2" office:value-type="float" office:value="0.346351681127008" calcext:value-type="float">
            <text:p>0.3463516811</text:p>
          </table:table-cell>
          <table:table-cell table:formula="of:=([.D65] + 1) *[.$G$1]/2" office:value-type="float" office:value="36.6953751825716" calcext:value-type="float">
            <text:p>36.6953751826</text:p>
          </table:table-cell>
          <table:table-cell table:formula="of:=([.E65] + 1) *[.$G$1]/2" office:value-type="float" office:value="56.7363345076076" calcext:value-type="float">
            <text:p>56.7363345076</text:p>
          </table:table-cell>
          <table:table-cell table:formula="of:=INT([.F65])" office:value-type="float" office:value="0" calcext:value-type="float">
            <text:p>0</text:p>
          </table:table-cell>
          <table:table-cell table:formula="of:=INT([.G65])" office:value-type="float" office:value="36" calcext:value-type="float">
            <text:p>36</text:p>
          </table:table-cell>
          <table:table-cell table:formula="of:=INT([.H65]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S(2 * PI() * [.A66]/[.$B$2])" office:value-type="float" office:value="-0.995184726672197" calcext:value-type="float">
            <text:p>-0.9951847267</text:p>
          </table:table-cell>
          <table:table-cell table:formula="of:=[.B66]" office:value-type="float" office:value="-0.995184726672197" calcext:value-type="float">
            <text:p>-0.9951847267</text:p>
          </table:table-cell>
          <table:table-cell table:formula="of:=[.B104]" office:value-type="float" office:value="0.195090322016128" calcext:value-type="float">
            <text:p>0.195090322</text:p>
          </table:table-cell>
          <table:table-cell table:formula="of:=[.B19]" office:value-type="float" office:value="0.740951125354959" calcext:value-type="float">
            <text:p>0.7409511254</text:p>
          </table:table-cell>
          <table:table-cell table:formula="of:=([.C66] + 1) *[.$G$1]/2" office:value-type="float" office:value="0.154088746489702" calcext:value-type="float">
            <text:p>0.1540887465</text:p>
          </table:table-cell>
          <table:table-cell table:formula="of:=([.D66] + 1) *[.$G$1]/2" office:value-type="float" office:value="38.2428903045161" calcext:value-type="float">
            <text:p>38.2428903045</text:p>
          </table:table-cell>
          <table:table-cell table:formula="of:=([.E66] + 1) *[.$G$1]/2" office:value-type="float" office:value="55.7104360113587" calcext:value-type="float">
            <text:p>55.7104360114</text:p>
          </table:table-cell>
          <table:table-cell table:formula="of:=INT([.F66])" office:value-type="float" office:value="0" calcext:value-type="float">
            <text:p>0</text:p>
          </table:table-cell>
          <table:table-cell table:formula="of:=INT([.G66])" office:value-type="float" office:value="38" calcext:value-type="float">
            <text:p>38</text:p>
          </table:table-cell>
          <table:table-cell table:formula="of:=INT([.H66]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S(2 * PI() * [.A67]/[.$B$2])" office:value-type="float" office:value="-0.998795456205172" calcext:value-type="float">
            <text:p>-0.9987954562</text:p>
          </table:table-cell>
          <table:table-cell table:formula="of:=[.B67]" office:value-type="float" office:value="-0.998795456205172" calcext:value-type="float">
            <text:p>-0.9987954562</text:p>
          </table:table-cell>
          <table:table-cell table:formula="of:=[.B105]" office:value-type="float" office:value="0.242980179903264" calcext:value-type="float">
            <text:p>0.2429801799</text:p>
          </table:table-cell>
          <table:table-cell table:formula="of:=[.B20]" office:value-type="float" office:value="0.707106781186548" calcext:value-type="float">
            <text:p>0.7071067812</text:p>
          </table:table-cell>
          <table:table-cell table:formula="of:=([.C67] + 1) *[.$G$1]/2" office:value-type="float" office:value="0.038545401434483" calcext:value-type="float">
            <text:p>0.0385454014</text:p>
          </table:table-cell>
          <table:table-cell table:formula="of:=([.D67] + 1) *[.$G$1]/2" office:value-type="float" office:value="39.7753657569044" calcext:value-type="float">
            <text:p>39.7753657569</text:p>
          </table:table-cell>
          <table:table-cell table:formula="of:=([.E67] + 1) *[.$G$1]/2" office:value-type="float" office:value="54.6274169979695" calcext:value-type="float">
            <text:p>54.627416998</text:p>
          </table:table-cell>
          <table:table-cell table:formula="of:=INT([.F67])" office:value-type="float" office:value="0" calcext:value-type="float">
            <text:p>0</text:p>
          </table:table-cell>
          <table:table-cell table:formula="of:=INT([.G67])" office:value-type="float" office:value="39" calcext:value-type="float">
            <text:p>39</text:p>
          </table:table-cell>
          <table:table-cell table:formula="of:=INT([.H67]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S(2 * PI() * [.A68]/[.$B$2])" office:value-type="float" office:value="-1" calcext:value-type="float">
            <text:p>-1</text:p>
          </table:table-cell>
          <table:table-cell table:formula="of:=[.B68]" office:value-type="float" office:value="-1" calcext:value-type="float">
            <text:p>-1</text:p>
          </table:table-cell>
          <table:table-cell table:formula="of:=[.B106]" office:value-type="float" office:value="0.290284677254462" calcext:value-type="float">
            <text:p>0.2902846773</text:p>
          </table:table-cell>
          <table:table-cell table:formula="of:=[.B21]" office:value-type="float" office:value="0.671558954847018" calcext:value-type="float">
            <text:p>0.6715589548</text:p>
          </table:table-cell>
          <table:table-cell table:formula="of:=([.C68] + 1) *[.$G$1]/2" office:value-type="float" office:value="0" calcext:value-type="float">
            <text:p>0</text:p>
          </table:table-cell>
          <table:table-cell table:formula="of:=([.D68] + 1) *[.$G$1]/2" office:value-type="float" office:value="41.2891096721428" calcext:value-type="float">
            <text:p>41.2891096721</text:p>
          </table:table-cell>
          <table:table-cell table:formula="of:=([.E68] + 1) *[.$G$1]/2" office:value-type="float" office:value="53.4898865551046" calcext:value-type="float">
            <text:p>53.4898865551</text:p>
          </table:table-cell>
          <table:table-cell table:formula="of:=INT([.F68])" office:value-type="float" office:value="0" calcext:value-type="float">
            <text:p>0</text:p>
          </table:table-cell>
          <table:table-cell table:formula="of:=INT([.G68])" office:value-type="float" office:value="41" calcext:value-type="float">
            <text:p>41</text:p>
          </table:table-cell>
          <table:table-cell table:formula="of:=INT([.H68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S(2 * PI() * [.A69]/[.$B$2])" office:value-type="float" office:value="-0.998795456205172" calcext:value-type="float">
            <text:p>-0.9987954562</text:p>
          </table:table-cell>
          <table:table-cell table:formula="of:=[.B69]" office:value-type="float" office:value="-0.998795456205172" calcext:value-type="float">
            <text:p>-0.9987954562</text:p>
          </table:table-cell>
          <table:table-cell table:formula="of:=[.B107]" office:value-type="float" office:value="0.33688985339222" calcext:value-type="float">
            <text:p>0.3368898534</text:p>
          </table:table-cell>
          <table:table-cell table:formula="of:=[.B22]" office:value-type="float" office:value="0.634393284163645" calcext:value-type="float">
            <text:p>0.6343932842</text:p>
          </table:table-cell>
          <table:table-cell table:formula="of:=([.C69] + 1) *[.$G$1]/2" office:value-type="float" office:value="0.038545401434483" calcext:value-type="float">
            <text:p>0.0385454014</text:p>
          </table:table-cell>
          <table:table-cell table:formula="of:=([.D69] + 1) *[.$G$1]/2" office:value-type="float" office:value="42.780475308551" calcext:value-type="float">
            <text:p>42.7804753086</text:p>
          </table:table-cell>
          <table:table-cell table:formula="of:=([.E69] + 1) *[.$G$1]/2" office:value-type="float" office:value="52.3005850932367" calcext:value-type="float">
            <text:p>52.3005850932</text:p>
          </table:table-cell>
          <table:table-cell table:formula="of:=INT([.F69])" office:value-type="float" office:value="0" calcext:value-type="float">
            <text:p>0</text:p>
          </table:table-cell>
          <table:table-cell table:formula="of:=INT([.G69])" office:value-type="float" office:value="42" calcext:value-type="float">
            <text:p>42</text:p>
          </table:table-cell>
          <table:table-cell table:formula="of:=INT([.H69]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S(2 * PI() * [.A70]/[.$B$2])" office:value-type="float" office:value="-0.995184726672197" calcext:value-type="float">
            <text:p>-0.9951847267</text:p>
          </table:table-cell>
          <table:table-cell table:formula="of:=[.B70]" office:value-type="float" office:value="-0.995184726672197" calcext:value-type="float">
            <text:p>-0.9951847267</text:p>
          </table:table-cell>
          <table:table-cell table:formula="of:=[.B108]" office:value-type="float" office:value="0.38268343236509" calcext:value-type="float">
            <text:p>0.3826834324</text:p>
          </table:table-cell>
          <table:table-cell table:formula="of:=[.B23]" office:value-type="float" office:value="0.595699304492433" calcext:value-type="float">
            <text:p>0.5956993045</text:p>
          </table:table-cell>
          <table:table-cell table:formula="of:=([.C70] + 1) *[.$G$1]/2" office:value-type="float" office:value="0.154088746489698" calcext:value-type="float">
            <text:p>0.1540887465</text:p>
          </table:table-cell>
          <table:table-cell table:formula="of:=([.D70] + 1) *[.$G$1]/2" office:value-type="float" office:value="44.2458698356829" calcext:value-type="float">
            <text:p>44.2458698357</text:p>
          </table:table-cell>
          <table:table-cell table:formula="of:=([.E70] + 1) *[.$G$1]/2" office:value-type="float" office:value="51.0623777437579" calcext:value-type="float">
            <text:p>51.0623777438</text:p>
          </table:table-cell>
          <table:table-cell table:formula="of:=INT([.F70])" office:value-type="float" office:value="0" calcext:value-type="float">
            <text:p>0</text:p>
          </table:table-cell>
          <table:table-cell table:formula="of:=INT([.G70])" office:value-type="float" office:value="44" calcext:value-type="float">
            <text:p>44</text:p>
          </table:table-cell>
          <table:table-cell table:formula="of:=INT([.H70]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S(2 * PI() * [.A71]/[.$B$2])" office:value-type="float" office:value="-0.989176509964781" calcext:value-type="float">
            <text:p>-0.98917651</text:p>
          </table:table-cell>
          <table:table-cell table:formula="of:=[.B71]" office:value-type="float" office:value="-0.989176509964781" calcext:value-type="float">
            <text:p>-0.98917651</text:p>
          </table:table-cell>
          <table:table-cell table:formula="of:=[.B109]" office:value-type="float" office:value="0.427555093430282" calcext:value-type="float">
            <text:p>0.4275550934</text:p>
          </table:table-cell>
          <table:table-cell table:formula="of:=[.B24]" office:value-type="float" office:value="0.555570233019602" calcext:value-type="float">
            <text:p>0.555570233</text:p>
          </table:table-cell>
          <table:table-cell table:formula="of:=([.C71] + 1) *[.$G$1]/2" office:value-type="float" office:value="0.346351681127008" calcext:value-type="float">
            <text:p>0.3463516811</text:p>
          </table:table-cell>
          <table:table-cell table:formula="of:=([.D71] + 1) *[.$G$1]/2" office:value-type="float" office:value="45.681762989769" calcext:value-type="float">
            <text:p>45.6817629898</text:p>
          </table:table-cell>
          <table:table-cell table:formula="of:=([.E71] + 1) *[.$G$1]/2" office:value-type="float" office:value="49.7782474566273" calcext:value-type="float">
            <text:p>49.7782474566</text:p>
          </table:table-cell>
          <table:table-cell table:formula="of:=INT([.F71])" office:value-type="float" office:value="0" calcext:value-type="float">
            <text:p>0</text:p>
          </table:table-cell>
          <table:table-cell table:formula="of:=INT([.G71])" office:value-type="float" office:value="45" calcext:value-type="float">
            <text:p>45</text:p>
          </table:table-cell>
          <table:table-cell table:formula="of:=INT([.H71]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S(2 * PI() * [.A72]/[.$B$2])" office:value-type="float" office:value="-0.98078528040323" calcext:value-type="float">
            <text:p>-0.9807852804</text:p>
          </table:table-cell>
          <table:table-cell table:formula="of:=[.B72]" office:value-type="float" office:value="-0.98078528040323" calcext:value-type="float">
            <text:p>-0.9807852804</text:p>
          </table:table-cell>
          <table:table-cell table:formula="of:=[.B110]" office:value-type="float" office:value="0.471396736825998" calcext:value-type="float">
            <text:p>0.4713967368</text:p>
          </table:table-cell>
          <table:table-cell table:formula="of:=[.B25]" office:value-type="float" office:value="0.514102744193222" calcext:value-type="float">
            <text:p>0.5141027442</text:p>
          </table:table-cell>
          <table:table-cell table:formula="of:=([.C72] + 1) *[.$G$1]/2" office:value-type="float" office:value="0.614871027096626" calcext:value-type="float">
            <text:p>0.6148710271</text:p>
          </table:table-cell>
          <table:table-cell table:formula="of:=([.D72] + 1) *[.$G$1]/2" office:value-type="float" office:value="47.0846955784319" calcext:value-type="float">
            <text:p>47.0846955784</text:p>
          </table:table-cell>
          <table:table-cell table:formula="of:=([.E72] + 1) *[.$G$1]/2" office:value-type="float" office:value="48.4512878141831" calcext:value-type="float">
            <text:p>48.4512878142</text:p>
          </table:table-cell>
          <table:table-cell table:formula="of:=INT([.F72])" office:value-type="float" office:value="0" calcext:value-type="float">
            <text:p>0</text:p>
          </table:table-cell>
          <table:table-cell table:formula="of:=INT([.G72])" office:value-type="float" office:value="47" calcext:value-type="float">
            <text:p>47</text:p>
          </table:table-cell>
          <table:table-cell table:formula="of:=INT([.H72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S(2 * PI() * [.A73]/[.$B$2])" office:value-type="float" office:value="-0.970031253194544" calcext:value-type="float">
            <text:p>-0.9700312532</text:p>
          </table:table-cell>
          <table:table-cell table:formula="of:=[.B73]" office:value-type="float" office:value="-0.970031253194544" calcext:value-type="float">
            <text:p>-0.9700312532</text:p>
          </table:table-cell>
          <table:table-cell table:formula="of:=[.B111]" office:value-type="float" office:value="0.514102744193222" calcext:value-type="float">
            <text:p>0.5141027442</text:p>
          </table:table-cell>
          <table:table-cell table:formula="of:=[.B26]" office:value-type="float" office:value="0.471396736825998" calcext:value-type="float">
            <text:p>0.4713967368</text:p>
          </table:table-cell>
          <table:table-cell table:formula="of:=([.C73] + 1) *[.$G$1]/2" office:value-type="float" office:value="0.958999897774593" calcext:value-type="float">
            <text:p>0.9589998978</text:p>
          </table:table-cell>
          <table:table-cell table:formula="of:=([.D73] + 1) *[.$G$1]/2" office:value-type="float" office:value="48.4512878141831" calcext:value-type="float">
            <text:p>48.4512878142</text:p>
          </table:table-cell>
          <table:table-cell table:formula="of:=([.E73] + 1) *[.$G$1]/2" office:value-type="float" office:value="47.0846955784319" calcext:value-type="float">
            <text:p>47.0846955784</text:p>
          </table:table-cell>
          <table:table-cell table:formula="of:=INT([.F73])" office:value-type="float" office:value="0" calcext:value-type="float">
            <text:p>0</text:p>
          </table:table-cell>
          <table:table-cell table:formula="of:=INT([.G73])" office:value-type="float" office:value="48" calcext:value-type="float">
            <text:p>48</text:p>
          </table:table-cell>
          <table:table-cell table:formula="of:=INT([.H73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S(2 * PI() * [.A74]/[.$B$2])" office:value-type="float" office:value="-0.956940335732209" calcext:value-type="float">
            <text:p>-0.9569403357</text:p>
          </table:table-cell>
          <table:table-cell table:formula="of:=[.B74]" office:value-type="float" office:value="-0.956940335732209" calcext:value-type="float">
            <text:p>-0.9569403357</text:p>
          </table:table-cell>
          <table:table-cell table:formula="of:=[.B112]" office:value-type="float" office:value="0.555570233019602" calcext:value-type="float">
            <text:p>0.555570233</text:p>
          </table:table-cell>
          <table:table-cell table:formula="of:=[.B27]" office:value-type="float" office:value="0.427555093430282" calcext:value-type="float">
            <text:p>0.4275550934</text:p>
          </table:table-cell>
          <table:table-cell table:formula="of:=([.C74] + 1) *[.$G$1]/2" office:value-type="float" office:value="1.37790925656931" calcext:value-type="float">
            <text:p>1.3779092566</text:p>
          </table:table-cell>
          <table:table-cell table:formula="of:=([.D74] + 1) *[.$G$1]/2" office:value-type="float" office:value="49.7782474566273" calcext:value-type="float">
            <text:p>49.7782474566</text:p>
          </table:table-cell>
          <table:table-cell table:formula="of:=([.E74] + 1) *[.$G$1]/2" office:value-type="float" office:value="45.681762989769" calcext:value-type="float">
            <text:p>45.6817629898</text:p>
          </table:table-cell>
          <table:table-cell table:formula="of:=INT([.F74])" office:value-type="float" office:value="1" calcext:value-type="float">
            <text:p>1</text:p>
          </table:table-cell>
          <table:table-cell table:formula="of:=INT([.G74])" office:value-type="float" office:value="49" calcext:value-type="float">
            <text:p>49</text:p>
          </table:table-cell>
          <table:table-cell table:formula="of:=INT([.H74]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S(2 * PI() * [.A75]/[.$B$2])" office:value-type="float" office:value="-0.941544065183021" calcext:value-type="float">
            <text:p>-0.9415440652</text:p>
          </table:table-cell>
          <table:table-cell table:formula="of:=[.B75]" office:value-type="float" office:value="-0.941544065183021" calcext:value-type="float">
            <text:p>-0.9415440652</text:p>
          </table:table-cell>
          <table:table-cell table:formula="of:=[.B113]" office:value-type="float" office:value="0.595699304492433" calcext:value-type="float">
            <text:p>0.5956993045</text:p>
          </table:table-cell>
          <table:table-cell table:formula="of:=[.B28]" office:value-type="float" office:value="0.38268343236509" calcext:value-type="float">
            <text:p>0.3826834324</text:p>
          </table:table-cell>
          <table:table-cell table:formula="of:=([.C75] + 1) *[.$G$1]/2" office:value-type="float" office:value="1.87058991414333" calcext:value-type="float">
            <text:p>1.8705899141</text:p>
          </table:table-cell>
          <table:table-cell table:formula="of:=([.D75] + 1) *[.$G$1]/2" office:value-type="float" office:value="51.0623777437579" calcext:value-type="float">
            <text:p>51.0623777438</text:p>
          </table:table-cell>
          <table:table-cell table:formula="of:=([.E75] + 1) *[.$G$1]/2" office:value-type="float" office:value="44.2458698356829" calcext:value-type="float">
            <text:p>44.2458698357</text:p>
          </table:table-cell>
          <table:table-cell table:formula="of:=INT([.F75])" office:value-type="float" office:value="1" calcext:value-type="float">
            <text:p>1</text:p>
          </table:table-cell>
          <table:table-cell table:formula="of:=INT([.G75])" office:value-type="float" office:value="51" calcext:value-type="float">
            <text:p>51</text:p>
          </table:table-cell>
          <table:table-cell table:formula="of:=INT([.H75]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S(2 * PI() * [.A76]/[.$B$2])" office:value-type="float" office:value="-0.923879532511287" calcext:value-type="float">
            <text:p>-0.9238795325</text:p>
          </table:table-cell>
          <table:table-cell table:formula="of:=[.B76]" office:value-type="float" office:value="-0.923879532511287" calcext:value-type="float">
            <text:p>-0.9238795325</text:p>
          </table:table-cell>
          <table:table-cell table:formula="of:=[.B114]" office:value-type="float" office:value="0.634393284163646" calcext:value-type="float">
            <text:p>0.6343932842</text:p>
          </table:table-cell>
          <table:table-cell table:formula="of:=[.B29]" office:value-type="float" office:value="0.33688985339222" calcext:value-type="float">
            <text:p>0.3368898534</text:p>
          </table:table-cell>
          <table:table-cell table:formula="of:=([.C76] + 1) *[.$G$1]/2" office:value-type="float" office:value="2.43585495963882" calcext:value-type="float">
            <text:p>2.4358549596</text:p>
          </table:table-cell>
          <table:table-cell table:formula="of:=([.D76] + 1) *[.$G$1]/2" office:value-type="float" office:value="52.3005850932367" calcext:value-type="float">
            <text:p>52.3005850932</text:p>
          </table:table-cell>
          <table:table-cell table:formula="of:=([.E76] + 1) *[.$G$1]/2" office:value-type="float" office:value="42.780475308551" calcext:value-type="float">
            <text:p>42.7804753086</text:p>
          </table:table-cell>
          <table:table-cell table:formula="of:=INT([.F76])" office:value-type="float" office:value="2" calcext:value-type="float">
            <text:p>2</text:p>
          </table:table-cell>
          <table:table-cell table:formula="of:=INT([.G76])" office:value-type="float" office:value="52" calcext:value-type="float">
            <text:p>52</text:p>
          </table:table-cell>
          <table:table-cell table:formula="of:=INT([.H76]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S(2 * PI() * [.A77]/[.$B$2])" office:value-type="float" office:value="-0.903989293123443" calcext:value-type="float">
            <text:p>-0.9039892931</text:p>
          </table:table-cell>
          <table:table-cell table:formula="of:=[.B77]" office:value-type="float" office:value="-0.903989293123443" calcext:value-type="float">
            <text:p>-0.9039892931</text:p>
          </table:table-cell>
          <table:table-cell table:formula="of:=[.B115]" office:value-type="float" office:value="0.671558954847018" calcext:value-type="float">
            <text:p>0.6715589548</text:p>
          </table:table-cell>
          <table:table-cell table:formula="of:=[.B30]" office:value-type="float" office:value="0.290284677254462" calcext:value-type="float">
            <text:p>0.2902846773</text:p>
          </table:table-cell>
          <table:table-cell table:formula="of:=([.C77] + 1) *[.$G$1]/2" office:value-type="float" office:value="3.07234262004981" calcext:value-type="float">
            <text:p>3.07234262</text:p>
          </table:table-cell>
          <table:table-cell table:formula="of:=([.D77] + 1) *[.$G$1]/2" office:value-type="float" office:value="53.4898865551046" calcext:value-type="float">
            <text:p>53.4898865551</text:p>
          </table:table-cell>
          <table:table-cell table:formula="of:=([.E77] + 1) *[.$G$1]/2" office:value-type="float" office:value="41.2891096721428" calcext:value-type="float">
            <text:p>41.2891096721</text:p>
          </table:table-cell>
          <table:table-cell table:formula="of:=INT([.F77])" office:value-type="float" office:value="3" calcext:value-type="float">
            <text:p>3</text:p>
          </table:table-cell>
          <table:table-cell table:formula="of:=INT([.G77])" office:value-type="float" office:value="53" calcext:value-type="float">
            <text:p>53</text:p>
          </table:table-cell>
          <table:table-cell table:formula="of:=INT([.H77]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S(2 * PI() * [.A78]/[.$B$2])" office:value-type="float" office:value="-0.881921264348355" calcext:value-type="float">
            <text:p>-0.8819212643</text:p>
          </table:table-cell>
          <table:table-cell table:formula="of:=[.B78]" office:value-type="float" office:value="-0.881921264348355" calcext:value-type="float">
            <text:p>-0.8819212643</text:p>
          </table:table-cell>
          <table:table-cell table:formula="of:=[.B116]" office:value-type="float" office:value="0.707106781186547" calcext:value-type="float">
            <text:p>0.7071067812</text:p>
          </table:table-cell>
          <table:table-cell table:formula="of:=[.B31]" office:value-type="float" office:value="0.242980179903264" calcext:value-type="float">
            <text:p>0.2429801799</text:p>
          </table:table-cell>
          <table:table-cell table:formula="of:=([.C78] + 1) *[.$G$1]/2" office:value-type="float" office:value="3.77851954085264" calcext:value-type="float">
            <text:p>3.7785195409</text:p>
          </table:table-cell>
          <table:table-cell table:formula="of:=([.D78] + 1) *[.$G$1]/2" office:value-type="float" office:value="54.6274169979695" calcext:value-type="float">
            <text:p>54.627416998</text:p>
          </table:table-cell>
          <table:table-cell table:formula="of:=([.E78] + 1) *[.$G$1]/2" office:value-type="float" office:value="39.7753657569044" calcext:value-type="float">
            <text:p>39.7753657569</text:p>
          </table:table-cell>
          <table:table-cell table:formula="of:=INT([.F78])" office:value-type="float" office:value="3" calcext:value-type="float">
            <text:p>3</text:p>
          </table:table-cell>
          <table:table-cell table:formula="of:=INT([.G78])" office:value-type="float" office:value="54" calcext:value-type="float">
            <text:p>54</text:p>
          </table:table-cell>
          <table:table-cell table:formula="of:=INT([.H78]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S(2 * PI() * [.A79]/[.$B$2])" office:value-type="float" office:value="-0.857728610000272" calcext:value-type="float">
            <text:p>-0.85772861</text:p>
          </table:table-cell>
          <table:table-cell table:formula="of:=[.B79]" office:value-type="float" office:value="-0.857728610000272" calcext:value-type="float">
            <text:p>-0.85772861</text:p>
          </table:table-cell>
          <table:table-cell table:formula="of:=[.B117]" office:value-type="float" office:value="0.740951125354959" calcext:value-type="float">
            <text:p>0.7409511254</text:p>
          </table:table-cell>
          <table:table-cell table:formula="of:=[.B32]" office:value-type="float" office:value="0.195090322016128" calcext:value-type="float">
            <text:p>0.195090322</text:p>
          </table:table-cell>
          <table:table-cell table:formula="of:=([.C79] + 1) *[.$G$1]/2" office:value-type="float" office:value="4.55268447999129" calcext:value-type="float">
            <text:p>4.55268448</text:p>
          </table:table-cell>
          <table:table-cell table:formula="of:=([.D79] + 1) *[.$G$1]/2" office:value-type="float" office:value="55.7104360113587" calcext:value-type="float">
            <text:p>55.7104360114</text:p>
          </table:table-cell>
          <table:table-cell table:formula="of:=([.E79] + 1) *[.$G$1]/2" office:value-type="float" office:value="38.2428903045161" calcext:value-type="float">
            <text:p>38.2428903045</text:p>
          </table:table-cell>
          <table:table-cell table:formula="of:=INT([.F79])" office:value-type="float" office:value="4" calcext:value-type="float">
            <text:p>4</text:p>
          </table:table-cell>
          <table:table-cell table:formula="of:=INT([.G79])" office:value-type="float" office:value="55" calcext:value-type="float">
            <text:p>55</text:p>
          </table:table-cell>
          <table:table-cell table:formula="of:=INT([.H79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COS(2 * PI() * [.A80]/[.$B$2])" office:value-type="float" office:value="-0.831469612302545" calcext:value-type="float">
            <text:p>-0.8314696123</text:p>
          </table:table-cell>
          <table:table-cell table:formula="of:=[.B80]" office:value-type="float" office:value="-0.831469612302545" calcext:value-type="float">
            <text:p>-0.8314696123</text:p>
          </table:table-cell>
          <table:table-cell table:formula="of:=[.B118]" office:value-type="float" office:value="0.773010453362737" calcext:value-type="float">
            <text:p>0.7730104534</text:p>
          </table:table-cell>
          <table:table-cell table:formula="of:=[.B33]" office:value-type="float" office:value="0.146730474455362" calcext:value-type="float">
            <text:p>0.1467304745</text:p>
          </table:table-cell>
          <table:table-cell table:formula="of:=([.C80] + 1) *[.$G$1]/2" office:value-type="float" office:value="5.39297240631855" calcext:value-type="float">
            <text:p>5.3929724063</text:p>
          </table:table-cell>
          <table:table-cell table:formula="of:=([.D80] + 1) *[.$G$1]/2" office:value-type="float" office:value="56.7363345076076" calcext:value-type="float">
            <text:p>56.7363345076</text:p>
          </table:table-cell>
          <table:table-cell table:formula="of:=([.E80] + 1) *[.$G$1]/2" office:value-type="float" office:value="36.6953751825716" calcext:value-type="float">
            <text:p>36.6953751826</text:p>
          </table:table-cell>
          <table:table-cell table:formula="of:=INT([.F80])" office:value-type="float" office:value="5" calcext:value-type="float">
            <text:p>5</text:p>
          </table:table-cell>
          <table:table-cell table:formula="of:=INT([.G80])" office:value-type="float" office:value="56" calcext:value-type="float">
            <text:p>56</text:p>
          </table:table-cell>
          <table:table-cell table:formula="of:=INT([.H80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COS(2 * PI() * [.A81]/[.$B$2])" office:value-type="float" office:value="-0.803207531480645" calcext:value-type="float">
            <text:p>-0.8032075315</text:p>
          </table:table-cell>
          <table:table-cell table:formula="of:=[.B81]" office:value-type="float" office:value="-0.803207531480645" calcext:value-type="float">
            <text:p>-0.8032075315</text:p>
          </table:table-cell>
          <table:table-cell table:formula="of:=[.B119]" office:value-type="float" office:value="0.803207531480645" calcext:value-type="float">
            <text:p>0.8032075315</text:p>
          </table:table-cell>
          <table:table-cell table:formula="of:=[.B34]" office:value-type="float" office:value="0.0980171403295608" calcext:value-type="float">
            <text:p>0.0980171403</text:p>
          </table:table-cell>
          <table:table-cell table:formula="of:=([.C81] + 1) *[.$G$1]/2" office:value-type="float" office:value="6.29735899261936" calcext:value-type="float">
            <text:p>6.2973589926</text:p>
          </table:table-cell>
          <table:table-cell table:formula="of:=([.D81] + 1) *[.$G$1]/2" office:value-type="float" office:value="57.7026410073806" calcext:value-type="float">
            <text:p>57.7026410074</text:p>
          </table:table-cell>
          <table:table-cell table:formula="of:=([.E81] + 1) *[.$G$1]/2" office:value-type="float" office:value="35.1365484905459" calcext:value-type="float">
            <text:p>35.1365484905</text:p>
          </table:table-cell>
          <table:table-cell table:formula="of:=INT([.F81])" office:value-type="float" office:value="6" calcext:value-type="float">
            <text:p>6</text:p>
          </table:table-cell>
          <table:table-cell table:formula="of:=INT([.G81])" office:value-type="float" office:value="57" calcext:value-type="float">
            <text:p>57</text:p>
          </table:table-cell>
          <table:table-cell table:formula="of:=INT([.H81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COS(2 * PI() * [.A82]/[.$B$2])" office:value-type="float" office:value="-0.773010453362737" calcext:value-type="float">
            <text:p>-0.7730104534</text:p>
          </table:table-cell>
          <table:table-cell table:formula="of:=[.B82]" office:value-type="float" office:value="-0.773010453362737" calcext:value-type="float">
            <text:p>-0.7730104534</text:p>
          </table:table-cell>
          <table:table-cell table:formula="of:=[.B120]" office:value-type="float" office:value="0.831469612302545" calcext:value-type="float">
            <text:p>0.8314696123</text:p>
          </table:table-cell>
          <table:table-cell table:formula="of:=[.B35]" office:value-type="float" office:value="0.0490676743274181" calcext:value-type="float">
            <text:p>0.0490676743</text:p>
          </table:table-cell>
          <table:table-cell table:formula="of:=([.C82] + 1) *[.$G$1]/2" office:value-type="float" office:value="7.26366549239241" calcext:value-type="float">
            <text:p>7.2636654924</text:p>
          </table:table-cell>
          <table:table-cell table:formula="of:=([.D82] + 1) *[.$G$1]/2" office:value-type="float" office:value="58.6070275936815" calcext:value-type="float">
            <text:p>58.6070275937</text:p>
          </table:table-cell>
          <table:table-cell table:formula="of:=([.E82] + 1) *[.$G$1]/2" office:value-type="float" office:value="33.5701655784774" calcext:value-type="float">
            <text:p>33.5701655785</text:p>
          </table:table-cell>
          <table:table-cell table:formula="of:=INT([.F82])" office:value-type="float" office:value="7" calcext:value-type="float">
            <text:p>7</text:p>
          </table:table-cell>
          <table:table-cell table:formula="of:=INT([.G82])" office:value-type="float" office:value="58" calcext:value-type="float">
            <text:p>58</text:p>
          </table:table-cell>
          <table:table-cell table:formula="of:=INT([.H82]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COS(2 * PI() * [.A83]/[.$B$2])" office:value-type="float" office:value="-0.740951125354959" calcext:value-type="float">
            <text:p>-0.7409511254</text:p>
          </table:table-cell>
          <table:table-cell table:formula="of:=[.B83]" office:value-type="float" office:value="-0.740951125354959" calcext:value-type="float">
            <text:p>-0.7409511254</text:p>
          </table:table-cell>
          <table:table-cell table:formula="of:=[.B121]" office:value-type="float" office:value="0.857728610000272" calcext:value-type="float">
            <text:p>0.85772861</text:p>
          </table:table-cell>
          <table:table-cell table:formula="of:=[.B36]" office:value-type="float" office:value="6.12323399573677E-017" calcext:value-type="float">
            <text:p>6.12323399573677E-17</text:p>
          </table:table-cell>
          <table:table-cell table:formula="of:=([.C83] + 1) *[.$G$1]/2" office:value-type="float" office:value="8.28956398864131" calcext:value-type="float">
            <text:p>8.2895639886</text:p>
          </table:table-cell>
          <table:table-cell table:formula="of:=([.D83] + 1) *[.$G$1]/2" office:value-type="float" office:value="59.4473155200087" calcext:value-type="float">
            <text:p>59.44731552</text:p>
          </table:table-cell>
          <table:table-cell table:formula="of:=([.E83] + 1) *[.$G$1]/2" office:value-type="float" office:value="32" calcext:value-type="float">
            <text:p>32</text:p>
          </table:table-cell>
          <table:table-cell table:formula="of:=INT([.F83])" office:value-type="float" office:value="8" calcext:value-type="float">
            <text:p>8</text:p>
          </table:table-cell>
          <table:table-cell table:formula="of:=INT([.G83])" office:value-type="float" office:value="59" calcext:value-type="float">
            <text:p>59</text:p>
          </table:table-cell>
          <table:table-cell table:formula="of:=INT([.H83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S(2 * PI() * [.A84]/[.$B$2])" office:value-type="float" office:value="-0.707106781186548" calcext:value-type="float">
            <text:p>-0.7071067812</text:p>
          </table:table-cell>
          <table:table-cell table:formula="of:=[.B84]" office:value-type="float" office:value="-0.707106781186548" calcext:value-type="float">
            <text:p>-0.7071067812</text:p>
          </table:table-cell>
          <table:table-cell table:formula="of:=[.B122]" office:value-type="float" office:value="0.881921264348355" calcext:value-type="float">
            <text:p>0.8819212643</text:p>
          </table:table-cell>
          <table:table-cell table:formula="of:=[.B37]" office:value-type="float" office:value="-0.049067674327418" calcext:value-type="float">
            <text:p>-0.0490676743</text:p>
          </table:table-cell>
          <table:table-cell table:formula="of:=([.C84] + 1) *[.$G$1]/2" office:value-type="float" office:value="9.37258300203047" calcext:value-type="float">
            <text:p>9.372583002</text:p>
          </table:table-cell>
          <table:table-cell table:formula="of:=([.D84] + 1) *[.$G$1]/2" office:value-type="float" office:value="60.2214804591474" calcext:value-type="float">
            <text:p>60.2214804591</text:p>
          </table:table-cell>
          <table:table-cell table:formula="of:=([.E84] + 1) *[.$G$1]/2" office:value-type="float" office:value="30.4298344215226" calcext:value-type="float">
            <text:p>30.4298344215</text:p>
          </table:table-cell>
          <table:table-cell table:formula="of:=INT([.F84])" office:value-type="float" office:value="9" calcext:value-type="float">
            <text:p>9</text:p>
          </table:table-cell>
          <table:table-cell table:formula="of:=INT([.G84])" office:value-type="float" office:value="60" calcext:value-type="float">
            <text:p>60</text:p>
          </table:table-cell>
          <table:table-cell table:formula="of:=INT([.H84]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COS(2 * PI() * [.A85]/[.$B$2])" office:value-type="float" office:value="-0.671558954847019" calcext:value-type="float">
            <text:p>-0.6715589548</text:p>
          </table:table-cell>
          <table:table-cell table:formula="of:=[.B85]" office:value-type="float" office:value="-0.671558954847019" calcext:value-type="float">
            <text:p>-0.6715589548</text:p>
          </table:table-cell>
          <table:table-cell table:formula="of:=[.B123]" office:value-type="float" office:value="0.903989293123443" calcext:value-type="float">
            <text:p>0.9039892931</text:p>
          </table:table-cell>
          <table:table-cell table:formula="of:=[.B38]" office:value-type="float" office:value="-0.0980171403295607" calcext:value-type="float">
            <text:p>-0.0980171403</text:p>
          </table:table-cell>
          <table:table-cell table:formula="of:=([.C85] + 1) *[.$G$1]/2" office:value-type="float" office:value="10.5101134448954" calcext:value-type="float">
            <text:p>10.5101134449</text:p>
          </table:table-cell>
          <table:table-cell table:formula="of:=([.D85] + 1) *[.$G$1]/2" office:value-type="float" office:value="60.9276573799502" calcext:value-type="float">
            <text:p>60.92765738</text:p>
          </table:table-cell>
          <table:table-cell table:formula="of:=([.E85] + 1) *[.$G$1]/2" office:value-type="float" office:value="28.8634515094541" calcext:value-type="float">
            <text:p>28.8634515095</text:p>
          </table:table-cell>
          <table:table-cell table:formula="of:=INT([.F85])" office:value-type="float" office:value="10" calcext:value-type="float">
            <text:p>10</text:p>
          </table:table-cell>
          <table:table-cell table:formula="of:=INT([.G85])" office:value-type="float" office:value="60" calcext:value-type="float">
            <text:p>60</text:p>
          </table:table-cell>
          <table:table-cell table:formula="of:=INT([.H85]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COS(2 * PI() * [.A86]/[.$B$2])" office:value-type="float" office:value="-0.634393284163646" calcext:value-type="float">
            <text:p>-0.6343932842</text:p>
          </table:table-cell>
          <table:table-cell table:formula="of:=[.B86]" office:value-type="float" office:value="-0.634393284163646" calcext:value-type="float">
            <text:p>-0.6343932842</text:p>
          </table:table-cell>
          <table:table-cell table:formula="of:=[.B124]" office:value-type="float" office:value="0.923879532511286" calcext:value-type="float">
            <text:p>0.9238795325</text:p>
          </table:table-cell>
          <table:table-cell table:formula="of:=[.B39]" office:value-type="float" office:value="-0.146730474455362" calcext:value-type="float">
            <text:p>-0.1467304745</text:p>
          </table:table-cell>
          <table:table-cell table:formula="of:=([.C86] + 1) *[.$G$1]/2" office:value-type="float" office:value="11.6994149067633" calcext:value-type="float">
            <text:p>11.6994149068</text:p>
          </table:table-cell>
          <table:table-cell table:formula="of:=([.D86] + 1) *[.$G$1]/2" office:value-type="float" office:value="61.5641450403612" calcext:value-type="float">
            <text:p>61.5641450404</text:p>
          </table:table-cell>
          <table:table-cell table:formula="of:=([.E86] + 1) *[.$G$1]/2" office:value-type="float" office:value="27.3046248174284" calcext:value-type="float">
            <text:p>27.3046248174</text:p>
          </table:table-cell>
          <table:table-cell table:formula="of:=INT([.F86])" office:value-type="float" office:value="11" calcext:value-type="float">
            <text:p>11</text:p>
          </table:table-cell>
          <table:table-cell table:formula="of:=INT([.G86])" office:value-type="float" office:value="61" calcext:value-type="float">
            <text:p>61</text:p>
          </table:table-cell>
          <table:table-cell table:formula="of:=INT([.H86]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COS(2 * PI() * [.A87]/[.$B$2])" office:value-type="float" office:value="-0.595699304492433" calcext:value-type="float">
            <text:p>-0.5956993045</text:p>
          </table:table-cell>
          <table:table-cell table:formula="of:=[.B87]" office:value-type="float" office:value="-0.595699304492433" calcext:value-type="float">
            <text:p>-0.5956993045</text:p>
          </table:table-cell>
          <table:table-cell table:formula="of:=[.B125]" office:value-type="float" office:value="0.941544065183021" calcext:value-type="float">
            <text:p>0.9415440652</text:p>
          </table:table-cell>
          <table:table-cell table:formula="of:=[.B40]" office:value-type="float" office:value="-0.195090322016128" calcext:value-type="float">
            <text:p>-0.195090322</text:p>
          </table:table-cell>
          <table:table-cell table:formula="of:=([.C87] + 1) *[.$G$1]/2" office:value-type="float" office:value="12.9376222562421" calcext:value-type="float">
            <text:p>12.9376222562</text:p>
          </table:table-cell>
          <table:table-cell table:formula="of:=([.D87] + 1) *[.$G$1]/2" office:value-type="float" office:value="62.1294100858567" calcext:value-type="float">
            <text:p>62.1294100859</text:p>
          </table:table-cell>
          <table:table-cell table:formula="of:=([.E87] + 1) *[.$G$1]/2" office:value-type="float" office:value="25.7571096954839" calcext:value-type="float">
            <text:p>25.7571096955</text:p>
          </table:table-cell>
          <table:table-cell table:formula="of:=INT([.F87])" office:value-type="float" office:value="12" calcext:value-type="float">
            <text:p>12</text:p>
          </table:table-cell>
          <table:table-cell table:formula="of:=INT([.G87])" office:value-type="float" office:value="62" calcext:value-type="float">
            <text:p>62</text:p>
          </table:table-cell>
          <table:table-cell table:formula="of:=INT([.H87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COS(2 * PI() * [.A88]/[.$B$2])" office:value-type="float" office:value="-0.555570233019602" calcext:value-type="float">
            <text:p>-0.555570233</text:p>
          </table:table-cell>
          <table:table-cell table:formula="of:=[.B88]" office:value-type="float" office:value="-0.555570233019602" calcext:value-type="float">
            <text:p>-0.555570233</text:p>
          </table:table-cell>
          <table:table-cell table:formula="of:=[.B126]" office:value-type="float" office:value="0.956940335732209" calcext:value-type="float">
            <text:p>0.9569403357</text:p>
          </table:table-cell>
          <table:table-cell table:formula="of:=[.B41]" office:value-type="float" office:value="-0.242980179903264" calcext:value-type="float">
            <text:p>-0.2429801799</text:p>
          </table:table-cell>
          <table:table-cell table:formula="of:=([.C88] + 1) *[.$G$1]/2" office:value-type="float" office:value="14.2217525433727" calcext:value-type="float">
            <text:p>14.2217525434</text:p>
          </table:table-cell>
          <table:table-cell table:formula="of:=([.D88] + 1) *[.$G$1]/2" office:value-type="float" office:value="62.6220907434307" calcext:value-type="float">
            <text:p>62.6220907434</text:p>
          </table:table-cell>
          <table:table-cell table:formula="of:=([.E88] + 1) *[.$G$1]/2" office:value-type="float" office:value="24.2246342430956" calcext:value-type="float">
            <text:p>24.2246342431</text:p>
          </table:table-cell>
          <table:table-cell table:formula="of:=INT([.F88])" office:value-type="float" office:value="14" calcext:value-type="float">
            <text:p>14</text:p>
          </table:table-cell>
          <table:table-cell table:formula="of:=INT([.G88])" office:value-type="float" office:value="62" calcext:value-type="float">
            <text:p>62</text:p>
          </table:table-cell>
          <table:table-cell table:formula="of:=INT([.H88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S(2 * PI() * [.A89]/[.$B$2])" office:value-type="float" office:value="-0.514102744193222" calcext:value-type="float">
            <text:p>-0.5141027442</text:p>
          </table:table-cell>
          <table:table-cell table:formula="of:=[.B89]" office:value-type="float" office:value="-0.514102744193222" calcext:value-type="float">
            <text:p>-0.5141027442</text:p>
          </table:table-cell>
          <table:table-cell table:formula="of:=[.B127]" office:value-type="float" office:value="0.970031253194544" calcext:value-type="float">
            <text:p>0.9700312532</text:p>
          </table:table-cell>
          <table:table-cell table:formula="of:=[.B42]" office:value-type="float" office:value="-0.290284677254462" calcext:value-type="float">
            <text:p>-0.2902846773</text:p>
          </table:table-cell>
          <table:table-cell table:formula="of:=([.C89] + 1) *[.$G$1]/2" office:value-type="float" office:value="15.5487121858169" calcext:value-type="float">
            <text:p>15.5487121858</text:p>
          </table:table-cell>
          <table:table-cell table:formula="of:=([.D89] + 1) *[.$G$1]/2" office:value-type="float" office:value="63.0410001022254" calcext:value-type="float">
            <text:p>63.0410001022</text:p>
          </table:table-cell>
          <table:table-cell table:formula="of:=([.E89] + 1) *[.$G$1]/2" office:value-type="float" office:value="22.7108903278572" calcext:value-type="float">
            <text:p>22.7108903279</text:p>
          </table:table-cell>
          <table:table-cell table:formula="of:=INT([.F89])" office:value-type="float" office:value="15" calcext:value-type="float">
            <text:p>15</text:p>
          </table:table-cell>
          <table:table-cell table:formula="of:=INT([.G89])" office:value-type="float" office:value="63" calcext:value-type="float">
            <text:p>63</text:p>
          </table:table-cell>
          <table:table-cell table:formula="of:=INT([.H89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COS(2 * PI() * [.A90]/[.$B$2])" office:value-type="float" office:value="-0.471396736825998" calcext:value-type="float">
            <text:p>-0.4713967368</text:p>
          </table:table-cell>
          <table:table-cell table:formula="of:=[.B90]" office:value-type="float" office:value="-0.471396736825998" calcext:value-type="float">
            <text:p>-0.4713967368</text:p>
          </table:table-cell>
          <table:table-cell table:formula="of:=[.B128]" office:value-type="float" office:value="0.98078528040323" calcext:value-type="float">
            <text:p>0.9807852804</text:p>
          </table:table-cell>
          <table:table-cell table:formula="of:=[.B43]" office:value-type="float" office:value="-0.33688985339222" calcext:value-type="float">
            <text:p>-0.3368898534</text:p>
          </table:table-cell>
          <table:table-cell table:formula="of:=([.C90] + 1) *[.$G$1]/2" office:value-type="float" office:value="16.9153044215681" calcext:value-type="float">
            <text:p>16.9153044216</text:p>
          </table:table-cell>
          <table:table-cell table:formula="of:=([.D90] + 1) *[.$G$1]/2" office:value-type="float" office:value="63.3851289729034" calcext:value-type="float">
            <text:p>63.3851289729</text:p>
          </table:table-cell>
          <table:table-cell table:formula="of:=([.E90] + 1) *[.$G$1]/2" office:value-type="float" office:value="21.219524691449" calcext:value-type="float">
            <text:p>21.2195246914</text:p>
          </table:table-cell>
          <table:table-cell table:formula="of:=INT([.F90])" office:value-type="float" office:value="16" calcext:value-type="float">
            <text:p>16</text:p>
          </table:table-cell>
          <table:table-cell table:formula="of:=INT([.G90])" office:value-type="float" office:value="63" calcext:value-type="float">
            <text:p>63</text:p>
          </table:table-cell>
          <table:table-cell table:formula="of:=INT([.H90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COS(2 * PI() * [.A91]/[.$B$2])" office:value-type="float" office:value="-0.427555093430282" calcext:value-type="float">
            <text:p>-0.4275550934</text:p>
          </table:table-cell>
          <table:table-cell table:formula="of:=[.B91]" office:value-type="float" office:value="-0.427555093430282" calcext:value-type="float">
            <text:p>-0.4275550934</text:p>
          </table:table-cell>
          <table:table-cell table:formula="of:=[.B129]" office:value-type="float" office:value="0.989176509964781" calcext:value-type="float">
            <text:p>0.98917651</text:p>
          </table:table-cell>
          <table:table-cell table:formula="of:=[.B44]" office:value-type="float" office:value="-0.38268343236509" calcext:value-type="float">
            <text:p>-0.3826834324</text:p>
          </table:table-cell>
          <table:table-cell table:formula="of:=([.C91] + 1) *[.$G$1]/2" office:value-type="float" office:value="18.318237010231" calcext:value-type="float">
            <text:p>18.3182370102</text:p>
          </table:table-cell>
          <table:table-cell table:formula="of:=([.D91] + 1) *[.$G$1]/2" office:value-type="float" office:value="63.653648318873" calcext:value-type="float">
            <text:p>63.6536483189</text:p>
          </table:table-cell>
          <table:table-cell table:formula="of:=([.E91] + 1) *[.$G$1]/2" office:value-type="float" office:value="19.7541301643171" calcext:value-type="float">
            <text:p>19.7541301643</text:p>
          </table:table-cell>
          <table:table-cell table:formula="of:=INT([.F91])" office:value-type="float" office:value="18" calcext:value-type="float">
            <text:p>18</text:p>
          </table:table-cell>
          <table:table-cell table:formula="of:=INT([.G91])" office:value-type="float" office:value="63" calcext:value-type="float">
            <text:p>63</text:p>
          </table:table-cell>
          <table:table-cell table:formula="of:=INT([.H91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COS(2 * PI() * [.A92]/[.$B$2])" office:value-type="float" office:value="-0.38268343236509" calcext:value-type="float">
            <text:p>-0.3826834324</text:p>
          </table:table-cell>
          <table:table-cell table:formula="of:=[.B92]" office:value-type="float" office:value="-0.38268343236509" calcext:value-type="float">
            <text:p>-0.3826834324</text:p>
          </table:table-cell>
          <table:table-cell table:formula="of:=[.B130]" office:value-type="float" office:value="0.995184726672197" calcext:value-type="float">
            <text:p>0.9951847267</text:p>
          </table:table-cell>
          <table:table-cell table:formula="of:=[.B45]" office:value-type="float" office:value="-0.427555093430282" calcext:value-type="float">
            <text:p>-0.4275550934</text:p>
          </table:table-cell>
          <table:table-cell table:formula="of:=([.C92] + 1) *[.$G$1]/2" office:value-type="float" office:value="19.7541301643171" calcext:value-type="float">
            <text:p>19.7541301643</text:p>
          </table:table-cell>
          <table:table-cell table:formula="of:=([.D92] + 1) *[.$G$1]/2" office:value-type="float" office:value="63.8459112535103" calcext:value-type="float">
            <text:p>63.8459112535</text:p>
          </table:table-cell>
          <table:table-cell table:formula="of:=([.E92] + 1) *[.$G$1]/2" office:value-type="float" office:value="18.318237010231" calcext:value-type="float">
            <text:p>18.3182370102</text:p>
          </table:table-cell>
          <table:table-cell table:formula="of:=INT([.F92])" office:value-type="float" office:value="19" calcext:value-type="float">
            <text:p>19</text:p>
          </table:table-cell>
          <table:table-cell table:formula="of:=INT([.G92])" office:value-type="float" office:value="63" calcext:value-type="float">
            <text:p>63</text:p>
          </table:table-cell>
          <table:table-cell table:formula="of:=INT([.H9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S(2 * PI() * [.A93]/[.$B$2])" office:value-type="float" office:value="-0.33688985339222" calcext:value-type="float">
            <text:p>-0.3368898534</text:p>
          </table:table-cell>
          <table:table-cell table:formula="of:=[.B93]" office:value-type="float" office:value="-0.33688985339222" calcext:value-type="float">
            <text:p>-0.3368898534</text:p>
          </table:table-cell>
          <table:table-cell table:formula="of:=[.B131]" office:value-type="float" office:value="0.998795456205172" calcext:value-type="float">
            <text:p>0.9987954562</text:p>
          </table:table-cell>
          <table:table-cell table:formula="of:=[.B46]" office:value-type="float" office:value="-0.471396736825998" calcext:value-type="float">
            <text:p>-0.4713967368</text:p>
          </table:table-cell>
          <table:table-cell table:formula="of:=([.C93] + 1) *[.$G$1]/2" office:value-type="float" office:value="21.219524691449" calcext:value-type="float">
            <text:p>21.2195246914</text:p>
          </table:table-cell>
          <table:table-cell table:formula="of:=([.D93] + 1) *[.$G$1]/2" office:value-type="float" office:value="63.9614545985655" calcext:value-type="float">
            <text:p>63.9614545986</text:p>
          </table:table-cell>
          <table:table-cell table:formula="of:=([.E93] + 1) *[.$G$1]/2" office:value-type="float" office:value="16.9153044215681" calcext:value-type="float">
            <text:p>16.9153044216</text:p>
          </table:table-cell>
          <table:table-cell table:formula="of:=INT([.F93])" office:value-type="float" office:value="21" calcext:value-type="float">
            <text:p>21</text:p>
          </table:table-cell>
          <table:table-cell table:formula="of:=INT([.G93])" office:value-type="float" office:value="63" calcext:value-type="float">
            <text:p>63</text:p>
          </table:table-cell>
          <table:table-cell table:formula="of:=INT([.H93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COS(2 * PI() * [.A94]/[.$B$2])" office:value-type="float" office:value="-0.290284677254462" calcext:value-type="float">
            <text:p>-0.2902846773</text:p>
          </table:table-cell>
          <table:table-cell table:formula="of:=[.B94]" office:value-type="float" office:value="-0.290284677254462" calcext:value-type="float">
            <text:p>-0.2902846773</text:p>
          </table:table-cell>
          <table:table-cell table:formula="of:=[.B4]" office:value-type="float" office:value="1" calcext:value-type="float">
            <text:p>1</text:p>
          </table:table-cell>
          <table:table-cell table:formula="of:=[.B47]" office:value-type="float" office:value="-0.514102744193222" calcext:value-type="float">
            <text:p>-0.5141027442</text:p>
          </table:table-cell>
          <table:table-cell table:formula="of:=([.C94] + 1) *[.$G$1]/2" office:value-type="float" office:value="22.7108903278572" calcext:value-type="float">
            <text:p>22.7108903279</text:p>
          </table:table-cell>
          <table:table-cell table:formula="of:=([.D94] + 1) *[.$G$1]/2" office:value-type="float" office:value="64" calcext:value-type="float">
            <text:p>64</text:p>
          </table:table-cell>
          <table:table-cell table:formula="of:=([.E94] + 1) *[.$G$1]/2" office:value-type="float" office:value="15.5487121858169" calcext:value-type="float">
            <text:p>15.5487121858</text:p>
          </table:table-cell>
          <table:table-cell table:formula="of:=INT([.F94])" office:value-type="float" office:value="22" calcext:value-type="float">
            <text:p>22</text:p>
          </table:table-cell>
          <table:table-cell table:formula="of:=INT([.G94])" office:value-type="float" office:value="64" calcext:value-type="float">
            <text:p>64</text:p>
          </table:table-cell>
          <table:table-cell table:formula="of:=INT([.H94]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COS(2 * PI() * [.A95]/[.$B$2])" office:value-type="float" office:value="-0.242980179903264" calcext:value-type="float">
            <text:p>-0.2429801799</text:p>
          </table:table-cell>
          <table:table-cell table:formula="of:=[.B95]" office:value-type="float" office:value="-0.242980179903264" calcext:value-type="float">
            <text:p>-0.2429801799</text:p>
          </table:table-cell>
          <table:table-cell table:formula="of:=[.B5]" office:value-type="float" office:value="0.998795456205172" calcext:value-type="float">
            <text:p>0.9987954562</text:p>
          </table:table-cell>
          <table:table-cell table:formula="of:=[.B48]" office:value-type="float" office:value="-0.555570233019602" calcext:value-type="float">
            <text:p>-0.555570233</text:p>
          </table:table-cell>
          <table:table-cell table:formula="of:=([.C95] + 1) *[.$G$1]/2" office:value-type="float" office:value="24.2246342430955" calcext:value-type="float">
            <text:p>24.2246342431</text:p>
          </table:table-cell>
          <table:table-cell table:formula="of:=([.D95] + 1) *[.$G$1]/2" office:value-type="float" office:value="63.9614545985655" calcext:value-type="float">
            <text:p>63.9614545986</text:p>
          </table:table-cell>
          <table:table-cell table:formula="of:=([.E95] + 1) *[.$G$1]/2" office:value-type="float" office:value="14.2217525433727" calcext:value-type="float">
            <text:p>14.2217525434</text:p>
          </table:table-cell>
          <table:table-cell table:formula="of:=INT([.F95])" office:value-type="float" office:value="24" calcext:value-type="float">
            <text:p>24</text:p>
          </table:table-cell>
          <table:table-cell table:formula="of:=INT([.G95])" office:value-type="float" office:value="63" calcext:value-type="float">
            <text:p>63</text:p>
          </table:table-cell>
          <table:table-cell table:formula="of:=INT([.H95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COS(2 * PI() * [.A96]/[.$B$2])" office:value-type="float" office:value="-0.195090322016129" calcext:value-type="float">
            <text:p>-0.195090322</text:p>
          </table:table-cell>
          <table:table-cell table:formula="of:=[.B96]" office:value-type="float" office:value="-0.195090322016129" calcext:value-type="float">
            <text:p>-0.195090322</text:p>
          </table:table-cell>
          <table:table-cell table:formula="of:=[.B6]" office:value-type="float" office:value="0.995184726672197" calcext:value-type="float">
            <text:p>0.9951847267</text:p>
          </table:table-cell>
          <table:table-cell table:formula="of:=[.B49]" office:value-type="float" office:value="-0.595699304492433" calcext:value-type="float">
            <text:p>-0.5956993045</text:p>
          </table:table-cell>
          <table:table-cell table:formula="of:=([.C96] + 1) *[.$G$1]/2" office:value-type="float" office:value="25.7571096954839" calcext:value-type="float">
            <text:p>25.7571096955</text:p>
          </table:table-cell>
          <table:table-cell table:formula="of:=([.D96] + 1) *[.$G$1]/2" office:value-type="float" office:value="63.8459112535103" calcext:value-type="float">
            <text:p>63.8459112535</text:p>
          </table:table-cell>
          <table:table-cell table:formula="of:=([.E96] + 1) *[.$G$1]/2" office:value-type="float" office:value="12.9376222562421" calcext:value-type="float">
            <text:p>12.9376222562</text:p>
          </table:table-cell>
          <table:table-cell table:formula="of:=INT([.F96])" office:value-type="float" office:value="25" calcext:value-type="float">
            <text:p>25</text:p>
          </table:table-cell>
          <table:table-cell table:formula="of:=INT([.G96])" office:value-type="float" office:value="63" calcext:value-type="float">
            <text:p>63</text:p>
          </table:table-cell>
          <table:table-cell table:formula="of:=INT([.H96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COS(2 * PI() * [.A97]/[.$B$2])" office:value-type="float" office:value="-0.146730474455362" calcext:value-type="float">
            <text:p>-0.1467304745</text:p>
          </table:table-cell>
          <table:table-cell table:formula="of:=[.B97]" office:value-type="float" office:value="-0.146730474455362" calcext:value-type="float">
            <text:p>-0.1467304745</text:p>
          </table:table-cell>
          <table:table-cell table:formula="of:=[.B7]" office:value-type="float" office:value="0.989176509964781" calcext:value-type="float">
            <text:p>0.98917651</text:p>
          </table:table-cell>
          <table:table-cell table:formula="of:=[.B50]" office:value-type="float" office:value="-0.634393284163645" calcext:value-type="float">
            <text:p>-0.6343932842</text:p>
          </table:table-cell>
          <table:table-cell table:formula="of:=([.C97] + 1) *[.$G$1]/2" office:value-type="float" office:value="27.3046248174284" calcext:value-type="float">
            <text:p>27.3046248174</text:p>
          </table:table-cell>
          <table:table-cell table:formula="of:=([.D97] + 1) *[.$G$1]/2" office:value-type="float" office:value="63.653648318873" calcext:value-type="float">
            <text:p>63.6536483189</text:p>
          </table:table-cell>
          <table:table-cell table:formula="of:=([.E97] + 1) *[.$G$1]/2" office:value-type="float" office:value="11.6994149067633" calcext:value-type="float">
            <text:p>11.6994149068</text:p>
          </table:table-cell>
          <table:table-cell table:formula="of:=INT([.F97])" office:value-type="float" office:value="27" calcext:value-type="float">
            <text:p>27</text:p>
          </table:table-cell>
          <table:table-cell table:formula="of:=INT([.G97])" office:value-type="float" office:value="63" calcext:value-type="float">
            <text:p>63</text:p>
          </table:table-cell>
          <table:table-cell table:formula="of:=INT([.H97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COS(2 * PI() * [.A98]/[.$B$2])" office:value-type="float" office:value="-0.0980171403295605" calcext:value-type="float">
            <text:p>-0.0980171403</text:p>
          </table:table-cell>
          <table:table-cell table:formula="of:=[.B98]" office:value-type="float" office:value="-0.0980171403295605" calcext:value-type="float">
            <text:p>-0.0980171403</text:p>
          </table:table-cell>
          <table:table-cell table:formula="of:=[.B8]" office:value-type="float" office:value="0.98078528040323" calcext:value-type="float">
            <text:p>0.9807852804</text:p>
          </table:table-cell>
          <table:table-cell table:formula="of:=[.B51]" office:value-type="float" office:value="-0.671558954847018" calcext:value-type="float">
            <text:p>-0.6715589548</text:p>
          </table:table-cell>
          <table:table-cell table:formula="of:=([.C98] + 1) *[.$G$1]/2" office:value-type="float" office:value="28.8634515094541" calcext:value-type="float">
            <text:p>28.8634515095</text:p>
          </table:table-cell>
          <table:table-cell table:formula="of:=([.D98] + 1) *[.$G$1]/2" office:value-type="float" office:value="63.3851289729034" calcext:value-type="float">
            <text:p>63.3851289729</text:p>
          </table:table-cell>
          <table:table-cell table:formula="of:=([.E98] + 1) *[.$G$1]/2" office:value-type="float" office:value="10.5101134448954" calcext:value-type="float">
            <text:p>10.5101134449</text:p>
          </table:table-cell>
          <table:table-cell table:formula="of:=INT([.F98])" office:value-type="float" office:value="28" calcext:value-type="float">
            <text:p>28</text:p>
          </table:table-cell>
          <table:table-cell table:formula="of:=INT([.G98])" office:value-type="float" office:value="63" calcext:value-type="float">
            <text:p>63</text:p>
          </table:table-cell>
          <table:table-cell table:formula="of:=INT([.H98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COS(2 * PI() * [.A99]/[.$B$2])" office:value-type="float" office:value="-0.049067674327418" calcext:value-type="float">
            <text:p>-0.0490676743</text:p>
          </table:table-cell>
          <table:table-cell table:formula="of:=[.B99]" office:value-type="float" office:value="-0.049067674327418" calcext:value-type="float">
            <text:p>-0.0490676743</text:p>
          </table:table-cell>
          <table:table-cell table:formula="of:=[.B9]" office:value-type="float" office:value="0.970031253194544" calcext:value-type="float">
            <text:p>0.9700312532</text:p>
          </table:table-cell>
          <table:table-cell table:formula="of:=[.B52]" office:value-type="float" office:value="-0.707106781186547" calcext:value-type="float">
            <text:p>-0.7071067812</text:p>
          </table:table-cell>
          <table:table-cell table:formula="of:=([.C99] + 1) *[.$G$1]/2" office:value-type="float" office:value="30.4298344215226" calcext:value-type="float">
            <text:p>30.4298344215</text:p>
          </table:table-cell>
          <table:table-cell table:formula="of:=([.D99] + 1) *[.$G$1]/2" office:value-type="float" office:value="63.0410001022254" calcext:value-type="float">
            <text:p>63.0410001022</text:p>
          </table:table-cell>
          <table:table-cell table:formula="of:=([.E99] + 1) *[.$G$1]/2" office:value-type="float" office:value="9.37258300203048" calcext:value-type="float">
            <text:p>9.372583002</text:p>
          </table:table-cell>
          <table:table-cell table:formula="of:=INT([.F99])" office:value-type="float" office:value="30" calcext:value-type="float">
            <text:p>30</text:p>
          </table:table-cell>
          <table:table-cell table:formula="of:=INT([.G99])" office:value-type="float" office:value="63" calcext:value-type="float">
            <text:p>63</text:p>
          </table:table-cell>
          <table:table-cell table:formula="of:=INT([.H99])" office:value-type="float" office:value="9" calcext:value-type="float">
            <text:p>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COS(2 * PI() * [.A100]/[.$B$2])" office:value-type="float" office:value="-1.83697019872103E-016" calcext:value-type="float">
            <text:p>-1.83697019872103E-16</text:p>
          </table:table-cell>
          <table:table-cell table:formula="of:=[.B100]" office:value-type="float" office:value="-1.83697019872103E-016" calcext:value-type="float">
            <text:p>-1.83697019872103E-16</text:p>
          </table:table-cell>
          <table:table-cell table:formula="of:=[.B10]" office:value-type="float" office:value="0.956940335732209" calcext:value-type="float">
            <text:p>0.9569403357</text:p>
          </table:table-cell>
          <table:table-cell table:formula="of:=[.B53]" office:value-type="float" office:value="-0.740951125354959" calcext:value-type="float">
            <text:p>-0.7409511254</text:p>
          </table:table-cell>
          <table:table-cell table:formula="of:=([.C100] + 1) *[.$G$1]/2" office:value-type="float" office:value="32" calcext:value-type="float">
            <text:p>32</text:p>
          </table:table-cell>
          <table:table-cell table:formula="of:=([.D100] + 1) *[.$G$1]/2" office:value-type="float" office:value="62.6220907434307" calcext:value-type="float">
            <text:p>62.6220907434</text:p>
          </table:table-cell>
          <table:table-cell table:formula="of:=([.E100] + 1) *[.$G$1]/2" office:value-type="float" office:value="8.28956398864132" calcext:value-type="float">
            <text:p>8.2895639886</text:p>
          </table:table-cell>
          <table:table-cell table:formula="of:=INT([.F100])" office:value-type="float" office:value="32" calcext:value-type="float">
            <text:p>32</text:p>
          </table:table-cell>
          <table:table-cell table:formula="of:=INT([.G100])" office:value-type="float" office:value="62" calcext:value-type="float">
            <text:p>62</text:p>
          </table:table-cell>
          <table:table-cell table:formula="of:=INT([.H10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COS(2 * PI() * [.A101]/[.$B$2])" office:value-type="float" office:value="0.0490676743274177" calcext:value-type="float">
            <text:p>0.0490676743</text:p>
          </table:table-cell>
          <table:table-cell table:formula="of:=[.B101]" office:value-type="float" office:value="0.0490676743274177" calcext:value-type="float">
            <text:p>0.0490676743</text:p>
          </table:table-cell>
          <table:table-cell table:formula="of:=[.B11]" office:value-type="float" office:value="0.941544065183021" calcext:value-type="float">
            <text:p>0.9415440652</text:p>
          </table:table-cell>
          <table:table-cell table:formula="of:=[.B54]" office:value-type="float" office:value="-0.773010453362737" calcext:value-type="float">
            <text:p>-0.7730104534</text:p>
          </table:table-cell>
          <table:table-cell table:formula="of:=([.C101] + 1) *[.$G$1]/2" office:value-type="float" office:value="33.5701655784774" calcext:value-type="float">
            <text:p>33.5701655785</text:p>
          </table:table-cell>
          <table:table-cell table:formula="of:=([.D101] + 1) *[.$G$1]/2" office:value-type="float" office:value="62.1294100858567" calcext:value-type="float">
            <text:p>62.1294100859</text:p>
          </table:table-cell>
          <table:table-cell table:formula="of:=([.E101] + 1) *[.$G$1]/2" office:value-type="float" office:value="7.26366549239242" calcext:value-type="float">
            <text:p>7.2636654924</text:p>
          </table:table-cell>
          <table:table-cell table:formula="of:=INT([.F101])" office:value-type="float" office:value="33" calcext:value-type="float">
            <text:p>33</text:p>
          </table:table-cell>
          <table:table-cell table:formula="of:=INT([.G101])" office:value-type="float" office:value="62" calcext:value-type="float">
            <text:p>62</text:p>
          </table:table-cell>
          <table:table-cell table:formula="of:=INT([.H101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COS(2 * PI() * [.A102]/[.$B$2])" office:value-type="float" office:value="0.0980171403295601" calcext:value-type="float">
            <text:p>0.0980171403</text:p>
          </table:table-cell>
          <table:table-cell table:formula="of:=[.B102]" office:value-type="float" office:value="0.0980171403295601" calcext:value-type="float">
            <text:p>0.0980171403</text:p>
          </table:table-cell>
          <table:table-cell table:formula="of:=[.B12]" office:value-type="float" office:value="0.923879532511287" calcext:value-type="float">
            <text:p>0.9238795325</text:p>
          </table:table-cell>
          <table:table-cell table:formula="of:=[.B55]" office:value-type="float" office:value="-0.803207531480645" calcext:value-type="float">
            <text:p>-0.8032075315</text:p>
          </table:table-cell>
          <table:table-cell table:formula="of:=([.C102] + 1) *[.$G$1]/2" office:value-type="float" office:value="35.1365484905459" calcext:value-type="float">
            <text:p>35.1365484905</text:p>
          </table:table-cell>
          <table:table-cell table:formula="of:=([.D102] + 1) *[.$G$1]/2" office:value-type="float" office:value="61.5641450403612" calcext:value-type="float">
            <text:p>61.5641450404</text:p>
          </table:table-cell>
          <table:table-cell table:formula="of:=([.E102] + 1) *[.$G$1]/2" office:value-type="float" office:value="6.29735899261937" calcext:value-type="float">
            <text:p>6.2973589926</text:p>
          </table:table-cell>
          <table:table-cell table:formula="of:=INT([.F102])" office:value-type="float" office:value="35" calcext:value-type="float">
            <text:p>35</text:p>
          </table:table-cell>
          <table:table-cell table:formula="of:=INT([.G102])" office:value-type="float" office:value="61" calcext:value-type="float">
            <text:p>61</text:p>
          </table:table-cell>
          <table:table-cell table:formula="of:=INT([.H102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COS(2 * PI() * [.A103]/[.$B$2])" office:value-type="float" office:value="0.146730474455362" calcext:value-type="float">
            <text:p>0.1467304745</text:p>
          </table:table-cell>
          <table:table-cell table:formula="of:=[.B103]" office:value-type="float" office:value="0.146730474455362" calcext:value-type="float">
            <text:p>0.1467304745</text:p>
          </table:table-cell>
          <table:table-cell table:formula="of:=[.B13]" office:value-type="float" office:value="0.903989293123443" calcext:value-type="float">
            <text:p>0.9039892931</text:p>
          </table:table-cell>
          <table:table-cell table:formula="of:=[.B56]" office:value-type="float" office:value="-0.831469612302545" calcext:value-type="float">
            <text:p>-0.8314696123</text:p>
          </table:table-cell>
          <table:table-cell table:formula="of:=([.C103] + 1) *[.$G$1]/2" office:value-type="float" office:value="36.6953751825716" calcext:value-type="float">
            <text:p>36.6953751826</text:p>
          </table:table-cell>
          <table:table-cell table:formula="of:=([.D103] + 1) *[.$G$1]/2" office:value-type="float" office:value="60.9276573799502" calcext:value-type="float">
            <text:p>60.92765738</text:p>
          </table:table-cell>
          <table:table-cell table:formula="of:=([.E103] + 1) *[.$G$1]/2" office:value-type="float" office:value="5.39297240631855" calcext:value-type="float">
            <text:p>5.3929724063</text:p>
          </table:table-cell>
          <table:table-cell table:formula="of:=INT([.F103])" office:value-type="float" office:value="36" calcext:value-type="float">
            <text:p>36</text:p>
          </table:table-cell>
          <table:table-cell table:formula="of:=INT([.G103])" office:value-type="float" office:value="60" calcext:value-type="float">
            <text:p>60</text:p>
          </table:table-cell>
          <table:table-cell table:formula="of:=INT([.H103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COS(2 * PI() * [.A104]/[.$B$2])" office:value-type="float" office:value="0.195090322016128" calcext:value-type="float">
            <text:p>0.195090322</text:p>
          </table:table-cell>
          <table:table-cell table:formula="of:=[.B104]" office:value-type="float" office:value="0.195090322016128" calcext:value-type="float">
            <text:p>0.195090322</text:p>
          </table:table-cell>
          <table:table-cell table:formula="of:=[.B14]" office:value-type="float" office:value="0.881921264348355" calcext:value-type="float">
            <text:p>0.8819212643</text:p>
          </table:table-cell>
          <table:table-cell table:formula="of:=[.B57]" office:value-type="float" office:value="-0.857728610000272" calcext:value-type="float">
            <text:p>-0.85772861</text:p>
          </table:table-cell>
          <table:table-cell table:formula="of:=([.C104] + 1) *[.$G$1]/2" office:value-type="float" office:value="38.2428903045161" calcext:value-type="float">
            <text:p>38.2428903045</text:p>
          </table:table-cell>
          <table:table-cell table:formula="of:=([.D104] + 1) *[.$G$1]/2" office:value-type="float" office:value="60.2214804591474" calcext:value-type="float">
            <text:p>60.2214804591</text:p>
          </table:table-cell>
          <table:table-cell table:formula="of:=([.E104] + 1) *[.$G$1]/2" office:value-type="float" office:value="4.5526844799913" calcext:value-type="float">
            <text:p>4.55268448</text:p>
          </table:table-cell>
          <table:table-cell table:formula="of:=INT([.F104])" office:value-type="float" office:value="38" calcext:value-type="float">
            <text:p>38</text:p>
          </table:table-cell>
          <table:table-cell table:formula="of:=INT([.G104])" office:value-type="float" office:value="60" calcext:value-type="float">
            <text:p>60</text:p>
          </table:table-cell>
          <table:table-cell table:formula="of:=INT([.H104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COS(2 * PI() * [.A105]/[.$B$2])" office:value-type="float" office:value="0.242980179903264" calcext:value-type="float">
            <text:p>0.2429801799</text:p>
          </table:table-cell>
          <table:table-cell table:formula="of:=[.B105]" office:value-type="float" office:value="0.242980179903264" calcext:value-type="float">
            <text:p>0.2429801799</text:p>
          </table:table-cell>
          <table:table-cell table:formula="of:=[.B15]" office:value-type="float" office:value="0.857728610000272" calcext:value-type="float">
            <text:p>0.85772861</text:p>
          </table:table-cell>
          <table:table-cell table:formula="of:=[.B58]" office:value-type="float" office:value="-0.881921264348355" calcext:value-type="float">
            <text:p>-0.8819212643</text:p>
          </table:table-cell>
          <table:table-cell table:formula="of:=([.C105] + 1) *[.$G$1]/2" office:value-type="float" office:value="39.7753657569044" calcext:value-type="float">
            <text:p>39.7753657569</text:p>
          </table:table-cell>
          <table:table-cell table:formula="of:=([.D105] + 1) *[.$G$1]/2" office:value-type="float" office:value="59.4473155200087" calcext:value-type="float">
            <text:p>59.44731552</text:p>
          </table:table-cell>
          <table:table-cell table:formula="of:=([.E105] + 1) *[.$G$1]/2" office:value-type="float" office:value="3.77851954085264" calcext:value-type="float">
            <text:p>3.7785195409</text:p>
          </table:table-cell>
          <table:table-cell table:formula="of:=INT([.F105])" office:value-type="float" office:value="39" calcext:value-type="float">
            <text:p>39</text:p>
          </table:table-cell>
          <table:table-cell table:formula="of:=INT([.G105])" office:value-type="float" office:value="59" calcext:value-type="float">
            <text:p>59</text:p>
          </table:table-cell>
          <table:table-cell table:formula="of:=INT([.H10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COS(2 * PI() * [.A106]/[.$B$2])" office:value-type="float" office:value="0.290284677254462" calcext:value-type="float">
            <text:p>0.2902846773</text:p>
          </table:table-cell>
          <table:table-cell table:formula="of:=[.B106]" office:value-type="float" office:value="0.290284677254462" calcext:value-type="float">
            <text:p>0.2902846773</text:p>
          </table:table-cell>
          <table:table-cell table:formula="of:=[.B16]" office:value-type="float" office:value="0.831469612302545" calcext:value-type="float">
            <text:p>0.8314696123</text:p>
          </table:table-cell>
          <table:table-cell table:formula="of:=[.B59]" office:value-type="float" office:value="-0.903989293123443" calcext:value-type="float">
            <text:p>-0.9039892931</text:p>
          </table:table-cell>
          <table:table-cell table:formula="of:=([.C106] + 1) *[.$G$1]/2" office:value-type="float" office:value="41.2891096721428" calcext:value-type="float">
            <text:p>41.2891096721</text:p>
          </table:table-cell>
          <table:table-cell table:formula="of:=([.D106] + 1) *[.$G$1]/2" office:value-type="float" office:value="58.6070275936815" calcext:value-type="float">
            <text:p>58.6070275937</text:p>
          </table:table-cell>
          <table:table-cell table:formula="of:=([.E106] + 1) *[.$G$1]/2" office:value-type="float" office:value="3.07234262004981" calcext:value-type="float">
            <text:p>3.07234262</text:p>
          </table:table-cell>
          <table:table-cell table:formula="of:=INT([.F106])" office:value-type="float" office:value="41" calcext:value-type="float">
            <text:p>41</text:p>
          </table:table-cell>
          <table:table-cell table:formula="of:=INT([.G106])" office:value-type="float" office:value="58" calcext:value-type="float">
            <text:p>58</text:p>
          </table:table-cell>
          <table:table-cell table:formula="of:=INT([.H106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COS(2 * PI() * [.A107]/[.$B$2])" office:value-type="float" office:value="0.33688985339222" calcext:value-type="float">
            <text:p>0.3368898534</text:p>
          </table:table-cell>
          <table:table-cell table:formula="of:=[.B107]" office:value-type="float" office:value="0.33688985339222" calcext:value-type="float">
            <text:p>0.3368898534</text:p>
          </table:table-cell>
          <table:table-cell table:formula="of:=[.B17]" office:value-type="float" office:value="0.803207531480645" calcext:value-type="float">
            <text:p>0.8032075315</text:p>
          </table:table-cell>
          <table:table-cell table:formula="of:=[.B60]" office:value-type="float" office:value="-0.923879532511287" calcext:value-type="float">
            <text:p>-0.9238795325</text:p>
          </table:table-cell>
          <table:table-cell table:formula="of:=([.C107] + 1) *[.$G$1]/2" office:value-type="float" office:value="42.780475308551" calcext:value-type="float">
            <text:p>42.7804753086</text:p>
          </table:table-cell>
          <table:table-cell table:formula="of:=([.D107] + 1) *[.$G$1]/2" office:value-type="float" office:value="57.7026410073806" calcext:value-type="float">
            <text:p>57.7026410074</text:p>
          </table:table-cell>
          <table:table-cell table:formula="of:=([.E107] + 1) *[.$G$1]/2" office:value-type="float" office:value="2.43585495963882" calcext:value-type="float">
            <text:p>2.4358549596</text:p>
          </table:table-cell>
          <table:table-cell table:formula="of:=INT([.F107])" office:value-type="float" office:value="42" calcext:value-type="float">
            <text:p>42</text:p>
          </table:table-cell>
          <table:table-cell table:formula="of:=INT([.G107])" office:value-type="float" office:value="57" calcext:value-type="float">
            <text:p>57</text:p>
          </table:table-cell>
          <table:table-cell table:formula="of:=INT([.H107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COS(2 * PI() * [.A108]/[.$B$2])" office:value-type="float" office:value="0.38268343236509" calcext:value-type="float">
            <text:p>0.3826834324</text:p>
          </table:table-cell>
          <table:table-cell table:formula="of:=[.B108]" office:value-type="float" office:value="0.38268343236509" calcext:value-type="float">
            <text:p>0.3826834324</text:p>
          </table:table-cell>
          <table:table-cell table:formula="of:=[.B18]" office:value-type="float" office:value="0.773010453362737" calcext:value-type="float">
            <text:p>0.7730104534</text:p>
          </table:table-cell>
          <table:table-cell table:formula="of:=[.B61]" office:value-type="float" office:value="-0.941544065183021" calcext:value-type="float">
            <text:p>-0.9415440652</text:p>
          </table:table-cell>
          <table:table-cell table:formula="of:=([.C108] + 1) *[.$G$1]/2" office:value-type="float" office:value="44.2458698356829" calcext:value-type="float">
            <text:p>44.2458698357</text:p>
          </table:table-cell>
          <table:table-cell table:formula="of:=([.D108] + 1) *[.$G$1]/2" office:value-type="float" office:value="56.7363345076076" calcext:value-type="float">
            <text:p>56.7363345076</text:p>
          </table:table-cell>
          <table:table-cell table:formula="of:=([.E108] + 1) *[.$G$1]/2" office:value-type="float" office:value="1.87058991414334" calcext:value-type="float">
            <text:p>1.8705899141</text:p>
          </table:table-cell>
          <table:table-cell table:formula="of:=INT([.F108])" office:value-type="float" office:value="44" calcext:value-type="float">
            <text:p>44</text:p>
          </table:table-cell>
          <table:table-cell table:formula="of:=INT([.G108])" office:value-type="float" office:value="56" calcext:value-type="float">
            <text:p>56</text:p>
          </table:table-cell>
          <table:table-cell table:formula="of:=INT([.H10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COS(2 * PI() * [.A109]/[.$B$2])" office:value-type="float" office:value="0.427555093430282" calcext:value-type="float">
            <text:p>0.4275550934</text:p>
          </table:table-cell>
          <table:table-cell table:formula="of:=[.B109]" office:value-type="float" office:value="0.427555093430282" calcext:value-type="float">
            <text:p>0.4275550934</text:p>
          </table:table-cell>
          <table:table-cell table:formula="of:=[.B19]" office:value-type="float" office:value="0.740951125354959" calcext:value-type="float">
            <text:p>0.7409511254</text:p>
          </table:table-cell>
          <table:table-cell table:formula="of:=[.B62]" office:value-type="float" office:value="-0.956940335732209" calcext:value-type="float">
            <text:p>-0.9569403357</text:p>
          </table:table-cell>
          <table:table-cell table:formula="of:=([.C109] + 1) *[.$G$1]/2" office:value-type="float" office:value="45.681762989769" calcext:value-type="float">
            <text:p>45.6817629898</text:p>
          </table:table-cell>
          <table:table-cell table:formula="of:=([.D109] + 1) *[.$G$1]/2" office:value-type="float" office:value="55.7104360113587" calcext:value-type="float">
            <text:p>55.7104360114</text:p>
          </table:table-cell>
          <table:table-cell table:formula="of:=([.E109] + 1) *[.$G$1]/2" office:value-type="float" office:value="1.37790925656932" calcext:value-type="float">
            <text:p>1.3779092566</text:p>
          </table:table-cell>
          <table:table-cell table:formula="of:=INT([.F109])" office:value-type="float" office:value="45" calcext:value-type="float">
            <text:p>45</text:p>
          </table:table-cell>
          <table:table-cell table:formula="of:=INT([.G109])" office:value-type="float" office:value="55" calcext:value-type="float">
            <text:p>55</text:p>
          </table:table-cell>
          <table:table-cell table:formula="of:=INT([.H10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COS(2 * PI() * [.A110]/[.$B$2])" office:value-type="float" office:value="0.471396736825998" calcext:value-type="float">
            <text:p>0.4713967368</text:p>
          </table:table-cell>
          <table:table-cell table:formula="of:=[.B110]" office:value-type="float" office:value="0.471396736825998" calcext:value-type="float">
            <text:p>0.4713967368</text:p>
          </table:table-cell>
          <table:table-cell table:formula="of:=[.B20]" office:value-type="float" office:value="0.707106781186548" calcext:value-type="float">
            <text:p>0.7071067812</text:p>
          </table:table-cell>
          <table:table-cell table:formula="of:=[.B63]" office:value-type="float" office:value="-0.970031253194544" calcext:value-type="float">
            <text:p>-0.9700312532</text:p>
          </table:table-cell>
          <table:table-cell table:formula="of:=([.C110] + 1) *[.$G$1]/2" office:value-type="float" office:value="47.0846955784319" calcext:value-type="float">
            <text:p>47.0846955784</text:p>
          </table:table-cell>
          <table:table-cell table:formula="of:=([.D110] + 1) *[.$G$1]/2" office:value-type="float" office:value="54.6274169979695" calcext:value-type="float">
            <text:p>54.627416998</text:p>
          </table:table-cell>
          <table:table-cell table:formula="of:=([.E110] + 1) *[.$G$1]/2" office:value-type="float" office:value="0.958999897774593" calcext:value-type="float">
            <text:p>0.9589998978</text:p>
          </table:table-cell>
          <table:table-cell table:formula="of:=INT([.F110])" office:value-type="float" office:value="47" calcext:value-type="float">
            <text:p>47</text:p>
          </table:table-cell>
          <table:table-cell table:formula="of:=INT([.G110])" office:value-type="float" office:value="54" calcext:value-type="float">
            <text:p>54</text:p>
          </table:table-cell>
          <table:table-cell table:formula="of:=INT([.H1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COS(2 * PI() * [.A111]/[.$B$2])" office:value-type="float" office:value="0.514102744193222" calcext:value-type="float">
            <text:p>0.5141027442</text:p>
          </table:table-cell>
          <table:table-cell table:formula="of:=[.B111]" office:value-type="float" office:value="0.514102744193222" calcext:value-type="float">
            <text:p>0.5141027442</text:p>
          </table:table-cell>
          <table:table-cell table:formula="of:=[.B21]" office:value-type="float" office:value="0.671558954847018" calcext:value-type="float">
            <text:p>0.6715589548</text:p>
          </table:table-cell>
          <table:table-cell table:formula="of:=[.B64]" office:value-type="float" office:value="-0.98078528040323" calcext:value-type="float">
            <text:p>-0.9807852804</text:p>
          </table:table-cell>
          <table:table-cell table:formula="of:=([.C111] + 1) *[.$G$1]/2" office:value-type="float" office:value="48.4512878141831" calcext:value-type="float">
            <text:p>48.4512878142</text:p>
          </table:table-cell>
          <table:table-cell table:formula="of:=([.D111] + 1) *[.$G$1]/2" office:value-type="float" office:value="53.4898865551046" calcext:value-type="float">
            <text:p>53.4898865551</text:p>
          </table:table-cell>
          <table:table-cell table:formula="of:=([.E111] + 1) *[.$G$1]/2" office:value-type="float" office:value="0.614871027096626" calcext:value-type="float">
            <text:p>0.6148710271</text:p>
          </table:table-cell>
          <table:table-cell table:formula="of:=INT([.F111])" office:value-type="float" office:value="48" calcext:value-type="float">
            <text:p>48</text:p>
          </table:table-cell>
          <table:table-cell table:formula="of:=INT([.G111])" office:value-type="float" office:value="53" calcext:value-type="float">
            <text:p>53</text:p>
          </table:table-cell>
          <table:table-cell table:formula="of:=INT([.H1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COS(2 * PI() * [.A112]/[.$B$2])" office:value-type="float" office:value="0.555570233019602" calcext:value-type="float">
            <text:p>0.555570233</text:p>
          </table:table-cell>
          <table:table-cell table:formula="of:=[.B112]" office:value-type="float" office:value="0.555570233019602" calcext:value-type="float">
            <text:p>0.555570233</text:p>
          </table:table-cell>
          <table:table-cell table:formula="of:=[.B22]" office:value-type="float" office:value="0.634393284163645" calcext:value-type="float">
            <text:p>0.6343932842</text:p>
          </table:table-cell>
          <table:table-cell table:formula="of:=[.B65]" office:value-type="float" office:value="-0.989176509964781" calcext:value-type="float">
            <text:p>-0.98917651</text:p>
          </table:table-cell>
          <table:table-cell table:formula="of:=([.C112] + 1) *[.$G$1]/2" office:value-type="float" office:value="49.7782474566273" calcext:value-type="float">
            <text:p>49.7782474566</text:p>
          </table:table-cell>
          <table:table-cell table:formula="of:=([.D112] + 1) *[.$G$1]/2" office:value-type="float" office:value="52.3005850932367" calcext:value-type="float">
            <text:p>52.3005850932</text:p>
          </table:table-cell>
          <table:table-cell table:formula="of:=([.E112] + 1) *[.$G$1]/2" office:value-type="float" office:value="0.346351681127008" calcext:value-type="float">
            <text:p>0.3463516811</text:p>
          </table:table-cell>
          <table:table-cell table:formula="of:=INT([.F112])" office:value-type="float" office:value="49" calcext:value-type="float">
            <text:p>49</text:p>
          </table:table-cell>
          <table:table-cell table:formula="of:=INT([.G112])" office:value-type="float" office:value="52" calcext:value-type="float">
            <text:p>52</text:p>
          </table:table-cell>
          <table:table-cell table:formula="of:=INT([.H1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COS(2 * PI() * [.A113]/[.$B$2])" office:value-type="float" office:value="0.595699304492433" calcext:value-type="float">
            <text:p>0.5956993045</text:p>
          </table:table-cell>
          <table:table-cell table:formula="of:=[.B113]" office:value-type="float" office:value="0.595699304492433" calcext:value-type="float">
            <text:p>0.5956993045</text:p>
          </table:table-cell>
          <table:table-cell table:formula="of:=[.B23]" office:value-type="float" office:value="0.595699304492433" calcext:value-type="float">
            <text:p>0.5956993045</text:p>
          </table:table-cell>
          <table:table-cell table:formula="of:=[.B66]" office:value-type="float" office:value="-0.995184726672197" calcext:value-type="float">
            <text:p>-0.9951847267</text:p>
          </table:table-cell>
          <table:table-cell table:formula="of:=([.C113] + 1) *[.$G$1]/2" office:value-type="float" office:value="51.0623777437579" calcext:value-type="float">
            <text:p>51.0623777438</text:p>
          </table:table-cell>
          <table:table-cell table:formula="of:=([.D113] + 1) *[.$G$1]/2" office:value-type="float" office:value="51.0623777437579" calcext:value-type="float">
            <text:p>51.0623777438</text:p>
          </table:table-cell>
          <table:table-cell table:formula="of:=([.E113] + 1) *[.$G$1]/2" office:value-type="float" office:value="0.154088746489702" calcext:value-type="float">
            <text:p>0.1540887465</text:p>
          </table:table-cell>
          <table:table-cell table:formula="of:=INT([.F113])" office:value-type="float" office:value="51" calcext:value-type="float">
            <text:p>51</text:p>
          </table:table-cell>
          <table:table-cell table:formula="of:=INT([.G113])" office:value-type="float" office:value="51" calcext:value-type="float">
            <text:p>51</text:p>
          </table:table-cell>
          <table:table-cell table:formula="of:=INT([.H1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COS(2 * PI() * [.A114]/[.$B$2])" office:value-type="float" office:value="0.634393284163646" calcext:value-type="float">
            <text:p>0.6343932842</text:p>
          </table:table-cell>
          <table:table-cell table:formula="of:=[.B114]" office:value-type="float" office:value="0.634393284163646" calcext:value-type="float">
            <text:p>0.6343932842</text:p>
          </table:table-cell>
          <table:table-cell table:formula="of:=[.B24]" office:value-type="float" office:value="0.555570233019602" calcext:value-type="float">
            <text:p>0.555570233</text:p>
          </table:table-cell>
          <table:table-cell table:formula="of:=[.B67]" office:value-type="float" office:value="-0.998795456205172" calcext:value-type="float">
            <text:p>-0.9987954562</text:p>
          </table:table-cell>
          <table:table-cell table:formula="of:=([.C114] + 1) *[.$G$1]/2" office:value-type="float" office:value="52.3005850932367" calcext:value-type="float">
            <text:p>52.3005850932</text:p>
          </table:table-cell>
          <table:table-cell table:formula="of:=([.D114] + 1) *[.$G$1]/2" office:value-type="float" office:value="49.7782474566273" calcext:value-type="float">
            <text:p>49.7782474566</text:p>
          </table:table-cell>
          <table:table-cell table:formula="of:=([.E114] + 1) *[.$G$1]/2" office:value-type="float" office:value="0.038545401434483" calcext:value-type="float">
            <text:p>0.0385454014</text:p>
          </table:table-cell>
          <table:table-cell table:formula="of:=INT([.F114])" office:value-type="float" office:value="52" calcext:value-type="float">
            <text:p>52</text:p>
          </table:table-cell>
          <table:table-cell table:formula="of:=INT([.G114])" office:value-type="float" office:value="49" calcext:value-type="float">
            <text:p>49</text:p>
          </table:table-cell>
          <table:table-cell table:formula="of:=INT([.H1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COS(2 * PI() * [.A115]/[.$B$2])" office:value-type="float" office:value="0.671558954847018" calcext:value-type="float">
            <text:p>0.6715589548</text:p>
          </table:table-cell>
          <table:table-cell table:formula="of:=[.B115]" office:value-type="float" office:value="0.671558954847018" calcext:value-type="float">
            <text:p>0.6715589548</text:p>
          </table:table-cell>
          <table:table-cell table:formula="of:=[.B25]" office:value-type="float" office:value="0.514102744193222" calcext:value-type="float">
            <text:p>0.5141027442</text:p>
          </table:table-cell>
          <table:table-cell table:formula="of:=[.B68]" office:value-type="float" office:value="-1" calcext:value-type="float">
            <text:p>-1</text:p>
          </table:table-cell>
          <table:table-cell table:formula="of:=([.C115] + 1) *[.$G$1]/2" office:value-type="float" office:value="53.4898865551046" calcext:value-type="float">
            <text:p>53.4898865551</text:p>
          </table:table-cell>
          <table:table-cell table:formula="of:=([.D115] + 1) *[.$G$1]/2" office:value-type="float" office:value="48.4512878141831" calcext:value-type="float">
            <text:p>48.4512878142</text:p>
          </table:table-cell>
          <table:table-cell table:formula="of:=([.E115] + 1) *[.$G$1]/2" office:value-type="float" office:value="0" calcext:value-type="float">
            <text:p>0</text:p>
          </table:table-cell>
          <table:table-cell table:formula="of:=INT([.F115])" office:value-type="float" office:value="53" calcext:value-type="float">
            <text:p>53</text:p>
          </table:table-cell>
          <table:table-cell table:formula="of:=INT([.G115])" office:value-type="float" office:value="48" calcext:value-type="float">
            <text:p>48</text:p>
          </table:table-cell>
          <table:table-cell table:formula="of:=INT([.H1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COS(2 * PI() * [.A116]/[.$B$2])" office:value-type="float" office:value="0.707106781186547" calcext:value-type="float">
            <text:p>0.7071067812</text:p>
          </table:table-cell>
          <table:table-cell table:formula="of:=[.B116]" office:value-type="float" office:value="0.707106781186547" calcext:value-type="float">
            <text:p>0.7071067812</text:p>
          </table:table-cell>
          <table:table-cell table:formula="of:=[.B26]" office:value-type="float" office:value="0.471396736825998" calcext:value-type="float">
            <text:p>0.4713967368</text:p>
          </table:table-cell>
          <table:table-cell table:formula="of:=[.B69]" office:value-type="float" office:value="-0.998795456205172" calcext:value-type="float">
            <text:p>-0.9987954562</text:p>
          </table:table-cell>
          <table:table-cell table:formula="of:=([.C116] + 1) *[.$G$1]/2" office:value-type="float" office:value="54.6274169979695" calcext:value-type="float">
            <text:p>54.627416998</text:p>
          </table:table-cell>
          <table:table-cell table:formula="of:=([.D116] + 1) *[.$G$1]/2" office:value-type="float" office:value="47.0846955784319" calcext:value-type="float">
            <text:p>47.0846955784</text:p>
          </table:table-cell>
          <table:table-cell table:formula="of:=([.E116] + 1) *[.$G$1]/2" office:value-type="float" office:value="0.038545401434483" calcext:value-type="float">
            <text:p>0.0385454014</text:p>
          </table:table-cell>
          <table:table-cell table:formula="of:=INT([.F116])" office:value-type="float" office:value="54" calcext:value-type="float">
            <text:p>54</text:p>
          </table:table-cell>
          <table:table-cell table:formula="of:=INT([.G116])" office:value-type="float" office:value="47" calcext:value-type="float">
            <text:p>47</text:p>
          </table:table-cell>
          <table:table-cell table:formula="of:=INT([.H1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COS(2 * PI() * [.A117]/[.$B$2])" office:value-type="float" office:value="0.740951125354959" calcext:value-type="float">
            <text:p>0.7409511254</text:p>
          </table:table-cell>
          <table:table-cell table:formula="of:=[.B117]" office:value-type="float" office:value="0.740951125354959" calcext:value-type="float">
            <text:p>0.7409511254</text:p>
          </table:table-cell>
          <table:table-cell table:formula="of:=[.B27]" office:value-type="float" office:value="0.427555093430282" calcext:value-type="float">
            <text:p>0.4275550934</text:p>
          </table:table-cell>
          <table:table-cell table:formula="of:=[.B70]" office:value-type="float" office:value="-0.995184726672197" calcext:value-type="float">
            <text:p>-0.9951847267</text:p>
          </table:table-cell>
          <table:table-cell table:formula="of:=([.C117] + 1) *[.$G$1]/2" office:value-type="float" office:value="55.7104360113587" calcext:value-type="float">
            <text:p>55.7104360114</text:p>
          </table:table-cell>
          <table:table-cell table:formula="of:=([.D117] + 1) *[.$G$1]/2" office:value-type="float" office:value="45.681762989769" calcext:value-type="float">
            <text:p>45.6817629898</text:p>
          </table:table-cell>
          <table:table-cell table:formula="of:=([.E117] + 1) *[.$G$1]/2" office:value-type="float" office:value="0.154088746489698" calcext:value-type="float">
            <text:p>0.1540887465</text:p>
          </table:table-cell>
          <table:table-cell table:formula="of:=INT([.F117])" office:value-type="float" office:value="55" calcext:value-type="float">
            <text:p>55</text:p>
          </table:table-cell>
          <table:table-cell table:formula="of:=INT([.G117])" office:value-type="float" office:value="45" calcext:value-type="float">
            <text:p>45</text:p>
          </table:table-cell>
          <table:table-cell table:formula="of:=INT([.H1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COS(2 * PI() * [.A118]/[.$B$2])" office:value-type="float" office:value="0.773010453362737" calcext:value-type="float">
            <text:p>0.7730104534</text:p>
          </table:table-cell>
          <table:table-cell table:formula="of:=[.B118]" office:value-type="float" office:value="0.773010453362737" calcext:value-type="float">
            <text:p>0.7730104534</text:p>
          </table:table-cell>
          <table:table-cell table:formula="of:=[.B28]" office:value-type="float" office:value="0.38268343236509" calcext:value-type="float">
            <text:p>0.3826834324</text:p>
          </table:table-cell>
          <table:table-cell table:formula="of:=[.B71]" office:value-type="float" office:value="-0.989176509964781" calcext:value-type="float">
            <text:p>-0.98917651</text:p>
          </table:table-cell>
          <table:table-cell table:formula="of:=([.C118] + 1) *[.$G$1]/2" office:value-type="float" office:value="56.7363345076076" calcext:value-type="float">
            <text:p>56.7363345076</text:p>
          </table:table-cell>
          <table:table-cell table:formula="of:=([.D118] + 1) *[.$G$1]/2" office:value-type="float" office:value="44.2458698356829" calcext:value-type="float">
            <text:p>44.2458698357</text:p>
          </table:table-cell>
          <table:table-cell table:formula="of:=([.E118] + 1) *[.$G$1]/2" office:value-type="float" office:value="0.346351681127008" calcext:value-type="float">
            <text:p>0.3463516811</text:p>
          </table:table-cell>
          <table:table-cell table:formula="of:=INT([.F118])" office:value-type="float" office:value="56" calcext:value-type="float">
            <text:p>56</text:p>
          </table:table-cell>
          <table:table-cell table:formula="of:=INT([.G118])" office:value-type="float" office:value="44" calcext:value-type="float">
            <text:p>44</text:p>
          </table:table-cell>
          <table:table-cell table:formula="of:=INT([.H1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COS(2 * PI() * [.A119]/[.$B$2])" office:value-type="float" office:value="0.803207531480645" calcext:value-type="float">
            <text:p>0.8032075315</text:p>
          </table:table-cell>
          <table:table-cell table:formula="of:=[.B119]" office:value-type="float" office:value="0.803207531480645" calcext:value-type="float">
            <text:p>0.8032075315</text:p>
          </table:table-cell>
          <table:table-cell table:formula="of:=[.B29]" office:value-type="float" office:value="0.33688985339222" calcext:value-type="float">
            <text:p>0.3368898534</text:p>
          </table:table-cell>
          <table:table-cell table:formula="of:=[.B72]" office:value-type="float" office:value="-0.98078528040323" calcext:value-type="float">
            <text:p>-0.9807852804</text:p>
          </table:table-cell>
          <table:table-cell table:formula="of:=([.C119] + 1) *[.$G$1]/2" office:value-type="float" office:value="57.7026410073806" calcext:value-type="float">
            <text:p>57.7026410074</text:p>
          </table:table-cell>
          <table:table-cell table:formula="of:=([.D119] + 1) *[.$G$1]/2" office:value-type="float" office:value="42.780475308551" calcext:value-type="float">
            <text:p>42.7804753086</text:p>
          </table:table-cell>
          <table:table-cell table:formula="of:=([.E119] + 1) *[.$G$1]/2" office:value-type="float" office:value="0.614871027096626" calcext:value-type="float">
            <text:p>0.6148710271</text:p>
          </table:table-cell>
          <table:table-cell table:formula="of:=INT([.F119])" office:value-type="float" office:value="57" calcext:value-type="float">
            <text:p>57</text:p>
          </table:table-cell>
          <table:table-cell table:formula="of:=INT([.G119])" office:value-type="float" office:value="42" calcext:value-type="float">
            <text:p>42</text:p>
          </table:table-cell>
          <table:table-cell table:formula="of:=INT([.H1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COS(2 * PI() * [.A120]/[.$B$2])" office:value-type="float" office:value="0.831469612302545" calcext:value-type="float">
            <text:p>0.8314696123</text:p>
          </table:table-cell>
          <table:table-cell table:formula="of:=[.B120]" office:value-type="float" office:value="0.831469612302545" calcext:value-type="float">
            <text:p>0.8314696123</text:p>
          </table:table-cell>
          <table:table-cell table:formula="of:=[.B30]" office:value-type="float" office:value="0.290284677254462" calcext:value-type="float">
            <text:p>0.2902846773</text:p>
          </table:table-cell>
          <table:table-cell table:formula="of:=[.B73]" office:value-type="float" office:value="-0.970031253194544" calcext:value-type="float">
            <text:p>-0.9700312532</text:p>
          </table:table-cell>
          <table:table-cell table:formula="of:=([.C120] + 1) *[.$G$1]/2" office:value-type="float" office:value="58.6070275936815" calcext:value-type="float">
            <text:p>58.6070275937</text:p>
          </table:table-cell>
          <table:table-cell table:formula="of:=([.D120] + 1) *[.$G$1]/2" office:value-type="float" office:value="41.2891096721428" calcext:value-type="float">
            <text:p>41.2891096721</text:p>
          </table:table-cell>
          <table:table-cell table:formula="of:=([.E120] + 1) *[.$G$1]/2" office:value-type="float" office:value="0.958999897774593" calcext:value-type="float">
            <text:p>0.9589998978</text:p>
          </table:table-cell>
          <table:table-cell table:formula="of:=INT([.F120])" office:value-type="float" office:value="58" calcext:value-type="float">
            <text:p>58</text:p>
          </table:table-cell>
          <table:table-cell table:formula="of:=INT([.G120])" office:value-type="float" office:value="41" calcext:value-type="float">
            <text:p>41</text:p>
          </table:table-cell>
          <table:table-cell table:formula="of:=INT([.H1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COS(2 * PI() * [.A121]/[.$B$2])" office:value-type="float" office:value="0.857728610000272" calcext:value-type="float">
            <text:p>0.85772861</text:p>
          </table:table-cell>
          <table:table-cell table:formula="of:=[.B121]" office:value-type="float" office:value="0.857728610000272" calcext:value-type="float">
            <text:p>0.85772861</text:p>
          </table:table-cell>
          <table:table-cell table:formula="of:=[.B31]" office:value-type="float" office:value="0.242980179903264" calcext:value-type="float">
            <text:p>0.2429801799</text:p>
          </table:table-cell>
          <table:table-cell table:formula="of:=[.B74]" office:value-type="float" office:value="-0.956940335732209" calcext:value-type="float">
            <text:p>-0.9569403357</text:p>
          </table:table-cell>
          <table:table-cell table:formula="of:=([.C121] + 1) *[.$G$1]/2" office:value-type="float" office:value="59.4473155200087" calcext:value-type="float">
            <text:p>59.44731552</text:p>
          </table:table-cell>
          <table:table-cell table:formula="of:=([.D121] + 1) *[.$G$1]/2" office:value-type="float" office:value="39.7753657569044" calcext:value-type="float">
            <text:p>39.7753657569</text:p>
          </table:table-cell>
          <table:table-cell table:formula="of:=([.E121] + 1) *[.$G$1]/2" office:value-type="float" office:value="1.37790925656931" calcext:value-type="float">
            <text:p>1.3779092566</text:p>
          </table:table-cell>
          <table:table-cell table:formula="of:=INT([.F121])" office:value-type="float" office:value="59" calcext:value-type="float">
            <text:p>59</text:p>
          </table:table-cell>
          <table:table-cell table:formula="of:=INT([.G121])" office:value-type="float" office:value="39" calcext:value-type="float">
            <text:p>39</text:p>
          </table:table-cell>
          <table:table-cell table:formula="of:=INT([.H12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COS(2 * PI() * [.A122]/[.$B$2])" office:value-type="float" office:value="0.881921264348355" calcext:value-type="float">
            <text:p>0.8819212643</text:p>
          </table:table-cell>
          <table:table-cell table:formula="of:=[.B122]" office:value-type="float" office:value="0.881921264348355" calcext:value-type="float">
            <text:p>0.8819212643</text:p>
          </table:table-cell>
          <table:table-cell table:formula="of:=[.B32]" office:value-type="float" office:value="0.195090322016128" calcext:value-type="float">
            <text:p>0.195090322</text:p>
          </table:table-cell>
          <table:table-cell table:formula="of:=[.B75]" office:value-type="float" office:value="-0.941544065183021" calcext:value-type="float">
            <text:p>-0.9415440652</text:p>
          </table:table-cell>
          <table:table-cell table:formula="of:=([.C122] + 1) *[.$G$1]/2" office:value-type="float" office:value="60.2214804591474" calcext:value-type="float">
            <text:p>60.2214804591</text:p>
          </table:table-cell>
          <table:table-cell table:formula="of:=([.D122] + 1) *[.$G$1]/2" office:value-type="float" office:value="38.2428903045161" calcext:value-type="float">
            <text:p>38.2428903045</text:p>
          </table:table-cell>
          <table:table-cell table:formula="of:=([.E122] + 1) *[.$G$1]/2" office:value-type="float" office:value="1.87058991414333" calcext:value-type="float">
            <text:p>1.8705899141</text:p>
          </table:table-cell>
          <table:table-cell table:formula="of:=INT([.F122])" office:value-type="float" office:value="60" calcext:value-type="float">
            <text:p>60</text:p>
          </table:table-cell>
          <table:table-cell table:formula="of:=INT([.G122])" office:value-type="float" office:value="38" calcext:value-type="float">
            <text:p>38</text:p>
          </table:table-cell>
          <table:table-cell table:formula="of:=INT([.H12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COS(2 * PI() * [.A123]/[.$B$2])" office:value-type="float" office:value="0.903989293123443" calcext:value-type="float">
            <text:p>0.9039892931</text:p>
          </table:table-cell>
          <table:table-cell table:formula="of:=[.B123]" office:value-type="float" office:value="0.903989293123443" calcext:value-type="float">
            <text:p>0.9039892931</text:p>
          </table:table-cell>
          <table:table-cell table:formula="of:=[.B33]" office:value-type="float" office:value="0.146730474455362" calcext:value-type="float">
            <text:p>0.1467304745</text:p>
          </table:table-cell>
          <table:table-cell table:formula="of:=[.B76]" office:value-type="float" office:value="-0.923879532511287" calcext:value-type="float">
            <text:p>-0.9238795325</text:p>
          </table:table-cell>
          <table:table-cell table:formula="of:=([.C123] + 1) *[.$G$1]/2" office:value-type="float" office:value="60.9276573799502" calcext:value-type="float">
            <text:p>60.92765738</text:p>
          </table:table-cell>
          <table:table-cell table:formula="of:=([.D123] + 1) *[.$G$1]/2" office:value-type="float" office:value="36.6953751825716" calcext:value-type="float">
            <text:p>36.6953751826</text:p>
          </table:table-cell>
          <table:table-cell table:formula="of:=([.E123] + 1) *[.$G$1]/2" office:value-type="float" office:value="2.43585495963882" calcext:value-type="float">
            <text:p>2.4358549596</text:p>
          </table:table-cell>
          <table:table-cell table:formula="of:=INT([.F123])" office:value-type="float" office:value="60" calcext:value-type="float">
            <text:p>60</text:p>
          </table:table-cell>
          <table:table-cell table:formula="of:=INT([.G123])" office:value-type="float" office:value="36" calcext:value-type="float">
            <text:p>36</text:p>
          </table:table-cell>
          <table:table-cell table:formula="of:=INT([.H123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COS(2 * PI() * [.A124]/[.$B$2])" office:value-type="float" office:value="0.923879532511286" calcext:value-type="float">
            <text:p>0.9238795325</text:p>
          </table:table-cell>
          <table:table-cell table:formula="of:=[.B124]" office:value-type="float" office:value="0.923879532511286" calcext:value-type="float">
            <text:p>0.9238795325</text:p>
          </table:table-cell>
          <table:table-cell table:formula="of:=[.B34]" office:value-type="float" office:value="0.0980171403295608" calcext:value-type="float">
            <text:p>0.0980171403</text:p>
          </table:table-cell>
          <table:table-cell table:formula="of:=[.B77]" office:value-type="float" office:value="-0.903989293123443" calcext:value-type="float">
            <text:p>-0.9039892931</text:p>
          </table:table-cell>
          <table:table-cell table:formula="of:=([.C124] + 1) *[.$G$1]/2" office:value-type="float" office:value="61.5641450403612" calcext:value-type="float">
            <text:p>61.5641450404</text:p>
          </table:table-cell>
          <table:table-cell table:formula="of:=([.D124] + 1) *[.$G$1]/2" office:value-type="float" office:value="35.1365484905459" calcext:value-type="float">
            <text:p>35.1365484905</text:p>
          </table:table-cell>
          <table:table-cell table:formula="of:=([.E124] + 1) *[.$G$1]/2" office:value-type="float" office:value="3.07234262004981" calcext:value-type="float">
            <text:p>3.07234262</text:p>
          </table:table-cell>
          <table:table-cell table:formula="of:=INT([.F124])" office:value-type="float" office:value="61" calcext:value-type="float">
            <text:p>61</text:p>
          </table:table-cell>
          <table:table-cell table:formula="of:=INT([.G124])" office:value-type="float" office:value="35" calcext:value-type="float">
            <text:p>35</text:p>
          </table:table-cell>
          <table:table-cell table:formula="of:=INT([.H124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COS(2 * PI() * [.A125]/[.$B$2])" office:value-type="float" office:value="0.941544065183021" calcext:value-type="float">
            <text:p>0.9415440652</text:p>
          </table:table-cell>
          <table:table-cell table:formula="of:=[.B125]" office:value-type="float" office:value="0.941544065183021" calcext:value-type="float">
            <text:p>0.9415440652</text:p>
          </table:table-cell>
          <table:table-cell table:formula="of:=[.B35]" office:value-type="float" office:value="0.0490676743274181" calcext:value-type="float">
            <text:p>0.0490676743</text:p>
          </table:table-cell>
          <table:table-cell table:formula="of:=[.B78]" office:value-type="float" office:value="-0.881921264348355" calcext:value-type="float">
            <text:p>-0.8819212643</text:p>
          </table:table-cell>
          <table:table-cell table:formula="of:=([.C125] + 1) *[.$G$1]/2" office:value-type="float" office:value="62.1294100858567" calcext:value-type="float">
            <text:p>62.1294100859</text:p>
          </table:table-cell>
          <table:table-cell table:formula="of:=([.D125] + 1) *[.$G$1]/2" office:value-type="float" office:value="33.5701655784774" calcext:value-type="float">
            <text:p>33.5701655785</text:p>
          </table:table-cell>
          <table:table-cell table:formula="of:=([.E125] + 1) *[.$G$1]/2" office:value-type="float" office:value="3.77851954085264" calcext:value-type="float">
            <text:p>3.7785195409</text:p>
          </table:table-cell>
          <table:table-cell table:formula="of:=INT([.F125])" office:value-type="float" office:value="62" calcext:value-type="float">
            <text:p>62</text:p>
          </table:table-cell>
          <table:table-cell table:formula="of:=INT([.G125])" office:value-type="float" office:value="33" calcext:value-type="float">
            <text:p>33</text:p>
          </table:table-cell>
          <table:table-cell table:formula="of:=INT([.H125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COS(2 * PI() * [.A126]/[.$B$2])" office:value-type="float" office:value="0.956940335732209" calcext:value-type="float">
            <text:p>0.9569403357</text:p>
          </table:table-cell>
          <table:table-cell table:formula="of:=[.B126]" office:value-type="float" office:value="0.956940335732209" calcext:value-type="float">
            <text:p>0.9569403357</text:p>
          </table:table-cell>
          <table:table-cell table:formula="of:=[.B36]" office:value-type="float" office:value="6.12323399573677E-017" calcext:value-type="float">
            <text:p>6.12323399573677E-17</text:p>
          </table:table-cell>
          <table:table-cell table:formula="of:=[.B79]" office:value-type="float" office:value="-0.857728610000272" calcext:value-type="float">
            <text:p>-0.85772861</text:p>
          </table:table-cell>
          <table:table-cell table:formula="of:=([.C126] + 1) *[.$G$1]/2" office:value-type="float" office:value="62.6220907434307" calcext:value-type="float">
            <text:p>62.6220907434</text:p>
          </table:table-cell>
          <table:table-cell table:formula="of:=([.D126] + 1) *[.$G$1]/2" office:value-type="float" office:value="32" calcext:value-type="float">
            <text:p>32</text:p>
          </table:table-cell>
          <table:table-cell table:formula="of:=([.E126] + 1) *[.$G$1]/2" office:value-type="float" office:value="4.55268447999129" calcext:value-type="float">
            <text:p>4.55268448</text:p>
          </table:table-cell>
          <table:table-cell table:formula="of:=INT([.F126])" office:value-type="float" office:value="62" calcext:value-type="float">
            <text:p>62</text:p>
          </table:table-cell>
          <table:table-cell table:formula="of:=INT([.G126])" office:value-type="float" office:value="32" calcext:value-type="float">
            <text:p>32</text:p>
          </table:table-cell>
          <table:table-cell table:formula="of:=INT([.H126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COS(2 * PI() * [.A127]/[.$B$2])" office:value-type="float" office:value="0.970031253194544" calcext:value-type="float">
            <text:p>0.9700312532</text:p>
          </table:table-cell>
          <table:table-cell table:formula="of:=[.B127]" office:value-type="float" office:value="0.970031253194544" calcext:value-type="float">
            <text:p>0.9700312532</text:p>
          </table:table-cell>
          <table:table-cell table:formula="of:=[.B37]" office:value-type="float" office:value="-0.049067674327418" calcext:value-type="float">
            <text:p>-0.0490676743</text:p>
          </table:table-cell>
          <table:table-cell table:formula="of:=[.B80]" office:value-type="float" office:value="-0.831469612302545" calcext:value-type="float">
            <text:p>-0.8314696123</text:p>
          </table:table-cell>
          <table:table-cell table:formula="of:=([.C127] + 1) *[.$G$1]/2" office:value-type="float" office:value="63.0410001022254" calcext:value-type="float">
            <text:p>63.0410001022</text:p>
          </table:table-cell>
          <table:table-cell table:formula="of:=([.D127] + 1) *[.$G$1]/2" office:value-type="float" office:value="30.4298344215226" calcext:value-type="float">
            <text:p>30.4298344215</text:p>
          </table:table-cell>
          <table:table-cell table:formula="of:=([.E127] + 1) *[.$G$1]/2" office:value-type="float" office:value="5.39297240631855" calcext:value-type="float">
            <text:p>5.3929724063</text:p>
          </table:table-cell>
          <table:table-cell table:formula="of:=INT([.F127])" office:value-type="float" office:value="63" calcext:value-type="float">
            <text:p>63</text:p>
          </table:table-cell>
          <table:table-cell table:formula="of:=INT([.G127])" office:value-type="float" office:value="30" calcext:value-type="float">
            <text:p>30</text:p>
          </table:table-cell>
          <table:table-cell table:formula="of:=INT([.H12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COS(2 * PI() * [.A128]/[.$B$2])" office:value-type="float" office:value="0.98078528040323" calcext:value-type="float">
            <text:p>0.9807852804</text:p>
          </table:table-cell>
          <table:table-cell table:formula="of:=[.B128]" office:value-type="float" office:value="0.98078528040323" calcext:value-type="float">
            <text:p>0.9807852804</text:p>
          </table:table-cell>
          <table:table-cell table:formula="of:=[.B38]" office:value-type="float" office:value="-0.0980171403295607" calcext:value-type="float">
            <text:p>-0.0980171403</text:p>
          </table:table-cell>
          <table:table-cell table:formula="of:=[.B81]" office:value-type="float" office:value="-0.803207531480645" calcext:value-type="float">
            <text:p>-0.8032075315</text:p>
          </table:table-cell>
          <table:table-cell table:formula="of:=([.C128] + 1) *[.$G$1]/2" office:value-type="float" office:value="63.3851289729034" calcext:value-type="float">
            <text:p>63.3851289729</text:p>
          </table:table-cell>
          <table:table-cell table:formula="of:=([.D128] + 1) *[.$G$1]/2" office:value-type="float" office:value="28.8634515094541" calcext:value-type="float">
            <text:p>28.8634515095</text:p>
          </table:table-cell>
          <table:table-cell table:formula="of:=([.E128] + 1) *[.$G$1]/2" office:value-type="float" office:value="6.29735899261936" calcext:value-type="float">
            <text:p>6.2973589926</text:p>
          </table:table-cell>
          <table:table-cell table:formula="of:=INT([.F128])" office:value-type="float" office:value="63" calcext:value-type="float">
            <text:p>63</text:p>
          </table:table-cell>
          <table:table-cell table:formula="of:=INT([.G128])" office:value-type="float" office:value="28" calcext:value-type="float">
            <text:p>28</text:p>
          </table:table-cell>
          <table:table-cell table:formula="of:=INT([.H128]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COS(2 * PI() * [.A129]/[.$B$2])" office:value-type="float" office:value="0.989176509964781" calcext:value-type="float">
            <text:p>0.98917651</text:p>
          </table:table-cell>
          <table:table-cell table:formula="of:=[.B129]" office:value-type="float" office:value="0.989176509964781" calcext:value-type="float">
            <text:p>0.98917651</text:p>
          </table:table-cell>
          <table:table-cell table:formula="of:=[.B39]" office:value-type="float" office:value="-0.146730474455362" calcext:value-type="float">
            <text:p>-0.1467304745</text:p>
          </table:table-cell>
          <table:table-cell table:formula="of:=[.B82]" office:value-type="float" office:value="-0.773010453362737" calcext:value-type="float">
            <text:p>-0.7730104534</text:p>
          </table:table-cell>
          <table:table-cell table:formula="of:=([.C129] + 1) *[.$G$1]/2" office:value-type="float" office:value="63.653648318873" calcext:value-type="float">
            <text:p>63.6536483189</text:p>
          </table:table-cell>
          <table:table-cell table:formula="of:=([.D129] + 1) *[.$G$1]/2" office:value-type="float" office:value="27.3046248174284" calcext:value-type="float">
            <text:p>27.3046248174</text:p>
          </table:table-cell>
          <table:table-cell table:formula="of:=([.E129] + 1) *[.$G$1]/2" office:value-type="float" office:value="7.26366549239241" calcext:value-type="float">
            <text:p>7.2636654924</text:p>
          </table:table-cell>
          <table:table-cell table:formula="of:=INT([.F129])" office:value-type="float" office:value="63" calcext:value-type="float">
            <text:p>63</text:p>
          </table:table-cell>
          <table:table-cell table:formula="of:=INT([.G129])" office:value-type="float" office:value="27" calcext:value-type="float">
            <text:p>27</text:p>
          </table:table-cell>
          <table:table-cell table:formula="of:=INT([.H129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COS(2 * PI() * [.A130]/[.$B$2])" office:value-type="float" office:value="0.995184726672197" calcext:value-type="float">
            <text:p>0.9951847267</text:p>
          </table:table-cell>
          <table:table-cell table:formula="of:=[.B130]" office:value-type="float" office:value="0.995184726672197" calcext:value-type="float">
            <text:p>0.9951847267</text:p>
          </table:table-cell>
          <table:table-cell table:formula="of:=[.B40]" office:value-type="float" office:value="-0.195090322016128" calcext:value-type="float">
            <text:p>-0.195090322</text:p>
          </table:table-cell>
          <table:table-cell table:formula="of:=[.B83]" office:value-type="float" office:value="-0.740951125354959" calcext:value-type="float">
            <text:p>-0.7409511254</text:p>
          </table:table-cell>
          <table:table-cell table:formula="of:=([.C130] + 1) *[.$G$1]/2" office:value-type="float" office:value="63.8459112535103" calcext:value-type="float">
            <text:p>63.8459112535</text:p>
          </table:table-cell>
          <table:table-cell table:formula="of:=([.D130] + 1) *[.$G$1]/2" office:value-type="float" office:value="25.7571096954839" calcext:value-type="float">
            <text:p>25.7571096955</text:p>
          </table:table-cell>
          <table:table-cell table:formula="of:=([.E130] + 1) *[.$G$1]/2" office:value-type="float" office:value="8.28956398864131" calcext:value-type="float">
            <text:p>8.2895639886</text:p>
          </table:table-cell>
          <table:table-cell table:formula="of:=INT([.F130])" office:value-type="float" office:value="63" calcext:value-type="float">
            <text:p>63</text:p>
          </table:table-cell>
          <table:table-cell table:formula="of:=INT([.G130])" office:value-type="float" office:value="25" calcext:value-type="float">
            <text:p>25</text:p>
          </table:table-cell>
          <table:table-cell table:formula="of:=INT([.H130])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COS(2 * PI() * [.A131]/[.$B$2])" office:value-type="float" office:value="0.998795456205172" calcext:value-type="float">
            <text:p>0.9987954562</text:p>
          </table:table-cell>
          <table:table-cell table:formula="of:=[.B131]" office:value-type="float" office:value="0.998795456205172" calcext:value-type="float">
            <text:p>0.9987954562</text:p>
          </table:table-cell>
          <table:table-cell table:formula="of:=[.B41]" office:value-type="float" office:value="-0.242980179903264" calcext:value-type="float">
            <text:p>-0.2429801799</text:p>
          </table:table-cell>
          <table:table-cell table:formula="of:=[.B84]" office:value-type="float" office:value="-0.707106781186548" calcext:value-type="float">
            <text:p>-0.7071067812</text:p>
          </table:table-cell>
          <table:table-cell table:formula="of:=([.C131] + 1) *[.$G$1]/2" office:value-type="float" office:value="63.9614545985655" calcext:value-type="float">
            <text:p>63.9614545986</text:p>
          </table:table-cell>
          <table:table-cell table:formula="of:=([.D131] + 1) *[.$G$1]/2" office:value-type="float" office:value="24.2246342430956" calcext:value-type="float">
            <text:p>24.2246342431</text:p>
          </table:table-cell>
          <table:table-cell table:formula="of:=([.E131] + 1) *[.$G$1]/2" office:value-type="float" office:value="9.37258300203047" calcext:value-type="float">
            <text:p>9.372583002</text:p>
          </table:table-cell>
          <table:table-cell table:formula="of:=INT([.F131])" office:value-type="float" office:value="63" calcext:value-type="float">
            <text:p>63</text:p>
          </table:table-cell>
          <table:table-cell table:formula="of:=INT([.G131])" office:value-type="float" office:value="24" calcext:value-type="float">
            <text:p>24</text:p>
          </table:table-cell>
          <table:table-cell table:formula="of:=INT([.H131])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shall Taylor</meta:initial-creator>
    <meta:creation-date>2016-12-02T13:23:55.970000000</meta:creation-date>
    <dc:date>2016-12-02T15:22:09.484000000</dc:date>
    <dc:creator>Marshall Taylor</dc:creator>
    <meta:editing-duration>PT1H43M3S</meta:editing-duration>
    <meta:editing-cycles>1</meta:editing-cycles>
    <meta:document-statistic meta:table-count="1" meta:cell-count="1423" meta:object-count="0"/>
    <meta:generator>LibreOffice/5.0.5.2$Windows_x86 LibreOffice_project/55b006a02d247b5f7215fc6ea0fde844b30035b3</meta:generator>
  </office:meta>
</office:document-meta>
</file>